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3.067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 office:value-type="string">
            <text:p>Mesure effectuée le 31/03/2014 à 15:33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exl 116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itesse 0.1mm/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ction 0.17mm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02">
            <text:p>0,002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7">
            <text:p>0,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57.201843">
            <text:p>257,201843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43724">
            <text:p>0,04372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4.550446">
            <text:p>264,55044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44974">
            <text:p>0,04497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4.550446">
            <text:p>264,55044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44974">
            <text:p>0,04497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57.201843">
            <text:p>257,20184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43724">
            <text:p>0,04372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57.201843">
            <text:p>257,20184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3724">
            <text:p>0,04372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8.224762">
            <text:p>268,22476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45598">
            <text:p>0,04559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8.224762">
            <text:p>268,22476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45598">
            <text:p>0,04559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44349">
            <text:p>0,0443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68.224762">
            <text:p>268,22476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45598">
            <text:p>0,045598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268.224762">
            <text:p>268,22476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45598">
            <text:p>0,045598</text:p>
          </table:table-cell>
          <table:table-cell office:value-type="float" office:value="-0.002941">
            <text:p>-0,002941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44349">
            <text:p>0,044349</text:p>
          </table:table-cell>
          <table:table-cell office:value-type="float" office:value="-0.028824">
            <text:p>-0,028824</text:p>
          </table:table-cell>
          <table:table-cell table:number-columns-repeated="1019"/>
        </table:table-row>
        <table:table-row table:style-name="ro1">
          <table:table-cell office:value-type="float" office:value="260.87616">
            <text:p>260,87616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44349">
            <text:p>0,044349</text:p>
          </table:table-cell>
          <table:table-cell office:value-type="float" office:value="-0.028824">
            <text:p>-0,028824</text:p>
          </table:table-cell>
          <table:table-cell table:number-columns-repeated="1019"/>
        </table:table-row>
        <table:table-row table:style-name="ro1">
          <table:table-cell office:value-type="float" office:value="268.224762">
            <text:p>268,22476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45598">
            <text:p>0,045598</text:p>
          </table:table-cell>
          <table:table-cell office:value-type="float" office:value="-0.05">
            <text:p>-0,05</text:p>
          </table:table-cell>
          <table:table-cell table:number-columns-repeated="1019"/>
        </table:table-row>
        <table:table-row table:style-name="ro1">
          <table:table-cell office:value-type="float" office:value="268.224762">
            <text:p>268,22476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45598">
            <text:p>0,045598</text:p>
          </table:table-cell>
          <table:table-cell office:value-type="float" office:value="-0.05">
            <text:p>-0,05</text:p>
          </table:table-cell>
          <table:table-cell table:number-columns-repeated="1019"/>
        </table:table-row>
        <table:table-row table:style-name="ro1">
          <table:table-cell office:value-type="float" office:value="271.899078">
            <text:p>271,899078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046223">
            <text:p>0,046223</text:p>
          </table:table-cell>
          <table:table-cell office:value-type="float" office:value="-0.070882">
            <text:p>-0,070882</text:p>
          </table:table-cell>
          <table:table-cell table:number-columns-repeated="1019"/>
        </table:table-row>
        <table:table-row table:style-name="ro1">
          <table:table-cell office:value-type="float" office:value="271.899078">
            <text:p>271,89907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46223">
            <text:p>0,046223</text:p>
          </table:table-cell>
          <table:table-cell office:value-type="float" office:value="-0.070882">
            <text:p>-0,070882</text:p>
          </table:table-cell>
          <table:table-cell table:number-columns-repeated="1019"/>
        </table:table-row>
        <table:table-row table:style-name="ro1">
          <table:table-cell office:value-type="float" office:value="282.922028">
            <text:p>282,92202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48097">
            <text:p>0,048097</text:p>
          </table:table-cell>
          <table:table-cell office:value-type="float" office:value="-0.091471">
            <text:p>-0,091471</text:p>
          </table:table-cell>
          <table:table-cell table:number-columns-repeated="1019"/>
        </table:table-row>
        <table:table-row table:style-name="ro1">
          <table:table-cell office:value-type="float" office:value="282.922028">
            <text:p>282,92202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48097">
            <text:p>0,048097</text:p>
          </table:table-cell>
          <table:table-cell office:value-type="float" office:value="-0.091471">
            <text:p>-0,091471</text:p>
          </table:table-cell>
          <table:table-cell table:number-columns-repeated="1019"/>
        </table:table-row>
        <table:table-row table:style-name="ro1">
          <table:table-cell office:value-type="float" office:value="290.27063">
            <text:p>290,2706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49346">
            <text:p>0,049346</text:p>
          </table:table-cell>
          <table:table-cell office:value-type="float" office:value="-0.114412">
            <text:p>-0,114412</text:p>
          </table:table-cell>
          <table:table-cell table:number-columns-repeated="1019"/>
        </table:table-row>
        <table:table-row table:style-name="ro1">
          <table:table-cell office:value-type="float" office:value="290.27063">
            <text:p>290,2706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49346">
            <text:p>0,049346</text:p>
          </table:table-cell>
          <table:table-cell office:value-type="float" office:value="-0.114412">
            <text:p>-0,114412</text:p>
          </table:table-cell>
          <table:table-cell table:number-columns-repeated="1019"/>
        </table:table-row>
        <table:table-row table:style-name="ro1">
          <table:table-cell office:value-type="float" office:value="293.944946">
            <text:p>293,94494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49971">
            <text:p>0,049971</text:p>
          </table:table-cell>
          <table:table-cell office:value-type="float" office:value="-0.134706">
            <text:p>-0,134706</text:p>
          </table:table-cell>
          <table:table-cell table:number-columns-repeated="1019"/>
        </table:table-row>
        <table:table-row table:style-name="ro1">
          <table:table-cell office:value-type="float" office:value="293.944946">
            <text:p>293,94494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49971">
            <text:p>0,049971</text:p>
          </table:table-cell>
          <table:table-cell office:value-type="float" office:value="-0.134706">
            <text:p>-0,134706</text:p>
          </table:table-cell>
          <table:table-cell table:number-columns-repeated="1019"/>
        </table:table-row>
        <table:table-row table:style-name="ro1">
          <table:table-cell office:value-type="float" office:value="304.967896">
            <text:p>304,96789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51845">
            <text:p>0,051845</text:p>
          </table:table-cell>
          <table:table-cell office:value-type="float" office:value="-0.154118">
            <text:p>-0,154118</text:p>
          </table:table-cell>
          <table:table-cell table:number-columns-repeated="1019"/>
        </table:table-row>
        <table:table-row table:style-name="ro1">
          <table:table-cell office:value-type="float" office:value="304.967896">
            <text:p>304,96789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51845">
            <text:p>0,051845</text:p>
          </table:table-cell>
          <table:table-cell office:value-type="float" office:value="-0.154118">
            <text:p>-0,154118</text:p>
          </table:table-cell>
          <table:table-cell table:number-columns-repeated="1019"/>
        </table:table-row>
        <table:table-row table:style-name="ro1">
          <table:table-cell office:value-type="float" office:value="315.990814">
            <text:p>315,99081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3718">
            <text:p>0,053718</text:p>
          </table:table-cell>
          <table:table-cell office:value-type="float" office:value="-0.174706">
            <text:p>-0,174706</text:p>
          </table:table-cell>
          <table:table-cell table:number-columns-repeated="1019"/>
        </table:table-row>
        <table:table-row table:style-name="ro1">
          <table:table-cell office:value-type="float" office:value="315.990814">
            <text:p>315,99081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53718">
            <text:p>0,053718</text:p>
          </table:table-cell>
          <table:table-cell office:value-type="float" office:value="-0.174706">
            <text:p>-0,174706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53094">
            <text:p>0,053094</text:p>
          </table:table-cell>
          <table:table-cell office:value-type="float" office:value="-0.194412">
            <text:p>-0,194412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53094">
            <text:p>0,053094</text:p>
          </table:table-cell>
          <table:table-cell office:value-type="float" office:value="-0.194412">
            <text:p>-0,194412</text:p>
          </table:table-cell>
          <table:table-cell table:number-columns-repeated="1019"/>
        </table:table-row>
        <table:table-row table:style-name="ro1">
          <table:table-cell office:value-type="float" office:value="330.68808">
            <text:p>330,68808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56217">
            <text:p>0,056217</text:p>
          </table:table-cell>
          <table:table-cell office:value-type="float" office:value="-0.213529">
            <text:p>-0,213529</text:p>
          </table:table-cell>
          <table:table-cell table:number-columns-repeated="1019"/>
        </table:table-row>
        <table:table-row table:style-name="ro1">
          <table:table-cell office:value-type="float" office:value="330.68808">
            <text:p>330,68808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56217">
            <text:p>0,056217</text:p>
          </table:table-cell>
          <table:table-cell office:value-type="float" office:value="-0.213529">
            <text:p>-0,213529</text:p>
          </table:table-cell>
          <table:table-cell table:number-columns-repeated="1019"/>
        </table:table-row>
        <table:table-row table:style-name="ro1">
          <table:table-cell office:value-type="float" office:value="330.68808">
            <text:p>330,6880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56217">
            <text:p>0,056217</text:p>
          </table:table-cell>
          <table:table-cell office:value-type="float" office:value="-0.234412">
            <text:p>-0,234412</text:p>
          </table:table-cell>
          <table:table-cell table:number-columns-repeated="1019"/>
        </table:table-row>
        <table:table-row table:style-name="ro1">
          <table:table-cell office:value-type="float" office:value="330.68808">
            <text:p>330,6880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6217">
            <text:p>0,056217</text:p>
          </table:table-cell>
          <table:table-cell office:value-type="float" office:value="-0.234412">
            <text:p>-0,234412</text:p>
          </table:table-cell>
          <table:table-cell table:number-columns-repeated="1019"/>
        </table:table-row>
        <table:table-row table:style-name="ro1">
          <table:table-cell office:value-type="float" office:value="323.339447">
            <text:p>323,33944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54968">
            <text:p>0,054968</text:p>
          </table:table-cell>
          <table:table-cell office:value-type="float" office:value="-0.253529">
            <text:p>-0,253529</text:p>
          </table:table-cell>
          <table:table-cell table:number-columns-repeated="1019"/>
        </table:table-row>
        <table:table-row table:style-name="ro1">
          <table:table-cell office:value-type="float" office:value="323.339447">
            <text:p>323,33944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54968">
            <text:p>0,054968</text:p>
          </table:table-cell>
          <table:table-cell office:value-type="float" office:value="-0.253529">
            <text:p>-0,253529</text:p>
          </table:table-cell>
          <table:table-cell table:number-columns-repeated="1019"/>
        </table:table-row>
        <table:table-row table:style-name="ro1">
          <table:table-cell office:value-type="float" office:value="334.362396">
            <text:p>334,36239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56842">
            <text:p>0,056842</text:p>
          </table:table-cell>
          <table:table-cell office:value-type="float" office:value="-0.272353">
            <text:p>-0,272353</text:p>
          </table:table-cell>
          <table:table-cell table:number-columns-repeated="1019"/>
        </table:table-row>
        <table:table-row table:style-name="ro1">
          <table:table-cell office:value-type="float" office:value="334.362396">
            <text:p>334,36239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0.272353">
            <text:p>-0,272353</text:p>
          </table:table-cell>
          <table:table-cell table:number-columns-repeated="1019"/>
        </table:table-row>
        <table:table-row table:style-name="ro1">
          <table:table-cell office:value-type="float" office:value="327.013763">
            <text:p>327,01376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5592">
            <text:p>0,055592</text:p>
          </table:table-cell>
          <table:table-cell office:value-type="float" office:value="-0.292059">
            <text:p>-0,292059</text:p>
          </table:table-cell>
          <table:table-cell table:number-columns-repeated="1019"/>
        </table:table-row>
        <table:table-row table:style-name="ro1">
          <table:table-cell office:value-type="float" office:value="327.013763">
            <text:p>327,01376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5592">
            <text:p>0,055592</text:p>
          </table:table-cell>
          <table:table-cell office:value-type="float" office:value="-0.292059">
            <text:p>-0,292059</text:p>
          </table:table-cell>
          <table:table-cell table:number-columns-repeated="1019"/>
        </table:table-row>
        <table:table-row table:style-name="ro1">
          <table:table-cell office:value-type="float" office:value="330.68808">
            <text:p>330,6880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6217">
            <text:p>0,056217</text:p>
          </table:table-cell>
          <table:table-cell office:value-type="float" office:value="-0.311471">
            <text:p>-0,311471</text:p>
          </table:table-cell>
          <table:table-cell table:number-columns-repeated="1019"/>
        </table:table-row>
        <table:table-row table:style-name="ro1">
          <table:table-cell office:value-type="float" office:value="330.68808">
            <text:p>330,6880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56217">
            <text:p>0,056217</text:p>
          </table:table-cell>
          <table:table-cell office:value-type="float" office:value="-0.311471">
            <text:p>-0,311471</text:p>
          </table:table-cell>
          <table:table-cell table:number-columns-repeated="1019"/>
        </table:table-row>
        <table:table-row table:style-name="ro1">
          <table:table-cell office:value-type="float" office:value="330.68808">
            <text:p>330,6880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6217">
            <text:p>0,056217</text:p>
          </table:table-cell>
          <table:table-cell office:value-type="float" office:value="-0.330588">
            <text:p>-0,330588</text:p>
          </table:table-cell>
          <table:table-cell table:number-columns-repeated="1019"/>
        </table:table-row>
        <table:table-row table:style-name="ro1">
          <table:table-cell office:value-type="float" office:value="330.68808">
            <text:p>330,6880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56217">
            <text:p>0,056217</text:p>
          </table:table-cell>
          <table:table-cell office:value-type="float" office:value="-0.330588">
            <text:p>-0,330588</text:p>
          </table:table-cell>
          <table:table-cell table:number-columns-repeated="1019"/>
        </table:table-row>
        <table:table-row table:style-name="ro1">
          <table:table-cell office:value-type="float" office:value="334.362396">
            <text:p>334,362396</text:p>
          </table:table-cell>
          <table:table-cell office:value-type="float" office:value="-0.003225">
            <text:p>-0,003225</text:p>
          </table:table-cell>
          <table:table-cell office:value-type="float" office:value="-0.0032">
            <text:p>-0,0032</text:p>
          </table:table-cell>
          <table:table-cell office:value-type="float" office:value="0.056842">
            <text:p>0,056842</text:p>
          </table:table-cell>
          <table:table-cell office:value-type="float" office:value="-0.351765">
            <text:p>-0,351765</text:p>
          </table:table-cell>
          <table:table-cell table:number-columns-repeated="1019"/>
        </table:table-row>
        <table:table-row table:style-name="ro1">
          <table:table-cell office:value-type="float" office:value="334.362396">
            <text:p>334,36239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56842">
            <text:p>0,056842</text:p>
          </table:table-cell>
          <table:table-cell office:value-type="float" office:value="-0.351765">
            <text:p>-0,351765</text:p>
          </table:table-cell>
          <table:table-cell table:number-columns-repeated="1019"/>
        </table:table-row>
        <table:table-row table:style-name="ro1">
          <table:table-cell office:value-type="float" office:value="338.036713">
            <text:p>338,03671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57466">
            <text:p>0,057466</text:p>
          </table:table-cell>
          <table:table-cell office:value-type="float" office:value="-0.371176">
            <text:p>-0,371176</text:p>
          </table:table-cell>
          <table:table-cell table:number-columns-repeated="1019"/>
        </table:table-row>
        <table:table-row table:style-name="ro1">
          <table:table-cell office:value-type="float" office:value="338.036713">
            <text:p>338,03671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57466">
            <text:p>0,057466</text:p>
          </table:table-cell>
          <table:table-cell office:value-type="float" office:value="-0.371176">
            <text:p>-0,371176</text:p>
          </table:table-cell>
          <table:table-cell table:number-columns-repeated="1019"/>
        </table:table-row>
        <table:table-row table:style-name="ro1">
          <table:table-cell office:value-type="float" office:value="330.68808">
            <text:p>330,68808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56217">
            <text:p>0,056217</text:p>
          </table:table-cell>
          <table:table-cell office:value-type="float" office:value="-0.391765">
            <text:p>-0,391765</text:p>
          </table:table-cell>
          <table:table-cell table:number-columns-repeated="1019"/>
        </table:table-row>
        <table:table-row table:style-name="ro1">
          <table:table-cell office:value-type="float" office:value="330.68808">
            <text:p>330,6880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6217">
            <text:p>0,056217</text:p>
          </table:table-cell>
          <table:table-cell office:value-type="float" office:value="-0.391765">
            <text:p>-0,391765</text:p>
          </table:table-cell>
          <table:table-cell table:number-columns-repeated="1019"/>
        </table:table-row>
        <table:table-row table:style-name="ro1">
          <table:table-cell office:value-type="float" office:value="338.036713">
            <text:p>338,036713</text:p>
          </table:table-cell>
          <table:table-cell office:value-type="float" office:value="-0.003232">
            <text:p>-0,003232</text:p>
          </table:table-cell>
          <table:table-cell office:value-type="float" office:value="-0.003191">
            <text:p>-0,003191</text:p>
          </table:table-cell>
          <table:table-cell office:value-type="float" office:value="0.057466">
            <text:p>0,057466</text:p>
          </table:table-cell>
          <table:table-cell office:value-type="float" office:value="-0.409412">
            <text:p>-0,409412</text:p>
          </table:table-cell>
          <table:table-cell table:number-columns-repeated="1019"/>
        </table:table-row>
        <table:table-row table:style-name="ro1">
          <table:table-cell office:value-type="float" office:value="338.036713">
            <text:p>338,03671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57466">
            <text:p>0,057466</text:p>
          </table:table-cell>
          <table:table-cell office:value-type="float" office:value="-0.428235">
            <text:p>-0,428235</text:p>
          </table:table-cell>
          <table:table-cell table:number-columns-repeated="1019"/>
        </table:table-row>
        <table:table-row table:style-name="ro1">
          <table:table-cell office:value-type="float" office:value="345.385315">
            <text:p>345,385315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58716">
            <text:p>0,058716</text:p>
          </table:table-cell>
          <table:table-cell office:value-type="float" office:value="-0.428235">
            <text:p>-0,428235</text:p>
          </table:table-cell>
          <table:table-cell table:number-columns-repeated="1019"/>
        </table:table-row>
        <table:table-row table:style-name="ro1">
          <table:table-cell office:value-type="float" office:value="345.385315">
            <text:p>345,38531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8716">
            <text:p>0,058716</text:p>
          </table:table-cell>
          <table:table-cell office:value-type="float" office:value="-0.447059">
            <text:p>-0,447059</text:p>
          </table:table-cell>
          <table:table-cell table:number-columns-repeated="1019"/>
        </table:table-row>
        <table:table-row table:style-name="ro1">
          <table:table-cell office:value-type="float" office:value="352.733948">
            <text:p>352,73394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9965">
            <text:p>0,059965</text:p>
          </table:table-cell>
          <table:table-cell office:value-type="float" office:value="-0.447059">
            <text:p>-0,447059</text:p>
          </table:table-cell>
          <table:table-cell table:number-columns-repeated="1019"/>
        </table:table-row>
        <table:table-row table:style-name="ro1">
          <table:table-cell office:value-type="float" office:value="363.756866">
            <text:p>363,75686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61839">
            <text:p>0,061839</text:p>
          </table:table-cell>
          <table:table-cell office:value-type="float" office:value="-0.466176">
            <text:p>-0,466176</text:p>
          </table:table-cell>
          <table:table-cell table:number-columns-repeated="1019"/>
        </table:table-row>
        <table:table-row table:style-name="ro1">
          <table:table-cell office:value-type="float" office:value="363.756866">
            <text:p>363,756866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61839">
            <text:p>0,061839</text:p>
          </table:table-cell>
          <table:table-cell office:value-type="float" office:value="-0.466176">
            <text:p>-0,466176</text:p>
          </table:table-cell>
          <table:table-cell table:number-columns-repeated="1019"/>
        </table:table-row>
        <table:table-row table:style-name="ro1">
          <table:table-cell office:value-type="float" office:value="367.431183">
            <text:p>367,431183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62463">
            <text:p>0,062463</text:p>
          </table:table-cell>
          <table:table-cell office:value-type="float" office:value="-0.485882">
            <text:p>-0,485882</text:p>
          </table:table-cell>
          <table:table-cell table:number-columns-repeated="1019"/>
        </table:table-row>
        <table:table-row table:style-name="ro1">
          <table:table-cell office:value-type="float" office:value="367.431183">
            <text:p>367,43118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2463">
            <text:p>0,062463</text:p>
          </table:table-cell>
          <table:table-cell office:value-type="float" office:value="-0.485882">
            <text:p>-0,485882</text:p>
          </table:table-cell>
          <table:table-cell table:number-columns-repeated="1019"/>
        </table:table-row>
        <table:table-row table:style-name="ro1">
          <table:table-cell office:value-type="float" office:value="378.454132">
            <text:p>378,454132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064337">
            <text:p>0,064337</text:p>
          </table:table-cell>
          <table:table-cell office:value-type="float" office:value="-0.505">
            <text:p>-0,505</text:p>
          </table:table-cell>
          <table:table-cell table:number-columns-repeated="1019"/>
        </table:table-row>
        <table:table-row table:style-name="ro1">
          <table:table-cell office:value-type="float" office:value="378.454132">
            <text:p>378,45413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64337">
            <text:p>0,064337</text:p>
          </table:table-cell>
          <table:table-cell office:value-type="float" office:value="-0.505">
            <text:p>-0,505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63713">
            <text:p>0,063713</text:p>
          </table:table-cell>
          <table:table-cell office:value-type="float" office:value="-0.524118">
            <text:p>-0,524118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63713">
            <text:p>0,063713</text:p>
          </table:table-cell>
          <table:table-cell office:value-type="float" office:value="-0.524118">
            <text:p>-0,524118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63713">
            <text:p>0,063713</text:p>
          </table:table-cell>
          <table:table-cell office:value-type="float" office:value="-0.542941">
            <text:p>-0,542941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3713">
            <text:p>0,063713</text:p>
          </table:table-cell>
          <table:table-cell office:value-type="float" office:value="-0.542941">
            <text:p>-0,542941</text:p>
          </table:table-cell>
          <table:table-cell table:number-columns-repeated="1019"/>
        </table:table-row>
        <table:table-row table:style-name="ro1">
          <table:table-cell office:value-type="float" office:value="385.802765">
            <text:p>385,80276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65586">
            <text:p>0,065586</text:p>
          </table:table-cell>
          <table:table-cell office:value-type="float" office:value="-0.562059">
            <text:p>-0,562059</text:p>
          </table:table-cell>
          <table:table-cell table:number-columns-repeated="1019"/>
        </table:table-row>
        <table:table-row table:style-name="ro1">
          <table:table-cell office:value-type="float" office:value="385.802765">
            <text:p>385,80276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65586">
            <text:p>0,065586</text:p>
          </table:table-cell>
          <table:table-cell office:value-type="float" office:value="-0.562059">
            <text:p>-0,562059</text:p>
          </table:table-cell>
          <table:table-cell table:number-columns-repeated="1019"/>
        </table:table-row>
        <table:table-row table:style-name="ro1">
          <table:table-cell office:value-type="float" office:value="382.128448">
            <text:p>382,12844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64962">
            <text:p>0,064962</text:p>
          </table:table-cell>
          <table:table-cell office:value-type="float" office:value="-0.583529">
            <text:p>-0,583529</text:p>
          </table:table-cell>
          <table:table-cell table:number-columns-repeated="1019"/>
        </table:table-row>
        <table:table-row table:style-name="ro1">
          <table:table-cell office:value-type="float" office:value="382.128448">
            <text:p>382,12844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64962">
            <text:p>0,064962</text:p>
          </table:table-cell>
          <table:table-cell office:value-type="float" office:value="-0.583529">
            <text:p>-0,583529</text:p>
          </table:table-cell>
          <table:table-cell table:number-columns-repeated="1019"/>
        </table:table-row>
        <table:table-row table:style-name="ro1">
          <table:table-cell office:value-type="float" office:value="404.174316">
            <text:p>404,17431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6871">
            <text:p>0,06871</text:p>
          </table:table-cell>
          <table:table-cell office:value-type="float" office:value="-0.602353">
            <text:p>-0,602353</text:p>
          </table:table-cell>
          <table:table-cell table:number-columns-repeated="1019"/>
        </table:table-row>
        <table:table-row table:style-name="ro1">
          <table:table-cell office:value-type="float" office:value="404.174316">
            <text:p>404,17431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6871">
            <text:p>0,06871</text:p>
          </table:table-cell>
          <table:table-cell office:value-type="float" office:value="-0.602353">
            <text:p>-0,602353</text:p>
          </table:table-cell>
          <table:table-cell table:number-columns-repeated="1019"/>
        </table:table-row>
        <table:table-row table:style-name="ro1">
          <table:table-cell office:value-type="float" office:value="396.825684">
            <text:p>396,82568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6746">
            <text:p>0,06746</text:p>
          </table:table-cell>
          <table:table-cell office:value-type="float" office:value="-0.621765">
            <text:p>-0,621765</text:p>
          </table:table-cell>
          <table:table-cell table:number-columns-repeated="1019"/>
        </table:table-row>
        <table:table-row table:style-name="ro1">
          <table:table-cell office:value-type="float" office:value="396.825684">
            <text:p>396,82568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6746">
            <text:p>0,06746</text:p>
          </table:table-cell>
          <table:table-cell office:value-type="float" office:value="-0.621765">
            <text:p>-0,621765</text:p>
          </table:table-cell>
          <table:table-cell table:number-columns-repeated="1019"/>
        </table:table-row>
        <table:table-row table:style-name="ro1">
          <table:table-cell office:value-type="float" office:value="407.848633">
            <text:p>407,84863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69334">
            <text:p>0,069334</text:p>
          </table:table-cell>
          <table:table-cell office:value-type="float" office:value="-0.640882">
            <text:p>-0,640882</text:p>
          </table:table-cell>
          <table:table-cell table:number-columns-repeated="1019"/>
        </table:table-row>
        <table:table-row table:style-name="ro1">
          <table:table-cell office:value-type="float" office:value="407.848633">
            <text:p>407,84863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69334">
            <text:p>0,069334</text:p>
          </table:table-cell>
          <table:table-cell office:value-type="float" office:value="-0.640882">
            <text:p>-0,640882</text:p>
          </table:table-cell>
          <table:table-cell table:number-columns-repeated="1019"/>
        </table:table-row>
        <table:table-row table:style-name="ro1">
          <table:table-cell office:value-type="float" office:value="422.545868">
            <text:p>422,54586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71833">
            <text:p>0,071833</text:p>
          </table:table-cell>
          <table:table-cell office:value-type="float" office:value="-0.661176">
            <text:p>-0,661176</text:p>
          </table:table-cell>
          <table:table-cell table:number-columns-repeated="1019"/>
        </table:table-row>
        <table:table-row table:style-name="ro1">
          <table:table-cell office:value-type="float" office:value="422.545868">
            <text:p>422,54586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71833">
            <text:p>0,071833</text:p>
          </table:table-cell>
          <table:table-cell office:value-type="float" office:value="-0.661176">
            <text:p>-0,661176</text:p>
          </table:table-cell>
          <table:table-cell table:number-columns-repeated="1019"/>
        </table:table-row>
        <table:table-row table:style-name="ro1">
          <table:table-cell office:value-type="float" office:value="429.894501">
            <text:p>429,89450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73082">
            <text:p>0,073082</text:p>
          </table:table-cell>
          <table:table-cell office:value-type="float" office:value="-0.681765">
            <text:p>-0,681765</text:p>
          </table:table-cell>
          <table:table-cell table:number-columns-repeated="1019"/>
        </table:table-row>
        <table:table-row table:style-name="ro1">
          <table:table-cell office:value-type="float" office:value="429.894501">
            <text:p>429,89450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3082">
            <text:p>0,073082</text:p>
          </table:table-cell>
          <table:table-cell office:value-type="float" office:value="-0.681765">
            <text:p>-0,681765</text:p>
          </table:table-cell>
          <table:table-cell table:number-columns-repeated="1019"/>
        </table:table-row>
        <table:table-row table:style-name="ro1">
          <table:table-cell office:value-type="float" office:value="433.568817">
            <text:p>433,56881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3707">
            <text:p>0,073707</text:p>
          </table:table-cell>
          <table:table-cell office:value-type="float" office:value="-0.700882">
            <text:p>-0,700882</text:p>
          </table:table-cell>
          <table:table-cell table:number-columns-repeated="1019"/>
        </table:table-row>
        <table:table-row table:style-name="ro1">
          <table:table-cell office:value-type="float" office:value="433.568817">
            <text:p>433,56881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73707">
            <text:p>0,073707</text:p>
          </table:table-cell>
          <table:table-cell office:value-type="float" office:value="-0.700882">
            <text:p>-0,700882</text:p>
          </table:table-cell>
          <table:table-cell table:number-columns-repeated="1019"/>
        </table:table-row>
        <table:table-row table:style-name="ro1">
          <table:table-cell office:value-type="float" office:value="444.591736">
            <text:p>444,591736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075581">
            <text:p>0,075581</text:p>
          </table:table-cell>
          <table:table-cell office:value-type="float" office:value="-0.720588">
            <text:p>-0,720588</text:p>
          </table:table-cell>
          <table:table-cell table:number-columns-repeated="1019"/>
        </table:table-row>
        <table:table-row table:style-name="ro1">
          <table:table-cell office:value-type="float" office:value="444.591736">
            <text:p>444,59173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5581">
            <text:p>0,075581</text:p>
          </table:table-cell>
          <table:table-cell office:value-type="float" office:value="-0.720588">
            <text:p>-0,720588</text:p>
          </table:table-cell>
          <table:table-cell table:number-columns-repeated="1019"/>
        </table:table-row>
        <table:table-row table:style-name="ro1">
          <table:table-cell office:value-type="float" office:value="459.289001">
            <text:p>459,28900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8079">
            <text:p>0,078079</text:p>
          </table:table-cell>
          <table:table-cell office:value-type="float" office:value="-0.743529">
            <text:p>-0,743529</text:p>
          </table:table-cell>
          <table:table-cell table:number-columns-repeated="1019"/>
        </table:table-row>
        <table:table-row table:style-name="ro1">
          <table:table-cell office:value-type="float" office:value="459.289001">
            <text:p>459,28900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78079">
            <text:p>0,078079</text:p>
          </table:table-cell>
          <table:table-cell office:value-type="float" office:value="-0.743529">
            <text:p>-0,743529</text:p>
          </table:table-cell>
          <table:table-cell table:number-columns-repeated="1019"/>
        </table:table-row>
        <table:table-row table:style-name="ro1">
          <table:table-cell office:value-type="float" office:value="455.614685">
            <text:p>455,61468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77454">
            <text:p>0,077454</text:p>
          </table:table-cell>
          <table:table-cell office:value-type="float" office:value="-0.762647">
            <text:p>-0,762647</text:p>
          </table:table-cell>
          <table:table-cell table:number-columns-repeated="1019"/>
        </table:table-row>
        <table:table-row table:style-name="ro1">
          <table:table-cell office:value-type="float" office:value="455.614685">
            <text:p>455,61468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77454">
            <text:p>0,077454</text:p>
          </table:table-cell>
          <table:table-cell office:value-type="float" office:value="-0.762647">
            <text:p>-0,762647</text:p>
          </table:table-cell>
          <table:table-cell table:number-columns-repeated="1019"/>
        </table:table-row>
        <table:table-row table:style-name="ro1">
          <table:table-cell office:value-type="float" office:value="459.289001">
            <text:p>459,28900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78079">
            <text:p>0,078079</text:p>
          </table:table-cell>
          <table:table-cell office:value-type="float" office:value="-0.781471">
            <text:p>-0,781471</text:p>
          </table:table-cell>
          <table:table-cell table:number-columns-repeated="1019"/>
        </table:table-row>
        <table:table-row table:style-name="ro1">
          <table:table-cell office:value-type="float" office:value="459.289001">
            <text:p>459,28900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78079">
            <text:p>0,078079</text:p>
          </table:table-cell>
          <table:table-cell office:value-type="float" office:value="-0.781471">
            <text:p>-0,781471</text:p>
          </table:table-cell>
          <table:table-cell table:number-columns-repeated="1019"/>
        </table:table-row>
        <table:table-row table:style-name="ro1">
          <table:table-cell office:value-type="float" office:value="466.637604">
            <text:p>466,63760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79328">
            <text:p>0,079328</text:p>
          </table:table-cell>
          <table:table-cell office:value-type="float" office:value="-0.801176">
            <text:p>-0,801176</text:p>
          </table:table-cell>
          <table:table-cell table:number-columns-repeated="1019"/>
        </table:table-row>
        <table:table-row table:style-name="ro1">
          <table:table-cell office:value-type="float" office:value="466.637604">
            <text:p>466,63760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9328">
            <text:p>0,079328</text:p>
          </table:table-cell>
          <table:table-cell office:value-type="float" office:value="-0.801176">
            <text:p>-0,801176</text:p>
          </table:table-cell>
          <table:table-cell table:number-columns-repeated="1019"/>
        </table:table-row>
        <table:table-row table:style-name="ro1">
          <table:table-cell office:value-type="float" office:value="488.683472">
            <text:p>488,683472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083076">
            <text:p>0,083076</text:p>
          </table:table-cell>
          <table:table-cell office:value-type="float" office:value="-0.822059">
            <text:p>-0,822059</text:p>
          </table:table-cell>
          <table:table-cell table:number-columns-repeated="1019"/>
        </table:table-row>
        <table:table-row table:style-name="ro1">
          <table:table-cell office:value-type="float" office:value="488.683472">
            <text:p>488,68347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83076">
            <text:p>0,083076</text:p>
          </table:table-cell>
          <table:table-cell office:value-type="float" office:value="-0.822059">
            <text:p>-0,822059</text:p>
          </table:table-cell>
          <table:table-cell table:number-columns-repeated="1019"/>
        </table:table-row>
        <table:table-row table:style-name="ro1">
          <table:table-cell office:value-type="float" office:value="492.357788">
            <text:p>492,35778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3701">
            <text:p>0,083701</text:p>
          </table:table-cell>
          <table:table-cell office:value-type="float" office:value="-0.841471">
            <text:p>-0,841471</text:p>
          </table:table-cell>
          <table:table-cell table:number-columns-repeated="1019"/>
        </table:table-row>
        <table:table-row table:style-name="ro1">
          <table:table-cell office:value-type="float" office:value="492.357788">
            <text:p>492,35778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83701">
            <text:p>0,083701</text:p>
          </table:table-cell>
          <table:table-cell office:value-type="float" office:value="-0.841471">
            <text:p>-0,841471</text:p>
          </table:table-cell>
          <table:table-cell table:number-columns-repeated="1019"/>
        </table:table-row>
        <table:table-row table:style-name="ro1">
          <table:table-cell office:value-type="float" office:value="496.032104">
            <text:p>496,03210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84325">
            <text:p>0,084325</text:p>
          </table:table-cell>
          <table:table-cell office:value-type="float" office:value="-0.860882">
            <text:p>-0,860882</text:p>
          </table:table-cell>
          <table:table-cell table:number-columns-repeated="1019"/>
        </table:table-row>
        <table:table-row table:style-name="ro1">
          <table:table-cell office:value-type="float" office:value="496.032104">
            <text:p>496,03210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4325">
            <text:p>0,084325</text:p>
          </table:table-cell>
          <table:table-cell office:value-type="float" office:value="-0.860882">
            <text:p>-0,860882</text:p>
          </table:table-cell>
          <table:table-cell table:number-columns-repeated="1019"/>
        </table:table-row>
        <table:table-row table:style-name="ro1">
          <table:table-cell office:value-type="float" office:value="507.055054">
            <text:p>507,05505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86199">
            <text:p>0,086199</text:p>
          </table:table-cell>
          <table:table-cell office:value-type="float" office:value="-0.880588">
            <text:p>-0,880588</text:p>
          </table:table-cell>
          <table:table-cell table:number-columns-repeated="1019"/>
        </table:table-row>
        <table:table-row table:style-name="ro1">
          <table:table-cell office:value-type="float" office:value="507.055054">
            <text:p>507,05505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86199">
            <text:p>0,086199</text:p>
          </table:table-cell>
          <table:table-cell office:value-type="float" office:value="-0.880588">
            <text:p>-0,880588</text:p>
          </table:table-cell>
          <table:table-cell table:number-columns-repeated="1019"/>
        </table:table-row>
        <table:table-row table:style-name="ro1">
          <table:table-cell office:value-type="float" office:value="510.72937">
            <text:p>510,72937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86824">
            <text:p>0,086824</text:p>
          </table:table-cell>
          <table:table-cell office:value-type="float" office:value="-0.901765">
            <text:p>-0,901765</text:p>
          </table:table-cell>
          <table:table-cell table:number-columns-repeated="1019"/>
        </table:table-row>
        <table:table-row table:style-name="ro1">
          <table:table-cell office:value-type="float" office:value="510.72937">
            <text:p>510,72937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86824">
            <text:p>0,086824</text:p>
          </table:table-cell>
          <table:table-cell office:value-type="float" office:value="-0.901765">
            <text:p>-0,901765</text:p>
          </table:table-cell>
          <table:table-cell table:number-columns-repeated="1019"/>
        </table:table-row>
        <table:table-row table:style-name="ro1">
          <table:table-cell office:value-type="float" office:value="521.752319">
            <text:p>521,75231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8698">
            <text:p>0,088698</text:p>
          </table:table-cell>
          <table:table-cell office:value-type="float" office:value="-0.921765">
            <text:p>-0,921765</text:p>
          </table:table-cell>
          <table:table-cell table:number-columns-repeated="1019"/>
        </table:table-row>
        <table:table-row table:style-name="ro1">
          <table:table-cell office:value-type="float" office:value="521.752319">
            <text:p>521,75231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88698">
            <text:p>0,088698</text:p>
          </table:table-cell>
          <table:table-cell office:value-type="float" office:value="-0.921765">
            <text:p>-0,921765</text:p>
          </table:table-cell>
          <table:table-cell table:number-columns-repeated="1019"/>
        </table:table-row>
        <table:table-row table:style-name="ro1">
          <table:table-cell office:value-type="float" office:value="529.100891">
            <text:p>529,10089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9947">
            <text:p>0,089947</text:p>
          </table:table-cell>
          <table:table-cell office:value-type="float" office:value="-0.940588">
            <text:p>-0,940588</text:p>
          </table:table-cell>
          <table:table-cell table:number-columns-repeated="1019"/>
        </table:table-row>
        <table:table-row table:style-name="ro1">
          <table:table-cell office:value-type="float" office:value="529.100891">
            <text:p>529,10089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89947">
            <text:p>0,089947</text:p>
          </table:table-cell>
          <table:table-cell office:value-type="float" office:value="-0.940588">
            <text:p>-0,940588</text:p>
          </table:table-cell>
          <table:table-cell table:number-columns-repeated="1019"/>
        </table:table-row>
        <table:table-row table:style-name="ro1">
          <table:table-cell office:value-type="float" office:value="540.12384">
            <text:p>540,12384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91821">
            <text:p>0,091821</text:p>
          </table:table-cell>
          <table:table-cell office:value-type="float" office:value="-0.961176">
            <text:p>-0,961176</text:p>
          </table:table-cell>
          <table:table-cell table:number-columns-repeated="1019"/>
        </table:table-row>
        <table:table-row table:style-name="ro1">
          <table:table-cell office:value-type="float" office:value="540.12384">
            <text:p>540,1238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1821">
            <text:p>0,091821</text:p>
          </table:table-cell>
          <table:table-cell office:value-type="float" office:value="-0.961176">
            <text:p>-0,961176</text:p>
          </table:table-cell>
          <table:table-cell table:number-columns-repeated="1019"/>
        </table:table-row>
        <table:table-row table:style-name="ro1">
          <table:table-cell office:value-type="float" office:value="543.798157">
            <text:p>543,79815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2446">
            <text:p>0,092446</text:p>
          </table:table-cell>
          <table:table-cell office:value-type="float" office:value="-0.980588">
            <text:p>-0,980588</text:p>
          </table:table-cell>
          <table:table-cell table:number-columns-repeated="1019"/>
        </table:table-row>
        <table:table-row table:style-name="ro1">
          <table:table-cell office:value-type="float" office:value="543.798157">
            <text:p>543,79815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2446">
            <text:p>0,092446</text:p>
          </table:table-cell>
          <table:table-cell office:value-type="float" office:value="-0.980588">
            <text:p>-0,980588</text:p>
          </table:table-cell>
          <table:table-cell table:number-columns-repeated="1019"/>
        </table:table-row>
        <table:table-row table:style-name="ro1">
          <table:table-cell office:value-type="float" office:value="540.12384">
            <text:p>540,1238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1821">
            <text:p>0,091821</text:p>
          </table:table-cell>
          <table:table-cell office:value-type="float" office:value="-1.000294">
            <text:p>-1,000294</text:p>
          </table:table-cell>
          <table:table-cell table:number-columns-repeated="1019"/>
        </table:table-row>
        <table:table-row table:style-name="ro1">
          <table:table-cell office:value-type="float" office:value="540.12384">
            <text:p>540,1238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1821">
            <text:p>0,091821</text:p>
          </table:table-cell>
          <table:table-cell office:value-type="float" office:value="-1.000294">
            <text:p>-1,000294</text:p>
          </table:table-cell>
          <table:table-cell table:number-columns-repeated="1019"/>
        </table:table-row>
        <table:table-row table:style-name="ro1">
          <table:table-cell office:value-type="float" office:value="547.472473">
            <text:p>547,47247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307">
            <text:p>0,09307</text:p>
          </table:table-cell>
          <table:table-cell office:value-type="float" office:value="-1.019118">
            <text:p>-1,019118</text:p>
          </table:table-cell>
          <table:table-cell table:number-columns-repeated="1019"/>
        </table:table-row>
        <table:table-row table:style-name="ro1">
          <table:table-cell office:value-type="float" office:value="547.472473">
            <text:p>547,47247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307">
            <text:p>0,09307</text:p>
          </table:table-cell>
          <table:table-cell office:value-type="float" office:value="-1.019118">
            <text:p>-1,019118</text:p>
          </table:table-cell>
          <table:table-cell table:number-columns-repeated="1019"/>
        </table:table-row>
        <table:table-row table:style-name="ro1">
          <table:table-cell office:value-type="float" office:value="565.844055">
            <text:p>565,844055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096193">
            <text:p>0,096193</text:p>
          </table:table-cell>
          <table:table-cell office:value-type="float" office:value="-1.038529">
            <text:p>-1,038529</text:p>
          </table:table-cell>
          <table:table-cell table:number-columns-repeated="1019"/>
        </table:table-row>
        <table:table-row table:style-name="ro1">
          <table:table-cell office:value-type="float" office:value="565.844055">
            <text:p>565,84405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96193">
            <text:p>0,096193</text:p>
          </table:table-cell>
          <table:table-cell office:value-type="float" office:value="-1.057353">
            <text:p>-1,057353</text:p>
          </table:table-cell>
          <table:table-cell table:number-columns-repeated="1019"/>
        </table:table-row>
        <table:table-row table:style-name="ro1">
          <table:table-cell office:value-type="float" office:value="573.192688">
            <text:p>573,192688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97443">
            <text:p>0,097443</text:p>
          </table:table-cell>
          <table:table-cell office:value-type="float" office:value="-1.057353">
            <text:p>-1,057353</text:p>
          </table:table-cell>
          <table:table-cell table:number-columns-repeated="1019"/>
        </table:table-row>
        <table:table-row table:style-name="ro1">
          <table:table-cell office:value-type="float" office:value="573.192688">
            <text:p>573,19268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97443">
            <text:p>0,097443</text:p>
          </table:table-cell>
          <table:table-cell office:value-type="float" office:value="-1.076471">
            <text:p>-1,076471</text:p>
          </table:table-cell>
          <table:table-cell table:number-columns-repeated="1019"/>
        </table:table-row>
        <table:table-row table:style-name="ro1">
          <table:table-cell office:value-type="float" office:value="580.54126">
            <text:p>580,54126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98692">
            <text:p>0,098692</text:p>
          </table:table-cell>
          <table:table-cell office:value-type="float" office:value="-1.076471">
            <text:p>-1,076471</text:p>
          </table:table-cell>
          <table:table-cell table:number-columns-repeated="1019"/>
        </table:table-row>
        <table:table-row table:style-name="ro1">
          <table:table-cell office:value-type="float" office:value="584.215576">
            <text:p>584,21557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99317">
            <text:p>0,099317</text:p>
          </table:table-cell>
          <table:table-cell office:value-type="float" office:value="-1.095588">
            <text:p>-1,095588</text:p>
          </table:table-cell>
          <table:table-cell table:number-columns-repeated="1019"/>
        </table:table-row>
        <table:table-row table:style-name="ro1">
          <table:table-cell office:value-type="float" office:value="584.215576">
            <text:p>584,21557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9317">
            <text:p>0,099317</text:p>
          </table:table-cell>
          <table:table-cell office:value-type="float" office:value="-1.095588">
            <text:p>-1,095588</text:p>
          </table:table-cell>
          <table:table-cell table:number-columns-repeated="1019"/>
        </table:table-row>
        <table:table-row table:style-name="ro1">
          <table:table-cell office:value-type="float" office:value="595.238525">
            <text:p>595,238525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101191">
            <text:p>0,101191</text:p>
          </table:table-cell>
          <table:table-cell office:value-type="float" office:value="-1.114118">
            <text:p>-1,114118</text:p>
          </table:table-cell>
          <table:table-cell table:number-columns-repeated="1019"/>
        </table:table-row>
        <table:table-row table:style-name="ro1">
          <table:table-cell office:value-type="float" office:value="595.238525">
            <text:p>595,23852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01191">
            <text:p>0,101191</text:p>
          </table:table-cell>
          <table:table-cell office:value-type="float" office:value="-1.114118">
            <text:p>-1,114118</text:p>
          </table:table-cell>
          <table:table-cell table:number-columns-repeated="1019"/>
        </table:table-row>
        <table:table-row table:style-name="ro1">
          <table:table-cell office:value-type="float" office:value="595.238525">
            <text:p>595,23852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01191">
            <text:p>0,101191</text:p>
          </table:table-cell>
          <table:table-cell office:value-type="float" office:value="-1.133529">
            <text:p>-1,133529</text:p>
          </table:table-cell>
          <table:table-cell table:number-columns-repeated="1019"/>
        </table:table-row>
        <table:table-row table:style-name="ro1">
          <table:table-cell office:value-type="float" office:value="595.238525">
            <text:p>595,23852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01191">
            <text:p>0,101191</text:p>
          </table:table-cell>
          <table:table-cell office:value-type="float" office:value="-1.133529">
            <text:p>-1,133529</text:p>
          </table:table-cell>
          <table:table-cell table:number-columns-repeated="1019"/>
        </table:table-row>
        <table:table-row table:style-name="ro1">
          <table:table-cell office:value-type="float" office:value="595.238525">
            <text:p>595,238525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101191">
            <text:p>0,101191</text:p>
          </table:table-cell>
          <table:table-cell office:value-type="float" office:value="-1.153235">
            <text:p>-1,153235</text:p>
          </table:table-cell>
          <table:table-cell table:number-columns-repeated="1019"/>
        </table:table-row>
        <table:table-row table:style-name="ro1">
          <table:table-cell office:value-type="float" office:value="595.238525">
            <text:p>595,238525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101191">
            <text:p>0,101191</text:p>
          </table:table-cell>
          <table:table-cell office:value-type="float" office:value="-1.153235">
            <text:p>-1,153235</text:p>
          </table:table-cell>
          <table:table-cell table:number-columns-repeated="1019"/>
        </table:table-row>
        <table:table-row table:style-name="ro1">
          <table:table-cell office:value-type="float" office:value="617.284424">
            <text:p>617,28442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04938">
            <text:p>0,104938</text:p>
          </table:table-cell>
          <table:table-cell office:value-type="float" office:value="-1.172353">
            <text:p>-1,172353</text:p>
          </table:table-cell>
          <table:table-cell table:number-columns-repeated="1019"/>
        </table:table-row>
        <table:table-row table:style-name="ro1">
          <table:table-cell office:value-type="float" office:value="617.284424">
            <text:p>617,28442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04938">
            <text:p>0,104938</text:p>
          </table:table-cell>
          <table:table-cell office:value-type="float" office:value="-1.172353">
            <text:p>-1,172353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06188">
            <text:p>0,106188</text:p>
          </table:table-cell>
          <table:table-cell office:value-type="float" office:value="-1.191471">
            <text:p>-1,191471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06188">
            <text:p>0,106188</text:p>
          </table:table-cell>
          <table:table-cell office:value-type="float" office:value="-1.191471">
            <text:p>-1,191471</text:p>
          </table:table-cell>
          <table:table-cell table:number-columns-repeated="1019"/>
        </table:table-row>
        <table:table-row table:style-name="ro1">
          <table:table-cell office:value-type="float" office:value="631.981628">
            <text:p>631,98162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07437">
            <text:p>0,107437</text:p>
          </table:table-cell>
          <table:table-cell office:value-type="float" office:value="-1.210588">
            <text:p>-1,210588</text:p>
          </table:table-cell>
          <table:table-cell table:number-columns-repeated="1019"/>
        </table:table-row>
        <table:table-row table:style-name="ro1">
          <table:table-cell office:value-type="float" office:value="631.981628">
            <text:p>631,98162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07437">
            <text:p>0,107437</text:p>
          </table:table-cell>
          <table:table-cell office:value-type="float" office:value="-1.210588">
            <text:p>-1,210588</text:p>
          </table:table-cell>
          <table:table-cell table:number-columns-repeated="1019"/>
        </table:table-row>
        <table:table-row table:style-name="ro1">
          <table:table-cell office:value-type="float" office:value="631.981628">
            <text:p>631,98162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07437">
            <text:p>0,107437</text:p>
          </table:table-cell>
          <table:table-cell office:value-type="float" office:value="-1.230882">
            <text:p>-1,230882</text:p>
          </table:table-cell>
          <table:table-cell table:number-columns-repeated="1019"/>
        </table:table-row>
        <table:table-row table:style-name="ro1">
          <table:table-cell office:value-type="float" office:value="631.981628">
            <text:p>631,98162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07437">
            <text:p>0,107437</text:p>
          </table:table-cell>
          <table:table-cell office:value-type="float" office:value="-1.230882">
            <text:p>-1,230882</text:p>
          </table:table-cell>
          <table:table-cell table:number-columns-repeated="1019"/>
        </table:table-row>
        <table:table-row table:style-name="ro1">
          <table:table-cell office:value-type="float" office:value="646.678894">
            <text:p>646,67889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09935">
            <text:p>0,109935</text:p>
          </table:table-cell>
          <table:table-cell office:value-type="float" office:value="-1.25">
            <text:p>-1,25</text:p>
          </table:table-cell>
          <table:table-cell table:number-columns-repeated="1019"/>
        </table:table-row>
        <table:table-row table:style-name="ro1">
          <table:table-cell office:value-type="float" office:value="646.678894">
            <text:p>646,67889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9935">
            <text:p>0,109935</text:p>
          </table:table-cell>
          <table:table-cell office:value-type="float" office:value="-1.25">
            <text:p>-1,25</text:p>
          </table:table-cell>
          <table:table-cell table:number-columns-repeated="1019"/>
        </table:table-row>
        <table:table-row table:style-name="ro1">
          <table:table-cell office:value-type="float" office:value="654.027527">
            <text:p>654,02752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11185">
            <text:p>0,111185</text:p>
          </table:table-cell>
          <table:table-cell office:value-type="float" office:value="-1.269706">
            <text:p>-1,269706</text:p>
          </table:table-cell>
          <table:table-cell table:number-columns-repeated="1019"/>
        </table:table-row>
        <table:table-row table:style-name="ro1">
          <table:table-cell office:value-type="float" office:value="654.027527">
            <text:p>654,02752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11185">
            <text:p>0,111185</text:p>
          </table:table-cell>
          <table:table-cell office:value-type="float" office:value="-1.269706">
            <text:p>-1,269706</text:p>
          </table:table-cell>
          <table:table-cell table:number-columns-repeated="1019"/>
        </table:table-row>
        <table:table-row table:style-name="ro1">
          <table:table-cell office:value-type="float" office:value="665.050476">
            <text:p>665,05047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13059">
            <text:p>0,113059</text:p>
          </table:table-cell>
          <table:table-cell office:value-type="float" office:value="-1.290588">
            <text:p>-1,290588</text:p>
          </table:table-cell>
          <table:table-cell table:number-columns-repeated="1019"/>
        </table:table-row>
        <table:table-row table:style-name="ro1">
          <table:table-cell office:value-type="float" office:value="665.050476">
            <text:p>665,05047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13059">
            <text:p>0,113059</text:p>
          </table:table-cell>
          <table:table-cell office:value-type="float" office:value="-1.290588">
            <text:p>-1,290588</text:p>
          </table:table-cell>
          <table:table-cell table:number-columns-repeated="1019"/>
        </table:table-row>
        <table:table-row table:style-name="ro1">
          <table:table-cell office:value-type="float" office:value="668.724792">
            <text:p>668,72479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13683">
            <text:p>0,113683</text:p>
          </table:table-cell>
          <table:table-cell office:value-type="float" office:value="-1.308529">
            <text:p>-1,308529</text:p>
          </table:table-cell>
          <table:table-cell table:number-columns-repeated="1019"/>
        </table:table-row>
        <table:table-row table:style-name="ro1">
          <table:table-cell office:value-type="float" office:value="668.724792">
            <text:p>668,72479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13683">
            <text:p>0,113683</text:p>
          </table:table-cell>
          <table:table-cell office:value-type="float" office:value="-1.327647">
            <text:p>-1,327647</text:p>
          </table:table-cell>
          <table:table-cell table:number-columns-repeated="1019"/>
        </table:table-row>
        <table:table-row table:style-name="ro1">
          <table:table-cell office:value-type="float" office:value="676.073425">
            <text:p>676,07342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14932">
            <text:p>0,114932</text:p>
          </table:table-cell>
          <table:table-cell office:value-type="float" office:value="-1.327647">
            <text:p>-1,327647</text:p>
          </table:table-cell>
          <table:table-cell table:number-columns-repeated="1019"/>
        </table:table-row>
        <table:table-row table:style-name="ro1">
          <table:table-cell office:value-type="float" office:value="676.073425">
            <text:p>676,07342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14932">
            <text:p>0,114932</text:p>
          </table:table-cell>
          <table:table-cell office:value-type="float" office:value="-1.346765">
            <text:p>-1,346765</text:p>
          </table:table-cell>
          <table:table-cell table:number-columns-repeated="1019"/>
        </table:table-row>
        <table:table-row table:style-name="ro1">
          <table:table-cell office:value-type="float" office:value="683.421997">
            <text:p>683,42199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16182">
            <text:p>0,116182</text:p>
          </table:table-cell>
          <table:table-cell office:value-type="float" office:value="-1.346765">
            <text:p>-1,346765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16806">
            <text:p>0,116806</text:p>
          </table:table-cell>
          <table:table-cell office:value-type="float" office:value="-1.365882">
            <text:p>-1,365882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16806">
            <text:p>0,116806</text:p>
          </table:table-cell>
          <table:table-cell office:value-type="float" office:value="-1.365882">
            <text:p>-1,365882</text:p>
          </table:table-cell>
          <table:table-cell table:number-columns-repeated="1019"/>
        </table:table-row>
        <table:table-row table:style-name="ro1">
          <table:table-cell office:value-type="float" office:value="701.793579">
            <text:p>701,79357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19305">
            <text:p>0,119305</text:p>
          </table:table-cell>
          <table:table-cell office:value-type="float" office:value="-1.384706">
            <text:p>-1,384706</text:p>
          </table:table-cell>
          <table:table-cell table:number-columns-repeated="1019"/>
        </table:table-row>
        <table:table-row table:style-name="ro1">
          <table:table-cell office:value-type="float" office:value="701.793579">
            <text:p>701,79357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19305">
            <text:p>0,119305</text:p>
          </table:table-cell>
          <table:table-cell office:value-type="float" office:value="-1.384706">
            <text:p>-1,384706</text:p>
          </table:table-cell>
          <table:table-cell table:number-columns-repeated="1019"/>
        </table:table-row>
        <table:table-row table:style-name="ro1">
          <table:table-cell office:value-type="float" office:value="705.467896">
            <text:p>705,46789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1993">
            <text:p>0,11993</text:p>
          </table:table-cell>
          <table:table-cell office:value-type="float" office:value="-1.404118">
            <text:p>-1,404118</text:p>
          </table:table-cell>
          <table:table-cell table:number-columns-repeated="1019"/>
        </table:table-row>
        <table:table-row table:style-name="ro1">
          <table:table-cell office:value-type="float" office:value="705.467896">
            <text:p>705,46789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1993">
            <text:p>0,11993</text:p>
          </table:table-cell>
          <table:table-cell office:value-type="float" office:value="-1.404118">
            <text:p>-1,404118</text:p>
          </table:table-cell>
          <table:table-cell table:number-columns-repeated="1019"/>
        </table:table-row>
        <table:table-row table:style-name="ro1">
          <table:table-cell office:value-type="float" office:value="705.467896">
            <text:p>705,46789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1993">
            <text:p>0,11993</text:p>
          </table:table-cell>
          <table:table-cell office:value-type="float" office:value="-1.422647">
            <text:p>-1,422647</text:p>
          </table:table-cell>
          <table:table-cell table:number-columns-repeated="1019"/>
        </table:table-row>
        <table:table-row table:style-name="ro1">
          <table:table-cell office:value-type="float" office:value="705.467896">
            <text:p>705,46789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1993">
            <text:p>0,11993</text:p>
          </table:table-cell>
          <table:table-cell office:value-type="float" office:value="-1.422647">
            <text:p>-1,422647</text:p>
          </table:table-cell>
          <table:table-cell table:number-columns-repeated="1019"/>
        </table:table-row>
        <table:table-row table:style-name="ro1">
          <table:table-cell office:value-type="float" office:value="723.839478">
            <text:p>723,839478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23053">
            <text:p>0,123053</text:p>
          </table:table-cell>
          <table:table-cell office:value-type="float" office:value="-1.442059">
            <text:p>-1,442059</text:p>
          </table:table-cell>
          <table:table-cell table:number-columns-repeated="1019"/>
        </table:table-row>
        <table:table-row table:style-name="ro1">
          <table:table-cell office:value-type="float" office:value="723.839478">
            <text:p>723,83947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23053">
            <text:p>0,123053</text:p>
          </table:table-cell>
          <table:table-cell office:value-type="float" office:value="-1.442059">
            <text:p>-1,442059</text:p>
          </table:table-cell>
          <table:table-cell table:number-columns-repeated="1019"/>
        </table:table-row>
        <table:table-row table:style-name="ro1">
          <table:table-cell office:value-type="float" office:value="723.839478">
            <text:p>723,83947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23053">
            <text:p>0,123053</text:p>
          </table:table-cell>
          <table:table-cell office:value-type="float" office:value="-1.461177">
            <text:p>-1,461177</text:p>
          </table:table-cell>
          <table:table-cell table:number-columns-repeated="1019"/>
        </table:table-row>
        <table:table-row table:style-name="ro1">
          <table:table-cell office:value-type="float" office:value="723.839478">
            <text:p>723,83947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23053">
            <text:p>0,123053</text:p>
          </table:table-cell>
          <table:table-cell office:value-type="float" office:value="-1.461177">
            <text:p>-1,461177</text:p>
          </table:table-cell>
          <table:table-cell table:number-columns-repeated="1019"/>
        </table:table-row>
        <table:table-row table:style-name="ro1">
          <table:table-cell office:value-type="float" office:value="742.210999">
            <text:p>742,21099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26176">
            <text:p>0,126176</text:p>
          </table:table-cell>
          <table:table-cell office:value-type="float" office:value="-1.480882">
            <text:p>-1,480882</text:p>
          </table:table-cell>
          <table:table-cell table:number-columns-repeated="1019"/>
        </table:table-row>
        <table:table-row table:style-name="ro1">
          <table:table-cell office:value-type="float" office:value="742.210999">
            <text:p>742,21099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26176">
            <text:p>0,126176</text:p>
          </table:table-cell>
          <table:table-cell office:value-type="float" office:value="-1.480882">
            <text:p>-1,480882</text:p>
          </table:table-cell>
          <table:table-cell table:number-columns-repeated="1019"/>
        </table:table-row>
        <table:table-row table:style-name="ro1">
          <table:table-cell office:value-type="float" office:value="745.885315">
            <text:p>745,88531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26801">
            <text:p>0,126801</text:p>
          </table:table-cell>
          <table:table-cell office:value-type="float" office:value="-1.5">
            <text:p>-1,5</text:p>
          </table:table-cell>
          <table:table-cell table:number-columns-repeated="1019"/>
        </table:table-row>
        <table:table-row table:style-name="ro1">
          <table:table-cell office:value-type="float" office:value="745.885315">
            <text:p>745,88531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26801">
            <text:p>0,126801</text:p>
          </table:table-cell>
          <table:table-cell office:value-type="float" office:value="-1.5">
            <text:p>-1,5</text:p>
          </table:table-cell>
          <table:table-cell table:number-columns-repeated="1019"/>
        </table:table-row>
        <table:table-row table:style-name="ro1">
          <table:table-cell office:value-type="float" office:value="745.885315">
            <text:p>745,885315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26801">
            <text:p>0,126801</text:p>
          </table:table-cell>
          <table:table-cell office:value-type="float" office:value="-1.519412">
            <text:p>-1,519412</text:p>
          </table:table-cell>
          <table:table-cell table:number-columns-repeated="1019"/>
        </table:table-row>
        <table:table-row table:style-name="ro1">
          <table:table-cell office:value-type="float" office:value="745.885315">
            <text:p>745,88531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26801">
            <text:p>0,126801</text:p>
          </table:table-cell>
          <table:table-cell office:value-type="float" office:value="-1.519412">
            <text:p>-1,519412</text:p>
          </table:table-cell>
          <table:table-cell table:number-columns-repeated="1019"/>
        </table:table-row>
        <table:table-row table:style-name="ro1">
          <table:table-cell office:value-type="float" office:value="764.256897">
            <text:p>764,25689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29924">
            <text:p>0,129924</text:p>
          </table:table-cell>
          <table:table-cell office:value-type="float" office:value="-1.538823">
            <text:p>-1,538823</text:p>
          </table:table-cell>
          <table:table-cell table:number-columns-repeated="1019"/>
        </table:table-row>
        <table:table-row table:style-name="ro1">
          <table:table-cell office:value-type="float" office:value="764.256897">
            <text:p>764,25689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29924">
            <text:p>0,129924</text:p>
          </table:table-cell>
          <table:table-cell office:value-type="float" office:value="-1.557353">
            <text:p>-1,557353</text:p>
          </table:table-cell>
          <table:table-cell table:number-columns-repeated="1019"/>
        </table:table-row>
        <table:table-row table:style-name="ro1">
          <table:table-cell office:value-type="float" office:value="767.931213">
            <text:p>767,93121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30548">
            <text:p>0,130548</text:p>
          </table:table-cell>
          <table:table-cell office:value-type="float" office:value="-1.557353">
            <text:p>-1,557353</text:p>
          </table:table-cell>
          <table:table-cell table:number-columns-repeated="1019"/>
        </table:table-row>
        <table:table-row table:style-name="ro1">
          <table:table-cell office:value-type="float" office:value="767.931213">
            <text:p>767,93121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30548">
            <text:p>0,130548</text:p>
          </table:table-cell>
          <table:table-cell office:value-type="float" office:value="-1.576471">
            <text:p>-1,576471</text:p>
          </table:table-cell>
          <table:table-cell table:number-columns-repeated="1019"/>
        </table:table-row>
        <table:table-row table:style-name="ro1">
          <table:table-cell office:value-type="float" office:value="775.279846">
            <text:p>775,27984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31798">
            <text:p>0,131798</text:p>
          </table:table-cell>
          <table:table-cell office:value-type="float" office:value="-1.576471">
            <text:p>-1,576471</text:p>
          </table:table-cell>
          <table:table-cell table:number-columns-repeated="1019"/>
        </table:table-row>
        <table:table-row table:style-name="ro1">
          <table:table-cell office:value-type="float" office:value="778.954102">
            <text:p>778,95410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32422">
            <text:p>0,132422</text:p>
          </table:table-cell>
          <table:table-cell office:value-type="float" office:value="-1.595294">
            <text:p>-1,595294</text:p>
          </table:table-cell>
          <table:table-cell table:number-columns-repeated="1019"/>
        </table:table-row>
        <table:table-row table:style-name="ro1">
          <table:table-cell office:value-type="float" office:value="778.954102">
            <text:p>778,95410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32422">
            <text:p>0,132422</text:p>
          </table:table-cell>
          <table:table-cell office:value-type="float" office:value="-1.595294">
            <text:p>-1,595294</text:p>
          </table:table-cell>
          <table:table-cell table:number-columns-repeated="1019"/>
        </table:table-row>
        <table:table-row table:style-name="ro1">
          <table:table-cell office:value-type="float" office:value="786.302734">
            <text:p>786,30273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33671">
            <text:p>0,133671</text:p>
          </table:table-cell>
          <table:table-cell office:value-type="float" office:value="-1.614412">
            <text:p>-1,614412</text:p>
          </table:table-cell>
          <table:table-cell table:number-columns-repeated="1019"/>
        </table:table-row>
        <table:table-row table:style-name="ro1">
          <table:table-cell office:value-type="float" office:value="786.302734">
            <text:p>786,30273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33671">
            <text:p>0,133671</text:p>
          </table:table-cell>
          <table:table-cell office:value-type="float" office:value="-1.614412">
            <text:p>-1,614412</text:p>
          </table:table-cell>
          <table:table-cell table:number-columns-repeated="1019"/>
        </table:table-row>
        <table:table-row table:style-name="ro1">
          <table:table-cell office:value-type="float" office:value="789.977051">
            <text:p>789,97705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34296">
            <text:p>0,134296</text:p>
          </table:table-cell>
          <table:table-cell office:value-type="float" office:value="-1.633824">
            <text:p>-1,633824</text:p>
          </table:table-cell>
          <table:table-cell table:number-columns-repeated="1019"/>
        </table:table-row>
        <table:table-row table:style-name="ro1">
          <table:table-cell office:value-type="float" office:value="789.977051">
            <text:p>789,977051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134296">
            <text:p>0,134296</text:p>
          </table:table-cell>
          <table:table-cell office:value-type="float" office:value="-1.633824">
            <text:p>-1,633824</text:p>
          </table:table-cell>
          <table:table-cell table:number-columns-repeated="1019"/>
        </table:table-row>
        <table:table-row table:style-name="ro1">
          <table:table-cell office:value-type="float" office:value="804.674316">
            <text:p>804,674316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136795">
            <text:p>0,136795</text:p>
          </table:table-cell>
          <table:table-cell office:value-type="float" office:value="-1.653235">
            <text:p>-1,653235</text:p>
          </table:table-cell>
          <table:table-cell table:number-columns-repeated="1019"/>
        </table:table-row>
        <table:table-row table:style-name="ro1">
          <table:table-cell office:value-type="float" office:value="804.674316">
            <text:p>804,67431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36795">
            <text:p>0,136795</text:p>
          </table:table-cell>
          <table:table-cell office:value-type="float" office:value="-1.653235">
            <text:p>-1,653235</text:p>
          </table:table-cell>
          <table:table-cell table:number-columns-repeated="1019"/>
        </table:table-row>
        <table:table-row table:style-name="ro1">
          <table:table-cell office:value-type="float" office:value="812.022949">
            <text:p>812,02294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38044">
            <text:p>0,138044</text:p>
          </table:table-cell>
          <table:table-cell office:value-type="float" office:value="-1.672353">
            <text:p>-1,672353</text:p>
          </table:table-cell>
          <table:table-cell table:number-columns-repeated="1019"/>
        </table:table-row>
        <table:table-row table:style-name="ro1">
          <table:table-cell office:value-type="float" office:value="812.022949">
            <text:p>812,02294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38044">
            <text:p>0,138044</text:p>
          </table:table-cell>
          <table:table-cell office:value-type="float" office:value="-1.672353">
            <text:p>-1,672353</text:p>
          </table:table-cell>
          <table:table-cell table:number-columns-repeated="1019"/>
        </table:table-row>
        <table:table-row table:style-name="ro1">
          <table:table-cell office:value-type="float" office:value="819.371582">
            <text:p>819,37158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39293">
            <text:p>0,139293</text:p>
          </table:table-cell>
          <table:table-cell office:value-type="float" office:value="-1.691176">
            <text:p>-1,691176</text:p>
          </table:table-cell>
          <table:table-cell table:number-columns-repeated="1019"/>
        </table:table-row>
        <table:table-row table:style-name="ro1">
          <table:table-cell office:value-type="float" office:value="819.371582">
            <text:p>819,37158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39293">
            <text:p>0,139293</text:p>
          </table:table-cell>
          <table:table-cell office:value-type="float" office:value="-1.691176">
            <text:p>-1,691176</text:p>
          </table:table-cell>
          <table:table-cell table:number-columns-repeated="1019"/>
        </table:table-row>
        <table:table-row table:style-name="ro1">
          <table:table-cell office:value-type="float" office:value="823.045898">
            <text:p>823,04589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39918">
            <text:p>0,139918</text:p>
          </table:table-cell>
          <table:table-cell office:value-type="float" office:value="-1.710294">
            <text:p>-1,710294</text:p>
          </table:table-cell>
          <table:table-cell table:number-columns-repeated="1019"/>
        </table:table-row>
        <table:table-row table:style-name="ro1">
          <table:table-cell office:value-type="float" office:value="823.045898">
            <text:p>823,04589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39918">
            <text:p>0,139918</text:p>
          </table:table-cell>
          <table:table-cell office:value-type="float" office:value="-1.710294">
            <text:p>-1,710294</text:p>
          </table:table-cell>
          <table:table-cell table:number-columns-repeated="1019"/>
        </table:table-row>
        <table:table-row table:style-name="ro1">
          <table:table-cell office:value-type="float" office:value="837.743103">
            <text:p>837,743103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42416">
            <text:p>0,142416</text:p>
          </table:table-cell>
          <table:table-cell office:value-type="float" office:value="-1.730294">
            <text:p>-1,730294</text:p>
          </table:table-cell>
          <table:table-cell table:number-columns-repeated="1019"/>
        </table:table-row>
        <table:table-row table:style-name="ro1">
          <table:table-cell office:value-type="float" office:value="837.743103">
            <text:p>837,74310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42416">
            <text:p>0,142416</text:p>
          </table:table-cell>
          <table:table-cell office:value-type="float" office:value="-1.730294">
            <text:p>-1,730294</text:p>
          </table:table-cell>
          <table:table-cell table:number-columns-repeated="1019"/>
        </table:table-row>
        <table:table-row table:style-name="ro1">
          <table:table-cell office:value-type="float" office:value="841.417419">
            <text:p>841,41741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43041">
            <text:p>0,143041</text:p>
          </table:table-cell>
          <table:table-cell office:value-type="float" office:value="-1.749706">
            <text:p>-1,749706</text:p>
          </table:table-cell>
          <table:table-cell table:number-columns-repeated="1019"/>
        </table:table-row>
        <table:table-row table:style-name="ro1">
          <table:table-cell office:value-type="float" office:value="841.417419">
            <text:p>841,41741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43041">
            <text:p>0,143041</text:p>
          </table:table-cell>
          <table:table-cell office:value-type="float" office:value="-1.749706">
            <text:p>-1,749706</text:p>
          </table:table-cell>
          <table:table-cell table:number-columns-repeated="1019"/>
        </table:table-row>
        <table:table-row table:style-name="ro1">
          <table:table-cell office:value-type="float" office:value="841.417419">
            <text:p>841,41741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43041">
            <text:p>0,143041</text:p>
          </table:table-cell>
          <table:table-cell office:value-type="float" office:value="-1.769706">
            <text:p>-1,769706</text:p>
          </table:table-cell>
          <table:table-cell table:number-columns-repeated="1019"/>
        </table:table-row>
        <table:table-row table:style-name="ro1">
          <table:table-cell office:value-type="float" office:value="841.417419">
            <text:p>841,41741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43041">
            <text:p>0,143041</text:p>
          </table:table-cell>
          <table:table-cell office:value-type="float" office:value="-1.769706">
            <text:p>-1,769706</text:p>
          </table:table-cell>
          <table:table-cell table:number-columns-repeated="1019"/>
        </table:table-row>
        <table:table-row table:style-name="ro1">
          <table:table-cell office:value-type="float" office:value="856.114685">
            <text:p>856,11468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45539">
            <text:p>0,145539</text:p>
          </table:table-cell>
          <table:table-cell office:value-type="float" office:value="-1.789412">
            <text:p>-1,789412</text:p>
          </table:table-cell>
          <table:table-cell table:number-columns-repeated="1019"/>
        </table:table-row>
        <table:table-row table:style-name="ro1">
          <table:table-cell office:value-type="float" office:value="856.114685">
            <text:p>856,11468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45539">
            <text:p>0,145539</text:p>
          </table:table-cell>
          <table:table-cell office:value-type="float" office:value="-1.789412">
            <text:p>-1,789412</text:p>
          </table:table-cell>
          <table:table-cell table:number-columns-repeated="1019"/>
        </table:table-row>
        <table:table-row table:style-name="ro1">
          <table:table-cell office:value-type="float" office:value="859.789001">
            <text:p>859,78900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46164">
            <text:p>0,146164</text:p>
          </table:table-cell>
          <table:table-cell office:value-type="float" office:value="-1.810588">
            <text:p>-1,810588</text:p>
          </table:table-cell>
          <table:table-cell table:number-columns-repeated="1019"/>
        </table:table-row>
        <table:table-row table:style-name="ro1">
          <table:table-cell office:value-type="float" office:value="859.789001">
            <text:p>859,78900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46164">
            <text:p>0,146164</text:p>
          </table:table-cell>
          <table:table-cell office:value-type="float" office:value="-1.810588">
            <text:p>-1,810588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48663">
            <text:p>0,148663</text:p>
          </table:table-cell>
          <table:table-cell office:value-type="float" office:value="-1.830588">
            <text:p>-1,830588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48663">
            <text:p>0,148663</text:p>
          </table:table-cell>
          <table:table-cell office:value-type="float" office:value="-1.830588">
            <text:p>-1,830588</text:p>
          </table:table-cell>
          <table:table-cell table:number-columns-repeated="1019"/>
        </table:table-row>
        <table:table-row table:style-name="ro1">
          <table:table-cell office:value-type="float" office:value="878.160522">
            <text:p>878,16052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49287">
            <text:p>0,149287</text:p>
          </table:table-cell>
          <table:table-cell office:value-type="float" office:value="-1.85">
            <text:p>-1,85</text:p>
          </table:table-cell>
          <table:table-cell table:number-columns-repeated="1019"/>
        </table:table-row>
        <table:table-row table:style-name="ro1">
          <table:table-cell office:value-type="float" office:value="878.160522">
            <text:p>878,16052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49287">
            <text:p>0,149287</text:p>
          </table:table-cell>
          <table:table-cell office:value-type="float" office:value="-1.85">
            <text:p>-1,85</text:p>
          </table:table-cell>
          <table:table-cell table:number-columns-repeated="1019"/>
        </table:table-row>
        <table:table-row table:style-name="ro1">
          <table:table-cell office:value-type="float" office:value="885.509155">
            <text:p>885,509155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150537">
            <text:p>0,150537</text:p>
          </table:table-cell>
          <table:table-cell office:value-type="float" office:value="-1.869706">
            <text:p>-1,869706</text:p>
          </table:table-cell>
          <table:table-cell table:number-columns-repeated="1019"/>
        </table:table-row>
        <table:table-row table:style-name="ro1">
          <table:table-cell office:value-type="float" office:value="885.509155">
            <text:p>885,50915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50537">
            <text:p>0,150537</text:p>
          </table:table-cell>
          <table:table-cell office:value-type="float" office:value="-1.869706">
            <text:p>-1,869706</text:p>
          </table:table-cell>
          <table:table-cell table:number-columns-repeated="1019"/>
        </table:table-row>
        <table:table-row table:style-name="ro1">
          <table:table-cell office:value-type="float" office:value="885.509155">
            <text:p>885,50915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50537">
            <text:p>0,150537</text:p>
          </table:table-cell>
          <table:table-cell office:value-type="float" office:value="-1.89">
            <text:p>-1,89</text:p>
          </table:table-cell>
          <table:table-cell table:number-columns-repeated="1019"/>
        </table:table-row>
        <table:table-row table:style-name="ro1">
          <table:table-cell office:value-type="float" office:value="885.509155">
            <text:p>885,50915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50537">
            <text:p>0,150537</text:p>
          </table:table-cell>
          <table:table-cell office:value-type="float" office:value="-1.89">
            <text:p>-1,89</text:p>
          </table:table-cell>
          <table:table-cell table:number-columns-repeated="1019"/>
        </table:table-row>
        <table:table-row table:style-name="ro1">
          <table:table-cell office:value-type="float" office:value="900.206421">
            <text:p>900,206421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53035">
            <text:p>0,153035</text:p>
          </table:table-cell>
          <table:table-cell office:value-type="float" office:value="-1.909412">
            <text:p>-1,909412</text:p>
          </table:table-cell>
          <table:table-cell table:number-columns-repeated="1019"/>
        </table:table-row>
        <table:table-row table:style-name="ro1">
          <table:table-cell office:value-type="float" office:value="900.206421">
            <text:p>900,206421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53035">
            <text:p>0,153035</text:p>
          </table:table-cell>
          <table:table-cell office:value-type="float" office:value="-1.909412">
            <text:p>-1,909412</text:p>
          </table:table-cell>
          <table:table-cell table:number-columns-repeated="1019"/>
        </table:table-row>
        <table:table-row table:style-name="ro1">
          <table:table-cell office:value-type="float" office:value="914.903687">
            <text:p>914,903687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55534">
            <text:p>0,155534</text:p>
          </table:table-cell>
          <table:table-cell office:value-type="float" office:value="-1.932941">
            <text:p>-1,932941</text:p>
          </table:table-cell>
          <table:table-cell table:number-columns-repeated="1019"/>
        </table:table-row>
        <table:table-row table:style-name="ro1">
          <table:table-cell office:value-type="float" office:value="914.903687">
            <text:p>914,90368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55534">
            <text:p>0,155534</text:p>
          </table:table-cell>
          <table:table-cell office:value-type="float" office:value="-1.932941">
            <text:p>-1,932941</text:p>
          </table:table-cell>
          <table:table-cell table:number-columns-repeated="1019"/>
        </table:table-row>
        <table:table-row table:style-name="ro1">
          <table:table-cell office:value-type="float" office:value="907.555054">
            <text:p>907,55505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54284">
            <text:p>0,154284</text:p>
          </table:table-cell>
          <table:table-cell office:value-type="float" office:value="-1.947941">
            <text:p>-1,947941</text:p>
          </table:table-cell>
          <table:table-cell table:number-columns-repeated="1019"/>
        </table:table-row>
        <table:table-row table:style-name="ro1">
          <table:table-cell office:value-type="float" office:value="907.555054">
            <text:p>907,55505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54284">
            <text:p>0,154284</text:p>
          </table:table-cell>
          <table:table-cell office:value-type="float" office:value="-1.966765">
            <text:p>-1,966765</text:p>
          </table:table-cell>
          <table:table-cell table:number-columns-repeated="1019"/>
        </table:table-row>
        <table:table-row table:style-name="ro1">
          <table:table-cell office:value-type="float" office:value="925.926636">
            <text:p>925,92663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57408">
            <text:p>0,157408</text:p>
          </table:table-cell>
          <table:table-cell office:value-type="float" office:value="-1.966765">
            <text:p>-1,966765</text:p>
          </table:table-cell>
          <table:table-cell table:number-columns-repeated="1019"/>
        </table:table-row>
        <table:table-row table:style-name="ro1">
          <table:table-cell office:value-type="float" office:value="925.926636">
            <text:p>925,92663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57408">
            <text:p>0,157408</text:p>
          </table:table-cell>
          <table:table-cell office:value-type="float" office:value="-1.986471">
            <text:p>-1,986471</text:p>
          </table:table-cell>
          <table:table-cell table:number-columns-repeated="1019"/>
        </table:table-row>
        <table:table-row table:style-name="ro1">
          <table:table-cell office:value-type="float" office:value="918.578003">
            <text:p>918,57800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56158">
            <text:p>0,156158</text:p>
          </table:table-cell>
          <table:table-cell office:value-type="float" office:value="-1.986471">
            <text:p>-1,986471</text:p>
          </table:table-cell>
          <table:table-cell table:number-columns-repeated="1019"/>
        </table:table-row>
        <table:table-row table:style-name="ro1">
          <table:table-cell office:value-type="float" office:value="933.275208">
            <text:p>933,27520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58657">
            <text:p>0,158657</text:p>
          </table:table-cell>
          <table:table-cell office:value-type="float" office:value="-2.005294">
            <text:p>-2,005294</text:p>
          </table:table-cell>
          <table:table-cell table:number-columns-repeated="1019"/>
        </table:table-row>
        <table:table-row table:style-name="ro1">
          <table:table-cell office:value-type="float" office:value="933.275208">
            <text:p>933,27520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58657">
            <text:p>0,158657</text:p>
          </table:table-cell>
          <table:table-cell office:value-type="float" office:value="-2.005294">
            <text:p>-2,005294</text:p>
          </table:table-cell>
          <table:table-cell table:number-columns-repeated="1019"/>
        </table:table-row>
        <table:table-row table:style-name="ro1">
          <table:table-cell office:value-type="float" office:value="940.62384">
            <text:p>940,6238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59906">
            <text:p>0,159906</text:p>
          </table:table-cell>
          <table:table-cell office:value-type="float" office:value="-2.025">
            <text:p>-2,025</text:p>
          </table:table-cell>
          <table:table-cell table:number-columns-repeated="1019"/>
        </table:table-row>
        <table:table-row table:style-name="ro1">
          <table:table-cell office:value-type="float" office:value="940.62384">
            <text:p>940,6238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59906">
            <text:p>0,159906</text:p>
          </table:table-cell>
          <table:table-cell office:value-type="float" office:value="-2.025">
            <text:p>-2,025</text:p>
          </table:table-cell>
          <table:table-cell table:number-columns-repeated="1019"/>
        </table:table-row>
        <table:table-row table:style-name="ro1">
          <table:table-cell office:value-type="float" office:value="951.64679">
            <text:p>951,6467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6178">
            <text:p>0,16178</text:p>
          </table:table-cell>
          <table:table-cell office:value-type="float" office:value="-2.04353">
            <text:p>-2,04353</text:p>
          </table:table-cell>
          <table:table-cell table:number-columns-repeated="1019"/>
        </table:table-row>
        <table:table-row table:style-name="ro1">
          <table:table-cell office:value-type="float" office:value="951.64679">
            <text:p>951,6467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6178">
            <text:p>0,16178</text:p>
          </table:table-cell>
          <table:table-cell office:value-type="float" office:value="-2.04353">
            <text:p>-2,04353</text:p>
          </table:table-cell>
          <table:table-cell table:number-columns-repeated="1019"/>
        </table:table-row>
        <table:table-row table:style-name="ro1">
          <table:table-cell office:value-type="float" office:value="962.669739">
            <text:p>962,66973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63654">
            <text:p>0,163654</text:p>
          </table:table-cell>
          <table:table-cell office:value-type="float" office:value="-2.062353">
            <text:p>-2,062353</text:p>
          </table:table-cell>
          <table:table-cell table:number-columns-repeated="1019"/>
        </table:table-row>
        <table:table-row table:style-name="ro1">
          <table:table-cell office:value-type="float" office:value="962.669739">
            <text:p>962,669739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163654">
            <text:p>0,163654</text:p>
          </table:table-cell>
          <table:table-cell office:value-type="float" office:value="-2.062353">
            <text:p>-2,062353</text:p>
          </table:table-cell>
          <table:table-cell table:number-columns-repeated="1019"/>
        </table:table-row>
        <table:table-row table:style-name="ro1">
          <table:table-cell office:value-type="float" office:value="973.692688">
            <text:p>973,69268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65528">
            <text:p>0,165528</text:p>
          </table:table-cell>
          <table:table-cell office:value-type="float" office:value="-2.081765">
            <text:p>-2,081765</text:p>
          </table:table-cell>
          <table:table-cell table:number-columns-repeated="1019"/>
        </table:table-row>
        <table:table-row table:style-name="ro1">
          <table:table-cell office:value-type="float" office:value="973.692688">
            <text:p>973,69268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65528">
            <text:p>0,165528</text:p>
          </table:table-cell>
          <table:table-cell office:value-type="float" office:value="-2.081765">
            <text:p>-2,081765</text:p>
          </table:table-cell>
          <table:table-cell table:number-columns-repeated="1019"/>
        </table:table-row>
        <table:table-row table:style-name="ro1">
          <table:table-cell office:value-type="float" office:value="970.018372">
            <text:p>970,01837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64903">
            <text:p>0,164903</text:p>
          </table:table-cell>
          <table:table-cell office:value-type="float" office:value="-2.100882">
            <text:p>-2,100882</text:p>
          </table:table-cell>
          <table:table-cell table:number-columns-repeated="1019"/>
        </table:table-row>
        <table:table-row table:style-name="ro1">
          <table:table-cell office:value-type="float" office:value="970.018372">
            <text:p>970,01837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64903">
            <text:p>0,164903</text:p>
          </table:table-cell>
          <table:table-cell office:value-type="float" office:value="-2.100882">
            <text:p>-2,100882</text:p>
          </table:table-cell>
          <table:table-cell table:number-columns-repeated="1019"/>
        </table:table-row>
        <table:table-row table:style-name="ro1">
          <table:table-cell office:value-type="float" office:value="977.366943">
            <text:p>977,36694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66152">
            <text:p>0,166152</text:p>
          </table:table-cell>
          <table:table-cell office:value-type="float" office:value="-2.12">
            <text:p>-2,12</text:p>
          </table:table-cell>
          <table:table-cell table:number-columns-repeated="1019"/>
        </table:table-row>
        <table:table-row table:style-name="ro1">
          <table:table-cell office:value-type="float" office:value="977.366943">
            <text:p>977,36694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66152">
            <text:p>0,166152</text:p>
          </table:table-cell>
          <table:table-cell office:value-type="float" office:value="-2.12">
            <text:p>-2,12</text:p>
          </table:table-cell>
          <table:table-cell table:number-columns-repeated="1019"/>
        </table:table-row>
        <table:table-row table:style-name="ro1">
          <table:table-cell office:value-type="float" office:value="988.389893">
            <text:p>988,38989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68026">
            <text:p>0,168026</text:p>
          </table:table-cell>
          <table:table-cell office:value-type="float" office:value="-2.139706">
            <text:p>-2,139706</text:p>
          </table:table-cell>
          <table:table-cell table:number-columns-repeated="1019"/>
        </table:table-row>
        <table:table-row table:style-name="ro1">
          <table:table-cell office:value-type="float" office:value="988.389893">
            <text:p>988,38989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68026">
            <text:p>0,168026</text:p>
          </table:table-cell>
          <table:table-cell office:value-type="float" office:value="-2.139706">
            <text:p>-2,139706</text:p>
          </table:table-cell>
          <table:table-cell table:number-columns-repeated="1019"/>
        </table:table-row>
        <table:table-row table:style-name="ro1">
          <table:table-cell office:value-type="float" office:value="992.064209">
            <text:p>992,06420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68651">
            <text:p>0,168651</text:p>
          </table:table-cell>
          <table:table-cell office:value-type="float" office:value="-2.16">
            <text:p>-2,16</text:p>
          </table:table-cell>
          <table:table-cell table:number-columns-repeated="1019"/>
        </table:table-row>
        <table:table-row table:style-name="ro1">
          <table:table-cell office:value-type="float" office:value="992.064209">
            <text:p>992,064209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168651">
            <text:p>0,168651</text:p>
          </table:table-cell>
          <table:table-cell office:value-type="float" office:value="-2.16">
            <text:p>-2,16</text:p>
          </table:table-cell>
          <table:table-cell table:number-columns-repeated="1019"/>
        </table:table-row>
        <table:table-row table:style-name="ro1">
          <table:table-cell office:value-type="float" office:value="995.738525">
            <text:p>995,73852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69276">
            <text:p>0,169276</text:p>
          </table:table-cell>
          <table:table-cell office:value-type="float" office:value="-2.18">
            <text:p>-2,18</text:p>
          </table:table-cell>
          <table:table-cell table:number-columns-repeated="1019"/>
        </table:table-row>
        <table:table-row table:style-name="ro1">
          <table:table-cell office:value-type="float" office:value="995.738525">
            <text:p>995,738525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69276">
            <text:p>0,169276</text:p>
          </table:table-cell>
          <table:table-cell office:value-type="float" office:value="-2.18">
            <text:p>-2,18</text:p>
          </table:table-cell>
          <table:table-cell table:number-columns-repeated="1019"/>
        </table:table-row>
        <table:table-row table:style-name="ro1">
          <table:table-cell office:value-type="float" office:value="1010.435791">
            <text:p>1010,43579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71774">
            <text:p>0,171774</text:p>
          </table:table-cell>
          <table:table-cell office:value-type="float" office:value="-2.199412">
            <text:p>-2,199412</text:p>
          </table:table-cell>
          <table:table-cell table:number-columns-repeated="1019"/>
        </table:table-row>
        <table:table-row table:style-name="ro1">
          <table:table-cell office:value-type="float" office:value="1010.435791">
            <text:p>1010,435791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71774">
            <text:p>0,171774</text:p>
          </table:table-cell>
          <table:table-cell office:value-type="float" office:value="-2.199412">
            <text:p>-2,199412</text:p>
          </table:table-cell>
          <table:table-cell table:number-columns-repeated="1019"/>
        </table:table-row>
        <table:table-row table:style-name="ro1">
          <table:table-cell office:value-type="float" office:value="1021.45874">
            <text:p>1021,4587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73648">
            <text:p>0,173648</text:p>
          </table:table-cell>
          <table:table-cell office:value-type="float" office:value="-2.221471">
            <text:p>-2,221471</text:p>
          </table:table-cell>
          <table:table-cell table:number-columns-repeated="1019"/>
        </table:table-row>
        <table:table-row table:style-name="ro1">
          <table:table-cell office:value-type="float" office:value="1021.45874">
            <text:p>1021,4587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73648">
            <text:p>0,173648</text:p>
          </table:table-cell>
          <table:table-cell office:value-type="float" office:value="-2.221471">
            <text:p>-2,221471</text:p>
          </table:table-cell>
          <table:table-cell table:number-columns-repeated="1019"/>
        </table:table-row>
        <table:table-row table:style-name="ro1">
          <table:table-cell office:value-type="float" office:value="1028.807373">
            <text:p>1028,80737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74897">
            <text:p>0,174897</text:p>
          </table:table-cell>
          <table:table-cell office:value-type="float" office:value="-2.240294">
            <text:p>-2,240294</text:p>
          </table:table-cell>
          <table:table-cell table:number-columns-repeated="1019"/>
        </table:table-row>
        <table:table-row table:style-name="ro1">
          <table:table-cell office:value-type="float" office:value="1028.807373">
            <text:p>1028,80737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74897">
            <text:p>0,174897</text:p>
          </table:table-cell>
          <table:table-cell office:value-type="float" office:value="-2.240294">
            <text:p>-2,240294</text:p>
          </table:table-cell>
          <table:table-cell table:number-columns-repeated="1019"/>
        </table:table-row>
        <table:table-row table:style-name="ro1">
          <table:table-cell office:value-type="float" office:value="1036.156006">
            <text:p>1036,15600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76147">
            <text:p>0,176147</text:p>
          </table:table-cell>
          <table:table-cell office:value-type="float" office:value="-2.26">
            <text:p>-2,26</text:p>
          </table:table-cell>
          <table:table-cell table:number-columns-repeated="1019"/>
        </table:table-row>
        <table:table-row table:style-name="ro1">
          <table:table-cell office:value-type="float" office:value="1036.156006">
            <text:p>1036,156006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76147">
            <text:p>0,176147</text:p>
          </table:table-cell>
          <table:table-cell office:value-type="float" office:value="-2.26">
            <text:p>-2,26</text:p>
          </table:table-cell>
          <table:table-cell table:number-columns-repeated="1019"/>
        </table:table-row>
        <table:table-row table:style-name="ro1">
          <table:table-cell office:value-type="float" office:value="1043.504639">
            <text:p>1043,50463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77396">
            <text:p>0,177396</text:p>
          </table:table-cell>
          <table:table-cell office:value-type="float" office:value="-2.279118">
            <text:p>-2,279118</text:p>
          </table:table-cell>
          <table:table-cell table:number-columns-repeated="1019"/>
        </table:table-row>
        <table:table-row table:style-name="ro1">
          <table:table-cell office:value-type="float" office:value="1043.504639">
            <text:p>1043,504639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77396">
            <text:p>0,177396</text:p>
          </table:table-cell>
          <table:table-cell office:value-type="float" office:value="-2.279118">
            <text:p>-2,279118</text:p>
          </table:table-cell>
          <table:table-cell table:number-columns-repeated="1019"/>
        </table:table-row>
        <table:table-row table:style-name="ro1">
          <table:table-cell office:value-type="float" office:value="1050.853271">
            <text:p>1050,85327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78645">
            <text:p>0,178645</text:p>
          </table:table-cell>
          <table:table-cell office:value-type="float" office:value="-2.299706">
            <text:p>-2,299706</text:p>
          </table:table-cell>
          <table:table-cell table:number-columns-repeated="1019"/>
        </table:table-row>
        <table:table-row table:style-name="ro1">
          <table:table-cell office:value-type="float" office:value="1050.853271">
            <text:p>1050,85327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78645">
            <text:p>0,178645</text:p>
          </table:table-cell>
          <table:table-cell office:value-type="float" office:value="-2.299706">
            <text:p>-2,299706</text:p>
          </table:table-cell>
          <table:table-cell table:number-columns-repeated="1019"/>
        </table:table-row>
        <table:table-row table:style-name="ro1">
          <table:table-cell office:value-type="float" office:value="1061.876099">
            <text:p>1061,87609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80519">
            <text:p>0,180519</text:p>
          </table:table-cell>
          <table:table-cell office:value-type="float" office:value="-2.319118">
            <text:p>-2,319118</text:p>
          </table:table-cell>
          <table:table-cell table:number-columns-repeated="1019"/>
        </table:table-row>
        <table:table-row table:style-name="ro1">
          <table:table-cell office:value-type="float" office:value="1061.876099">
            <text:p>1061,87609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80519">
            <text:p>0,180519</text:p>
          </table:table-cell>
          <table:table-cell office:value-type="float" office:value="-2.319118">
            <text:p>-2,319118</text:p>
          </table:table-cell>
          <table:table-cell table:number-columns-repeated="1019"/>
        </table:table-row>
        <table:table-row table:style-name="ro1">
          <table:table-cell office:value-type="float" office:value="1065.550415">
            <text:p>1065,55041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81144">
            <text:p>0,181144</text:p>
          </table:table-cell>
          <table:table-cell office:value-type="float" office:value="-2.339118">
            <text:p>-2,339118</text:p>
          </table:table-cell>
          <table:table-cell table:number-columns-repeated="1019"/>
        </table:table-row>
        <table:table-row table:style-name="ro1">
          <table:table-cell office:value-type="float" office:value="1065.550415">
            <text:p>1065,550415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81144">
            <text:p>0,181144</text:p>
          </table:table-cell>
          <table:table-cell office:value-type="float" office:value="-2.339118">
            <text:p>-2,339118</text:p>
          </table:table-cell>
          <table:table-cell table:number-columns-repeated="1019"/>
        </table:table-row>
        <table:table-row table:style-name="ro1">
          <table:table-cell office:value-type="float" office:value="1076.573364">
            <text:p>1076,57336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83017">
            <text:p>0,183017</text:p>
          </table:table-cell>
          <table:table-cell office:value-type="float" office:value="-2.357941">
            <text:p>-2,357941</text:p>
          </table:table-cell>
          <table:table-cell table:number-columns-repeated="1019"/>
        </table:table-row>
        <table:table-row table:style-name="ro1">
          <table:table-cell office:value-type="float" office:value="1076.573364">
            <text:p>1076,57336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83017">
            <text:p>0,183017</text:p>
          </table:table-cell>
          <table:table-cell office:value-type="float" office:value="-2.357941">
            <text:p>-2,357941</text:p>
          </table:table-cell>
          <table:table-cell table:number-columns-repeated="1019"/>
        </table:table-row>
        <table:table-row table:style-name="ro1">
          <table:table-cell office:value-type="float" office:value="1072.899048">
            <text:p>1072,899048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82393">
            <text:p>0,182393</text:p>
          </table:table-cell>
          <table:table-cell office:value-type="float" office:value="-2.377647">
            <text:p>-2,377647</text:p>
          </table:table-cell>
          <table:table-cell table:number-columns-repeated="1019"/>
        </table:table-row>
        <table:table-row table:style-name="ro1">
          <table:table-cell office:value-type="float" office:value="1072.899048">
            <text:p>1072,899048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82393">
            <text:p>0,182393</text:p>
          </table:table-cell>
          <table:table-cell office:value-type="float" office:value="-2.396471">
            <text:p>-2,396471</text:p>
          </table:table-cell>
          <table:table-cell table:number-columns-repeated="1019"/>
        </table:table-row>
        <table:table-row table:style-name="ro1">
          <table:table-cell office:value-type="float" office:value="1083.921997">
            <text:p>1083,92199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84267">
            <text:p>0,184267</text:p>
          </table:table-cell>
          <table:table-cell office:value-type="float" office:value="-2.396471">
            <text:p>-2,396471</text:p>
          </table:table-cell>
          <table:table-cell table:number-columns-repeated="1019"/>
        </table:table-row>
        <table:table-row table:style-name="ro1">
          <table:table-cell office:value-type="float" office:value="1083.921997">
            <text:p>1083,92199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84267">
            <text:p>0,184267</text:p>
          </table:table-cell>
          <table:table-cell office:value-type="float" office:value="-2.415">
            <text:p>-2,415</text:p>
          </table:table-cell>
          <table:table-cell table:number-columns-repeated="1019"/>
        </table:table-row>
        <table:table-row table:style-name="ro1">
          <table:table-cell office:value-type="float" office:value="1098.619263">
            <text:p>1098,61926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86765">
            <text:p>0,186765</text:p>
          </table:table-cell>
          <table:table-cell office:value-type="float" office:value="-2.415">
            <text:p>-2,415</text:p>
          </table:table-cell>
          <table:table-cell table:number-columns-repeated="1019"/>
        </table:table-row>
        <table:table-row table:style-name="ro1">
          <table:table-cell office:value-type="float" office:value="1105.967896">
            <text:p>1105,96789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88015">
            <text:p>0,188015</text:p>
          </table:table-cell>
          <table:table-cell office:value-type="float" office:value="-2.434412">
            <text:p>-2,434412</text:p>
          </table:table-cell>
          <table:table-cell table:number-columns-repeated="1019"/>
        </table:table-row>
        <table:table-row table:style-name="ro1">
          <table:table-cell office:value-type="float" office:value="1105.967896">
            <text:p>1105,9678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88015">
            <text:p>0,188015</text:p>
          </table:table-cell>
          <table:table-cell office:value-type="float" office:value="-2.434412">
            <text:p>-2,434412</text:p>
          </table:table-cell>
          <table:table-cell table:number-columns-repeated="1019"/>
        </table:table-row>
        <table:table-row table:style-name="ro1">
          <table:table-cell office:value-type="float" office:value="1109.642212">
            <text:p>1109,64221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88639">
            <text:p>0,188639</text:p>
          </table:table-cell>
          <table:table-cell office:value-type="float" office:value="-2.452941">
            <text:p>-2,452941</text:p>
          </table:table-cell>
          <table:table-cell table:number-columns-repeated="1019"/>
        </table:table-row>
        <table:table-row table:style-name="ro1">
          <table:table-cell office:value-type="float" office:value="1109.642212">
            <text:p>1109,64221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88639">
            <text:p>0,188639</text:p>
          </table:table-cell>
          <table:table-cell office:value-type="float" office:value="-2.452941">
            <text:p>-2,452941</text:p>
          </table:table-cell>
          <table:table-cell table:number-columns-repeated="1019"/>
        </table:table-row>
        <table:table-row table:style-name="ro1">
          <table:table-cell office:value-type="float" office:value="1120.665161">
            <text:p>1120,66516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90513">
            <text:p>0,190513</text:p>
          </table:table-cell>
          <table:table-cell office:value-type="float" office:value="-2.472647">
            <text:p>-2,472647</text:p>
          </table:table-cell>
          <table:table-cell table:number-columns-repeated="1019"/>
        </table:table-row>
        <table:table-row table:style-name="ro1">
          <table:table-cell office:value-type="float" office:value="1120.665161">
            <text:p>1120,66516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90513">
            <text:p>0,190513</text:p>
          </table:table-cell>
          <table:table-cell office:value-type="float" office:value="-2.472647">
            <text:p>-2,472647</text:p>
          </table:table-cell>
          <table:table-cell table:number-columns-repeated="1019"/>
        </table:table-row>
        <table:table-row table:style-name="ro1">
          <table:table-cell office:value-type="float" office:value="1135.362427">
            <text:p>1135,36242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93012">
            <text:p>0,193012</text:p>
          </table:table-cell>
          <table:table-cell office:value-type="float" office:value="-2.491471">
            <text:p>-2,491471</text:p>
          </table:table-cell>
          <table:table-cell table:number-columns-repeated="1019"/>
        </table:table-row>
        <table:table-row table:style-name="ro1">
          <table:table-cell office:value-type="float" office:value="1135.362427">
            <text:p>1135,36242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93012">
            <text:p>0,193012</text:p>
          </table:table-cell>
          <table:table-cell office:value-type="float" office:value="-2.491471">
            <text:p>-2,491471</text:p>
          </table:table-cell>
          <table:table-cell table:number-columns-repeated="1019"/>
        </table:table-row>
        <table:table-row table:style-name="ro1">
          <table:table-cell office:value-type="float" office:value="1131.68811">
            <text:p>1131,6881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92387">
            <text:p>0,192387</text:p>
          </table:table-cell>
          <table:table-cell office:value-type="float" office:value="-2.511177">
            <text:p>-2,511177</text:p>
          </table:table-cell>
          <table:table-cell table:number-columns-repeated="1019"/>
        </table:table-row>
        <table:table-row table:style-name="ro1">
          <table:table-cell office:value-type="float" office:value="1131.68811">
            <text:p>1131,68811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92387">
            <text:p>0,192387</text:p>
          </table:table-cell>
          <table:table-cell office:value-type="float" office:value="-2.511177">
            <text:p>-2,511177</text:p>
          </table:table-cell>
          <table:table-cell table:number-columns-repeated="1019"/>
        </table:table-row>
        <table:table-row table:style-name="ro1">
          <table:table-cell office:value-type="float" office:value="1146.385376">
            <text:p>1146,38537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94886">
            <text:p>0,194886</text:p>
          </table:table-cell>
          <table:table-cell office:value-type="float" office:value="-2.530294">
            <text:p>-2,530294</text:p>
          </table:table-cell>
          <table:table-cell table:number-columns-repeated="1019"/>
        </table:table-row>
        <table:table-row table:style-name="ro1">
          <table:table-cell office:value-type="float" office:value="1146.385376">
            <text:p>1146,38537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94886">
            <text:p>0,194886</text:p>
          </table:table-cell>
          <table:table-cell office:value-type="float" office:value="-2.530294">
            <text:p>-2,530294</text:p>
          </table:table-cell>
          <table:table-cell table:number-columns-repeated="1019"/>
        </table:table-row>
        <table:table-row table:style-name="ro1">
          <table:table-cell office:value-type="float" office:value="1142.71106">
            <text:p>1142,71106</text:p>
          </table:table-cell>
          <table:table-cell office:value-type="float" office:value="-0.003224">
            <text:p>-0,003224</text:p>
          </table:table-cell>
          <table:table-cell office:value-type="float" office:value="-0.003198">
            <text:p>-0,003198</text:p>
          </table:table-cell>
          <table:table-cell office:value-type="float" office:value="0.194261">
            <text:p>0,194261</text:p>
          </table:table-cell>
          <table:table-cell office:value-type="float" office:value="-2.549118">
            <text:p>-2,549118</text:p>
          </table:table-cell>
          <table:table-cell table:number-columns-repeated="1019"/>
        </table:table-row>
        <table:table-row table:style-name="ro1">
          <table:table-cell office:value-type="float" office:value="1142.71106">
            <text:p>1142,7110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94261">
            <text:p>0,194261</text:p>
          </table:table-cell>
          <table:table-cell office:value-type="float" office:value="-2.549118">
            <text:p>-2,549118</text:p>
          </table:table-cell>
          <table:table-cell table:number-columns-repeated="1019"/>
        </table:table-row>
        <table:table-row table:style-name="ro1">
          <table:table-cell office:value-type="float" office:value="1153.733887">
            <text:p>1153,73388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96135">
            <text:p>0,196135</text:p>
          </table:table-cell>
          <table:table-cell office:value-type="float" office:value="-2.569118">
            <text:p>-2,569118</text:p>
          </table:table-cell>
          <table:table-cell table:number-columns-repeated="1019"/>
        </table:table-row>
        <table:table-row table:style-name="ro1">
          <table:table-cell office:value-type="float" office:value="1153.733887">
            <text:p>1153,733887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96135">
            <text:p>0,196135</text:p>
          </table:table-cell>
          <table:table-cell office:value-type="float" office:value="-2.569118">
            <text:p>-2,569118</text:p>
          </table:table-cell>
          <table:table-cell table:number-columns-repeated="1019"/>
        </table:table-row>
        <table:table-row table:style-name="ro1">
          <table:table-cell office:value-type="float" office:value="1161.08252">
            <text:p>1161,0825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97384">
            <text:p>0,197384</text:p>
          </table:table-cell>
          <table:table-cell office:value-type="float" office:value="-2.587647">
            <text:p>-2,587647</text:p>
          </table:table-cell>
          <table:table-cell table:number-columns-repeated="1019"/>
        </table:table-row>
        <table:table-row table:style-name="ro1">
          <table:table-cell office:value-type="float" office:value="1161.08252">
            <text:p>1161,08252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197384">
            <text:p>0,197384</text:p>
          </table:table-cell>
          <table:table-cell office:value-type="float" office:value="-2.606471">
            <text:p>-2,606471</text:p>
          </table:table-cell>
          <table:table-cell table:number-columns-repeated="1019"/>
        </table:table-row>
        <table:table-row table:style-name="ro1">
          <table:table-cell office:value-type="float" office:value="1172.105469">
            <text:p>1172,10546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99258">
            <text:p>0,199258</text:p>
          </table:table-cell>
          <table:table-cell office:value-type="float" office:value="-2.606471">
            <text:p>-2,606471</text:p>
          </table:table-cell>
          <table:table-cell table:number-columns-repeated="1019"/>
        </table:table-row>
        <table:table-row table:style-name="ro1">
          <table:table-cell office:value-type="float" office:value="1172.105469">
            <text:p>1172,10546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99258">
            <text:p>0,199258</text:p>
          </table:table-cell>
          <table:table-cell office:value-type="float" office:value="-2.625294">
            <text:p>-2,625294</text:p>
          </table:table-cell>
          <table:table-cell table:number-columns-repeated="1019"/>
        </table:table-row>
        <table:table-row table:style-name="ro1">
          <table:table-cell office:value-type="float" office:value="1175.779785">
            <text:p>1175,779785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99883">
            <text:p>0,199883</text:p>
          </table:table-cell>
          <table:table-cell office:value-type="float" office:value="-2.625294">
            <text:p>-2,625294</text:p>
          </table:table-cell>
          <table:table-cell table:number-columns-repeated="1019"/>
        </table:table-row>
        <table:table-row table:style-name="ro1">
          <table:table-cell office:value-type="float" office:value="1186.802734">
            <text:p>1186,80273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01756">
            <text:p>0,201756</text:p>
          </table:table-cell>
          <table:table-cell office:value-type="float" office:value="-2.644412">
            <text:p>-2,644412</text:p>
          </table:table-cell>
          <table:table-cell table:number-columns-repeated="1019"/>
        </table:table-row>
        <table:table-row table:style-name="ro1">
          <table:table-cell office:value-type="float" office:value="1186.802734">
            <text:p>1186,80273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01756">
            <text:p>0,201756</text:p>
          </table:table-cell>
          <table:table-cell office:value-type="float" office:value="-2.644412">
            <text:p>-2,644412</text:p>
          </table:table-cell>
          <table:table-cell table:number-columns-repeated="1019"/>
        </table:table-row>
        <table:table-row table:style-name="ro1">
          <table:table-cell office:value-type="float" office:value="1190.477051">
            <text:p>1190,47705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02381">
            <text:p>0,202381</text:p>
          </table:table-cell>
          <table:table-cell office:value-type="float" office:value="-2.663824">
            <text:p>-2,663824</text:p>
          </table:table-cell>
          <table:table-cell table:number-columns-repeated="1019"/>
        </table:table-row>
        <table:table-row table:style-name="ro1">
          <table:table-cell office:value-type="float" office:value="1190.477051">
            <text:p>1190,47705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02381">
            <text:p>0,202381</text:p>
          </table:table-cell>
          <table:table-cell office:value-type="float" office:value="-2.663824">
            <text:p>-2,663824</text:p>
          </table:table-cell>
          <table:table-cell table:number-columns-repeated="1019"/>
        </table:table-row>
        <table:table-row table:style-name="ro1">
          <table:table-cell office:value-type="float" office:value="1205.174316">
            <text:p>1205,17431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0488">
            <text:p>0,20488</text:p>
          </table:table-cell>
          <table:table-cell office:value-type="float" office:value="-2.683235">
            <text:p>-2,683235</text:p>
          </table:table-cell>
          <table:table-cell table:number-columns-repeated="1019"/>
        </table:table-row>
        <table:table-row table:style-name="ro1">
          <table:table-cell office:value-type="float" office:value="1205.174316">
            <text:p>1205,17431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0488">
            <text:p>0,20488</text:p>
          </table:table-cell>
          <table:table-cell office:value-type="float" office:value="-2.683235">
            <text:p>-2,683235</text:p>
          </table:table-cell>
          <table:table-cell table:number-columns-repeated="1019"/>
        </table:table-row>
        <table:table-row table:style-name="ro1">
          <table:table-cell office:value-type="float" office:value="1201.5">
            <text:p>1201,5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04255">
            <text:p>0,204255</text:p>
          </table:table-cell>
          <table:table-cell office:value-type="float" office:value="-2.702647">
            <text:p>-2,702647</text:p>
          </table:table-cell>
          <table:table-cell table:number-columns-repeated="1019"/>
        </table:table-row>
        <table:table-row table:style-name="ro1">
          <table:table-cell office:value-type="float" office:value="1201.5">
            <text:p>1201,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04255">
            <text:p>0,204255</text:p>
          </table:table-cell>
          <table:table-cell office:value-type="float" office:value="-2.702647">
            <text:p>-2,702647</text:p>
          </table:table-cell>
          <table:table-cell table:number-columns-repeated="1019"/>
        </table:table-row>
        <table:table-row table:style-name="ro1">
          <table:table-cell office:value-type="float" office:value="1219.871582">
            <text:p>1219,87158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07378">
            <text:p>0,207378</text:p>
          </table:table-cell>
          <table:table-cell office:value-type="float" office:value="-2.721471">
            <text:p>-2,721471</text:p>
          </table:table-cell>
          <table:table-cell table:number-columns-repeated="1019"/>
        </table:table-row>
        <table:table-row table:style-name="ro1">
          <table:table-cell office:value-type="float" office:value="1219.871582">
            <text:p>1219,87158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07378">
            <text:p>0,207378</text:p>
          </table:table-cell>
          <table:table-cell office:value-type="float" office:value="-2.721471">
            <text:p>-2,721471</text:p>
          </table:table-cell>
          <table:table-cell table:number-columns-repeated="1019"/>
        </table:table-row>
        <table:table-row table:style-name="ro1">
          <table:table-cell office:value-type="float" office:value="1219.871582">
            <text:p>1219,87158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07378">
            <text:p>0,207378</text:p>
          </table:table-cell>
          <table:table-cell office:value-type="float" office:value="-2.740294">
            <text:p>-2,740294</text:p>
          </table:table-cell>
          <table:table-cell table:number-columns-repeated="1019"/>
        </table:table-row>
        <table:table-row table:style-name="ro1">
          <table:table-cell office:value-type="float" office:value="1219.871582">
            <text:p>1219,87158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07378">
            <text:p>0,207378</text:p>
          </table:table-cell>
          <table:table-cell office:value-type="float" office:value="-2.740294">
            <text:p>-2,740294</text:p>
          </table:table-cell>
          <table:table-cell table:number-columns-repeated="1019"/>
        </table:table-row>
        <table:table-row table:style-name="ro1">
          <table:table-cell office:value-type="float" office:value="1234.568848">
            <text:p>1234,56884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09877">
            <text:p>0,209877</text:p>
          </table:table-cell>
          <table:table-cell office:value-type="float" office:value="-2.759706">
            <text:p>-2,759706</text:p>
          </table:table-cell>
          <table:table-cell table:number-columns-repeated="1019"/>
        </table:table-row>
        <table:table-row table:style-name="ro1">
          <table:table-cell office:value-type="float" office:value="1234.568848">
            <text:p>1234,56884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09877">
            <text:p>0,209877</text:p>
          </table:table-cell>
          <table:table-cell office:value-type="float" office:value="-2.759706">
            <text:p>-2,759706</text:p>
          </table:table-cell>
          <table:table-cell table:number-columns-repeated="1019"/>
        </table:table-row>
        <table:table-row table:style-name="ro1">
          <table:table-cell office:value-type="float" office:value="1241.91748">
            <text:p>1241,9174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211126">
            <text:p>0,211126</text:p>
          </table:table-cell>
          <table:table-cell office:value-type="float" office:value="-2.778824">
            <text:p>-2,778824</text:p>
          </table:table-cell>
          <table:table-cell table:number-columns-repeated="1019"/>
        </table:table-row>
        <table:table-row table:style-name="ro1">
          <table:table-cell office:value-type="float" office:value="1241.91748">
            <text:p>1241,9174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11126">
            <text:p>0,211126</text:p>
          </table:table-cell>
          <table:table-cell office:value-type="float" office:value="-2.778824">
            <text:p>-2,778824</text:p>
          </table:table-cell>
          <table:table-cell table:number-columns-repeated="1019"/>
        </table:table-row>
        <table:table-row table:style-name="ro1">
          <table:table-cell office:value-type="float" office:value="1245.591797">
            <text:p>1245,591797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211751">
            <text:p>0,211751</text:p>
          </table:table-cell>
          <table:table-cell office:value-type="float" office:value="-2.797647">
            <text:p>-2,797647</text:p>
          </table:table-cell>
          <table:table-cell table:number-columns-repeated="1019"/>
        </table:table-row>
        <table:table-row table:style-name="ro1">
          <table:table-cell office:value-type="float" office:value="1245.591797">
            <text:p>1245,59179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11751">
            <text:p>0,211751</text:p>
          </table:table-cell>
          <table:table-cell office:value-type="float" office:value="-2.797647">
            <text:p>-2,797647</text:p>
          </table:table-cell>
          <table:table-cell table:number-columns-repeated="1019"/>
        </table:table-row>
        <table:table-row table:style-name="ro1">
          <table:table-cell office:value-type="float" office:value="1245.591797">
            <text:p>1245,59179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11751">
            <text:p>0,211751</text:p>
          </table:table-cell>
          <table:table-cell office:value-type="float" office:value="-2.817353">
            <text:p>-2,817353</text:p>
          </table:table-cell>
          <table:table-cell table:number-columns-repeated="1019"/>
        </table:table-row>
        <table:table-row table:style-name="ro1">
          <table:table-cell office:value-type="float" office:value="1245.591797">
            <text:p>1245,59179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11751">
            <text:p>0,211751</text:p>
          </table:table-cell>
          <table:table-cell office:value-type="float" office:value="-2.836765">
            <text:p>-2,836765</text:p>
          </table:table-cell>
          <table:table-cell table:number-columns-repeated="1019"/>
        </table:table-row>
        <table:table-row table:style-name="ro1">
          <table:table-cell office:value-type="float" office:value="1252.940308">
            <text:p>1252,94030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13">
            <text:p>0,213</text:p>
          </table:table-cell>
          <table:table-cell office:value-type="float" office:value="-2.836765">
            <text:p>-2,836765</text:p>
          </table:table-cell>
          <table:table-cell table:number-columns-repeated="1019"/>
        </table:table-row>
        <table:table-row table:style-name="ro1">
          <table:table-cell office:value-type="float" office:value="1252.940308">
            <text:p>1252,94030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13">
            <text:p>0,213</text:p>
          </table:table-cell>
          <table:table-cell office:value-type="float" office:value="-2.855882">
            <text:p>-2,855882</text:p>
          </table:table-cell>
          <table:table-cell table:number-columns-repeated="1019"/>
        </table:table-row>
        <table:table-row table:style-name="ro1">
          <table:table-cell office:value-type="float" office:value="1263.963257">
            <text:p>1263,96325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14874">
            <text:p>0,214874</text:p>
          </table:table-cell>
          <table:table-cell office:value-type="float" office:value="-2.855882">
            <text:p>-2,855882</text:p>
          </table:table-cell>
          <table:table-cell table:number-columns-repeated="1019"/>
        </table:table-row>
        <table:table-row table:style-name="ro1">
          <table:table-cell office:value-type="float" office:value="1263.963257">
            <text:p>1263,96325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14874">
            <text:p>0,214874</text:p>
          </table:table-cell>
          <table:table-cell office:value-type="float" office:value="-2.874706">
            <text:p>-2,874706</text:p>
          </table:table-cell>
          <table:table-cell table:number-columns-repeated="1019"/>
        </table:table-row>
        <table:table-row table:style-name="ro1">
          <table:table-cell office:value-type="float" office:value="1274.986206">
            <text:p>1274,986206</text:p>
          </table:table-cell>
          <table:table-cell office:value-type="float" office:value="-0.003233">
            <text:p>-0,003233</text:p>
          </table:table-cell>
          <table:table-cell office:value-type="float" office:value="-0.003193">
            <text:p>-0,003193</text:p>
          </table:table-cell>
          <table:table-cell office:value-type="float" office:value="0.216748">
            <text:p>0,216748</text:p>
          </table:table-cell>
          <table:table-cell office:value-type="float" office:value="-2.874706">
            <text:p>-2,874706</text:p>
          </table:table-cell>
          <table:table-cell table:number-columns-repeated="1019"/>
        </table:table-row>
        <table:table-row table:style-name="ro1">
          <table:table-cell office:value-type="float" office:value="1278.660522">
            <text:p>1278,66052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17372">
            <text:p>0,217372</text:p>
          </table:table-cell>
          <table:table-cell office:value-type="float" office:value="-2.894118">
            <text:p>-2,894118</text:p>
          </table:table-cell>
          <table:table-cell table:number-columns-repeated="1019"/>
        </table:table-row>
        <table:table-row table:style-name="ro1">
          <table:table-cell office:value-type="float" office:value="1278.660522">
            <text:p>1278,66052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17372">
            <text:p>0,217372</text:p>
          </table:table-cell>
          <table:table-cell office:value-type="float" office:value="-2.894118">
            <text:p>-2,894118</text:p>
          </table:table-cell>
          <table:table-cell table:number-columns-repeated="1019"/>
        </table:table-row>
        <table:table-row table:style-name="ro1">
          <table:table-cell office:value-type="float" office:value="1289.683472">
            <text:p>1289,683472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19246">
            <text:p>0,219246</text:p>
          </table:table-cell>
          <table:table-cell office:value-type="float" office:value="-2.912941">
            <text:p>-2,912941</text:p>
          </table:table-cell>
          <table:table-cell table:number-columns-repeated="1019"/>
        </table:table-row>
        <table:table-row table:style-name="ro1">
          <table:table-cell office:value-type="float" office:value="1289.683472">
            <text:p>1289,68347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19246">
            <text:p>0,219246</text:p>
          </table:table-cell>
          <table:table-cell office:value-type="float" office:value="-2.912941">
            <text:p>-2,912941</text:p>
          </table:table-cell>
          <table:table-cell table:number-columns-repeated="1019"/>
        </table:table-row>
        <table:table-row table:style-name="ro1">
          <table:table-cell office:value-type="float" office:value="1300.706421">
            <text:p>1300,70642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2112">
            <text:p>0,22112</text:p>
          </table:table-cell>
          <table:table-cell office:value-type="float" office:value="-2.931765">
            <text:p>-2,931765</text:p>
          </table:table-cell>
          <table:table-cell table:number-columns-repeated="1019"/>
        </table:table-row>
        <table:table-row table:style-name="ro1">
          <table:table-cell office:value-type="float" office:value="1300.706421">
            <text:p>1300,70642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2112">
            <text:p>0,22112</text:p>
          </table:table-cell>
          <table:table-cell office:value-type="float" office:value="-2.931765">
            <text:p>-2,931765</text:p>
          </table:table-cell>
          <table:table-cell table:number-columns-repeated="1019"/>
        </table:table-row>
        <table:table-row table:style-name="ro1">
          <table:table-cell office:value-type="float" office:value="1297.032104">
            <text:p>1297,03210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20495">
            <text:p>0,220495</text:p>
          </table:table-cell>
          <table:table-cell office:value-type="float" office:value="-2.951176">
            <text:p>-2,951176</text:p>
          </table:table-cell>
          <table:table-cell table:number-columns-repeated="1019"/>
        </table:table-row>
        <table:table-row table:style-name="ro1">
          <table:table-cell office:value-type="float" office:value="1297.032104">
            <text:p>1297,03210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20495">
            <text:p>0,220495</text:p>
          </table:table-cell>
          <table:table-cell office:value-type="float" office:value="-2.951176">
            <text:p>-2,951176</text:p>
          </table:table-cell>
          <table:table-cell table:number-columns-repeated="1019"/>
        </table:table-row>
        <table:table-row table:style-name="ro1">
          <table:table-cell office:value-type="float" office:value="1315.403687">
            <text:p>1315,40368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23619">
            <text:p>0,223619</text:p>
          </table:table-cell>
          <table:table-cell office:value-type="float" office:value="-2.970294">
            <text:p>-2,970294</text:p>
          </table:table-cell>
          <table:table-cell table:number-columns-repeated="1019"/>
        </table:table-row>
        <table:table-row table:style-name="ro1">
          <table:table-cell office:value-type="float" office:value="1315.403687">
            <text:p>1315,403687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23619">
            <text:p>0,223619</text:p>
          </table:table-cell>
          <table:table-cell office:value-type="float" office:value="-2.970294">
            <text:p>-2,970294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22994">
            <text:p>0,222994</text:p>
          </table:table-cell>
          <table:table-cell office:value-type="float" office:value="-2.989412">
            <text:p>-2,989412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22994">
            <text:p>0,222994</text:p>
          </table:table-cell>
          <table:table-cell office:value-type="float" office:value="-2.989412">
            <text:p>-2,989412</text:p>
          </table:table-cell>
          <table:table-cell table:number-columns-repeated="1019"/>
        </table:table-row>
        <table:table-row table:style-name="ro1">
          <table:table-cell office:value-type="float" office:value="1326.426636">
            <text:p>1326,42663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25493">
            <text:p>0,225493</text:p>
          </table:table-cell>
          <table:table-cell office:value-type="float" office:value="-3.008824">
            <text:p>-3,008824</text:p>
          </table:table-cell>
          <table:table-cell table:number-columns-repeated="1019"/>
        </table:table-row>
        <table:table-row table:style-name="ro1">
          <table:table-cell office:value-type="float" office:value="1326.426636">
            <text:p>1326,42663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25493">
            <text:p>0,225493</text:p>
          </table:table-cell>
          <table:table-cell office:value-type="float" office:value="-3.008824">
            <text:p>-3,008824</text:p>
          </table:table-cell>
          <table:table-cell table:number-columns-repeated="1019"/>
        </table:table-row>
        <table:table-row table:style-name="ro1">
          <table:table-cell office:value-type="float" office:value="1326.426636">
            <text:p>1326,426636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225493">
            <text:p>0,225493</text:p>
          </table:table-cell>
          <table:table-cell office:value-type="float" office:value="-3.027941">
            <text:p>-3,027941</text:p>
          </table:table-cell>
          <table:table-cell table:number-columns-repeated="1019"/>
        </table:table-row>
        <table:table-row table:style-name="ro1">
          <table:table-cell office:value-type="float" office:value="1326.426636">
            <text:p>1326,42663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25493">
            <text:p>0,225493</text:p>
          </table:table-cell>
          <table:table-cell office:value-type="float" office:value="-3.027941">
            <text:p>-3,027941</text:p>
          </table:table-cell>
          <table:table-cell table:number-columns-repeated="1019"/>
        </table:table-row>
        <table:table-row table:style-name="ro1">
          <table:table-cell office:value-type="float" office:value="1337.449585">
            <text:p>1337,44958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27366">
            <text:p>0,227366</text:p>
          </table:table-cell>
          <table:table-cell office:value-type="float" office:value="-3.047647">
            <text:p>-3,047647</text:p>
          </table:table-cell>
          <table:table-cell table:number-columns-repeated="1019"/>
        </table:table-row>
        <table:table-row table:style-name="ro1">
          <table:table-cell office:value-type="float" office:value="1337.449585">
            <text:p>1337,449585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227366">
            <text:p>0,227366</text:p>
          </table:table-cell>
          <table:table-cell office:value-type="float" office:value="-3.066471">
            <text:p>-3,066471</text:p>
          </table:table-cell>
          <table:table-cell table:number-columns-repeated="1019"/>
        </table:table-row>
        <table:table-row table:style-name="ro1">
          <table:table-cell office:value-type="float" office:value="1337.449585">
            <text:p>1337,44958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27366">
            <text:p>0,227366</text:p>
          </table:table-cell>
          <table:table-cell office:value-type="float" office:value="-3.066471">
            <text:p>-3,066471</text:p>
          </table:table-cell>
          <table:table-cell table:number-columns-repeated="1019"/>
        </table:table-row>
        <table:table-row table:style-name="ro1">
          <table:table-cell office:value-type="float" office:value="1337.449585">
            <text:p>1337,44958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27366">
            <text:p>0,227366</text:p>
          </table:table-cell>
          <table:table-cell office:value-type="float" office:value="-3.085">
            <text:p>-3,085</text:p>
          </table:table-cell>
          <table:table-cell table:number-columns-repeated="1019"/>
        </table:table-row>
        <table:table-row table:style-name="ro1">
          <table:table-cell office:value-type="float" office:value="1341.123901">
            <text:p>1341,12390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27991">
            <text:p>0,227991</text:p>
          </table:table-cell>
          <table:table-cell office:value-type="float" office:value="-3.085">
            <text:p>-3,085</text:p>
          </table:table-cell>
          <table:table-cell table:number-columns-repeated="1019"/>
        </table:table-row>
        <table:table-row table:style-name="ro1">
          <table:table-cell office:value-type="float" office:value="1363.169678">
            <text:p>1363,16967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31739">
            <text:p>0,231739</text:p>
          </table:table-cell>
          <table:table-cell office:value-type="float" office:value="-3.104412">
            <text:p>-3,104412</text:p>
          </table:table-cell>
          <table:table-cell table:number-columns-repeated="1019"/>
        </table:table-row>
        <table:table-row table:style-name="ro1">
          <table:table-cell office:value-type="float" office:value="1363.169678">
            <text:p>1363,16967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31739">
            <text:p>0,231739</text:p>
          </table:table-cell>
          <table:table-cell office:value-type="float" office:value="-3.104412">
            <text:p>-3,104412</text:p>
          </table:table-cell>
          <table:table-cell table:number-columns-repeated="1019"/>
        </table:table-row>
        <table:table-row table:style-name="ro1">
          <table:table-cell office:value-type="float" office:value="1363.169678">
            <text:p>1363,16967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31739">
            <text:p>0,231739</text:p>
          </table:table-cell>
          <table:table-cell office:value-type="float" office:value="-3.123529">
            <text:p>-3,123529</text:p>
          </table:table-cell>
          <table:table-cell table:number-columns-repeated="1019"/>
        </table:table-row>
        <table:table-row table:style-name="ro1">
          <table:table-cell office:value-type="float" office:value="1363.169678">
            <text:p>1363,16967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1739">
            <text:p>0,231739</text:p>
          </table:table-cell>
          <table:table-cell office:value-type="float" office:value="-3.123529">
            <text:p>-3,123529</text:p>
          </table:table-cell>
          <table:table-cell table:number-columns-repeated="1019"/>
        </table:table-row>
        <table:table-row table:style-name="ro1">
          <table:table-cell office:value-type="float" office:value="1363.169678">
            <text:p>1363,16967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31739">
            <text:p>0,231739</text:p>
          </table:table-cell>
          <table:table-cell office:value-type="float" office:value="-3.142647">
            <text:p>-3,142647</text:p>
          </table:table-cell>
          <table:table-cell table:number-columns-repeated="1019"/>
        </table:table-row>
        <table:table-row table:style-name="ro1">
          <table:table-cell office:value-type="float" office:value="1363.169678">
            <text:p>1363,16967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31739">
            <text:p>0,231739</text:p>
          </table:table-cell>
          <table:table-cell office:value-type="float" office:value="-3.142647">
            <text:p>-3,142647</text:p>
          </table:table-cell>
          <table:table-cell table:number-columns-repeated="1019"/>
        </table:table-row>
        <table:table-row table:style-name="ro1">
          <table:table-cell office:value-type="float" office:value="1377.866943">
            <text:p>1377,86694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34237">
            <text:p>0,234237</text:p>
          </table:table-cell>
          <table:table-cell office:value-type="float" office:value="-3.162059">
            <text:p>-3,162059</text:p>
          </table:table-cell>
          <table:table-cell table:number-columns-repeated="1019"/>
        </table:table-row>
        <table:table-row table:style-name="ro1">
          <table:table-cell office:value-type="float" office:value="1377.866943">
            <text:p>1377,86694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4237">
            <text:p>0,234237</text:p>
          </table:table-cell>
          <table:table-cell office:value-type="float" office:value="-3.162059">
            <text:p>-3,162059</text:p>
          </table:table-cell>
          <table:table-cell table:number-columns-repeated="1019"/>
        </table:table-row>
        <table:table-row table:style-name="ro1">
          <table:table-cell office:value-type="float" office:value="1396.238525">
            <text:p>1396,23852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37361">
            <text:p>0,237361</text:p>
          </table:table-cell>
          <table:table-cell office:value-type="float" office:value="-3.180882">
            <text:p>-3,180882</text:p>
          </table:table-cell>
          <table:table-cell table:number-columns-repeated="1019"/>
        </table:table-row>
        <table:table-row table:style-name="ro1">
          <table:table-cell office:value-type="float" office:value="1396.238525">
            <text:p>1396,23852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7361">
            <text:p>0,237361</text:p>
          </table:table-cell>
          <table:table-cell office:value-type="float" office:value="-3.180882">
            <text:p>-3,180882</text:p>
          </table:table-cell>
          <table:table-cell table:number-columns-repeated="1019"/>
        </table:table-row>
        <table:table-row table:style-name="ro1">
          <table:table-cell office:value-type="float" office:value="1392.564209">
            <text:p>1392,56420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6736">
            <text:p>0,236736</text:p>
          </table:table-cell>
          <table:table-cell office:value-type="float" office:value="-3.2">
            <text:p>-3,2</text:p>
          </table:table-cell>
          <table:table-cell table:number-columns-repeated="1019"/>
        </table:table-row>
        <table:table-row table:style-name="ro1">
          <table:table-cell office:value-type="float" office:value="1392.564209">
            <text:p>1392,56420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36736">
            <text:p>0,236736</text:p>
          </table:table-cell>
          <table:table-cell office:value-type="float" office:value="-3.2">
            <text:p>-3,2</text:p>
          </table:table-cell>
          <table:table-cell table:number-columns-repeated="1019"/>
        </table:table-row>
        <table:table-row table:style-name="ro1">
          <table:table-cell office:value-type="float" office:value="1403.587158">
            <text:p>1403,58715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861">
            <text:p>0,23861</text:p>
          </table:table-cell>
          <table:table-cell office:value-type="float" office:value="-3.219412">
            <text:p>-3,219412</text:p>
          </table:table-cell>
          <table:table-cell table:number-columns-repeated="1019"/>
        </table:table-row>
        <table:table-row table:style-name="ro1">
          <table:table-cell office:value-type="float" office:value="1403.587158">
            <text:p>1403,58715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861">
            <text:p>0,23861</text:p>
          </table:table-cell>
          <table:table-cell office:value-type="float" office:value="-3.219412">
            <text:p>-3,219412</text:p>
          </table:table-cell>
          <table:table-cell table:number-columns-repeated="1019"/>
        </table:table-row>
        <table:table-row table:style-name="ro1">
          <table:table-cell office:value-type="float" office:value="1410.935791">
            <text:p>1410,93579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39859">
            <text:p>0,239859</text:p>
          </table:table-cell>
          <table:table-cell office:value-type="float" office:value="-3.242353">
            <text:p>-3,242353</text:p>
          </table:table-cell>
          <table:table-cell table:number-columns-repeated="1019"/>
        </table:table-row>
        <table:table-row table:style-name="ro1">
          <table:table-cell office:value-type="float" office:value="1410.935791">
            <text:p>1410,93579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39859">
            <text:p>0,239859</text:p>
          </table:table-cell>
          <table:table-cell office:value-type="float" office:value="-3.242353">
            <text:p>-3,242353</text:p>
          </table:table-cell>
          <table:table-cell table:number-columns-repeated="1019"/>
        </table:table-row>
        <table:table-row table:style-name="ro1">
          <table:table-cell office:value-type="float" office:value="1421.95874">
            <text:p>1421,9587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41733">
            <text:p>0,241733</text:p>
          </table:table-cell>
          <table:table-cell office:value-type="float" office:value="-3.261177">
            <text:p>-3,261177</text:p>
          </table:table-cell>
          <table:table-cell table:number-columns-repeated="1019"/>
        </table:table-row>
        <table:table-row table:style-name="ro1">
          <table:table-cell office:value-type="float" office:value="1421.95874">
            <text:p>1421,9587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41733">
            <text:p>0,241733</text:p>
          </table:table-cell>
          <table:table-cell office:value-type="float" office:value="-3.261177">
            <text:p>-3,261177</text:p>
          </table:table-cell>
          <table:table-cell table:number-columns-repeated="1019"/>
        </table:table-row>
        <table:table-row table:style-name="ro1">
          <table:table-cell office:value-type="float" office:value="1425.633057">
            <text:p>1425,63305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42358">
            <text:p>0,242358</text:p>
          </table:table-cell>
          <table:table-cell office:value-type="float" office:value="-3.280588">
            <text:p>-3,280588</text:p>
          </table:table-cell>
          <table:table-cell table:number-columns-repeated="1019"/>
        </table:table-row>
        <table:table-row table:style-name="ro1">
          <table:table-cell office:value-type="float" office:value="1425.633057">
            <text:p>1425,63305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2358">
            <text:p>0,242358</text:p>
          </table:table-cell>
          <table:table-cell office:value-type="float" office:value="-3.280588">
            <text:p>-3,280588</text:p>
          </table:table-cell>
          <table:table-cell table:number-columns-repeated="1019"/>
        </table:table-row>
        <table:table-row table:style-name="ro1">
          <table:table-cell office:value-type="float" office:value="1429.307373">
            <text:p>1429,3073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42982">
            <text:p>0,242982</text:p>
          </table:table-cell>
          <table:table-cell office:value-type="float" office:value="-3.299412">
            <text:p>-3,299412</text:p>
          </table:table-cell>
          <table:table-cell table:number-columns-repeated="1019"/>
        </table:table-row>
        <table:table-row table:style-name="ro1">
          <table:table-cell office:value-type="float" office:value="1429.307373">
            <text:p>1429,30737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42982">
            <text:p>0,242982</text:p>
          </table:table-cell>
          <table:table-cell office:value-type="float" office:value="-3.299412">
            <text:p>-3,299412</text:p>
          </table:table-cell>
          <table:table-cell table:number-columns-repeated="1019"/>
        </table:table-row>
        <table:table-row table:style-name="ro1">
          <table:table-cell office:value-type="float" office:value="1440.330322">
            <text:p>1440,33032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44856">
            <text:p>0,244856</text:p>
          </table:table-cell>
          <table:table-cell office:value-type="float" office:value="-3.318529">
            <text:p>-3,318529</text:p>
          </table:table-cell>
          <table:table-cell table:number-columns-repeated="1019"/>
        </table:table-row>
        <table:table-row table:style-name="ro1">
          <table:table-cell office:value-type="float" office:value="1440.330322">
            <text:p>1440,33032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44856">
            <text:p>0,244856</text:p>
          </table:table-cell>
          <table:table-cell office:value-type="float" office:value="-3.318529">
            <text:p>-3,318529</text:p>
          </table:table-cell>
          <table:table-cell table:number-columns-repeated="1019"/>
        </table:table-row>
        <table:table-row table:style-name="ro1">
          <table:table-cell office:value-type="float" office:value="1444.004639">
            <text:p>1444,00463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45481">
            <text:p>0,245481</text:p>
          </table:table-cell>
          <table:table-cell office:value-type="float" office:value="-3.339412">
            <text:p>-3,339412</text:p>
          </table:table-cell>
          <table:table-cell table:number-columns-repeated="1019"/>
        </table:table-row>
        <table:table-row table:style-name="ro1">
          <table:table-cell office:value-type="float" office:value="1444.004639">
            <text:p>1444,00463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45481">
            <text:p>0,245481</text:p>
          </table:table-cell>
          <table:table-cell office:value-type="float" office:value="-3.339412">
            <text:p>-3,339412</text:p>
          </table:table-cell>
          <table:table-cell table:number-columns-repeated="1019"/>
        </table:table-row>
        <table:table-row table:style-name="ro1">
          <table:table-cell office:value-type="float" office:value="1451.353271">
            <text:p>1451,35327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4673">
            <text:p>0,24673</text:p>
          </table:table-cell>
          <table:table-cell office:value-type="float" office:value="-3.359118">
            <text:p>-3,359118</text:p>
          </table:table-cell>
          <table:table-cell table:number-columns-repeated="1019"/>
        </table:table-row>
        <table:table-row table:style-name="ro1">
          <table:table-cell office:value-type="float" office:value="1451.353271">
            <text:p>1451,35327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4673">
            <text:p>0,24673</text:p>
          </table:table-cell>
          <table:table-cell office:value-type="float" office:value="-3.359118">
            <text:p>-3,359118</text:p>
          </table:table-cell>
          <table:table-cell table:number-columns-repeated="1019"/>
        </table:table-row>
        <table:table-row table:style-name="ro1">
          <table:table-cell office:value-type="float" office:value="1466.050415">
            <text:p>1466,05041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49229">
            <text:p>0,249229</text:p>
          </table:table-cell>
          <table:table-cell office:value-type="float" office:value="-3.379412">
            <text:p>-3,379412</text:p>
          </table:table-cell>
          <table:table-cell table:number-columns-repeated="1019"/>
        </table:table-row>
        <table:table-row table:style-name="ro1">
          <table:table-cell office:value-type="float" office:value="1466.050415">
            <text:p>1466,05041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9229">
            <text:p>0,249229</text:p>
          </table:table-cell>
          <table:table-cell office:value-type="float" office:value="-3.379412">
            <text:p>-3,379412</text:p>
          </table:table-cell>
          <table:table-cell table:number-columns-repeated="1019"/>
        </table:table-row>
        <table:table-row table:style-name="ro1">
          <table:table-cell office:value-type="float" office:value="1473.399048">
            <text:p>1473,39904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0478">
            <text:p>0,250478</text:p>
          </table:table-cell>
          <table:table-cell office:value-type="float" office:value="-3.398823">
            <text:p>-3,398823</text:p>
          </table:table-cell>
          <table:table-cell table:number-columns-repeated="1019"/>
        </table:table-row>
        <table:table-row table:style-name="ro1">
          <table:table-cell office:value-type="float" office:value="1473.399048">
            <text:p>1473,39904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50478">
            <text:p>0,250478</text:p>
          </table:table-cell>
          <table:table-cell office:value-type="float" office:value="-3.398823">
            <text:p>-3,398823</text:p>
          </table:table-cell>
          <table:table-cell table:number-columns-repeated="1019"/>
        </table:table-row>
        <table:table-row table:style-name="ro1">
          <table:table-cell office:value-type="float" office:value="1469.724731">
            <text:p>1469,72473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49853">
            <text:p>0,249853</text:p>
          </table:table-cell>
          <table:table-cell office:value-type="float" office:value="-3.41853">
            <text:p>-3,41853</text:p>
          </table:table-cell>
          <table:table-cell table:number-columns-repeated="1019"/>
        </table:table-row>
        <table:table-row table:style-name="ro1">
          <table:table-cell office:value-type="float" office:value="1469.724731">
            <text:p>1469,72473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49853">
            <text:p>0,249853</text:p>
          </table:table-cell>
          <table:table-cell office:value-type="float" office:value="-3.41853">
            <text:p>-3,41853</text:p>
          </table:table-cell>
          <table:table-cell table:number-columns-repeated="1019"/>
        </table:table-row>
        <table:table-row table:style-name="ro1">
          <table:table-cell office:value-type="float" office:value="1480.747681">
            <text:p>1480,74768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51727">
            <text:p>0,251727</text:p>
          </table:table-cell>
          <table:table-cell office:value-type="float" office:value="-3.439118">
            <text:p>-3,439118</text:p>
          </table:table-cell>
          <table:table-cell table:number-columns-repeated="1019"/>
        </table:table-row>
        <table:table-row table:style-name="ro1">
          <table:table-cell office:value-type="float" office:value="1480.747681">
            <text:p>1480,74768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51727">
            <text:p>0,251727</text:p>
          </table:table-cell>
          <table:table-cell office:value-type="float" office:value="-3.439118">
            <text:p>-3,439118</text:p>
          </table:table-cell>
          <table:table-cell table:number-columns-repeated="1019"/>
        </table:table-row>
        <table:table-row table:style-name="ro1">
          <table:table-cell office:value-type="float" office:value="1495.444946">
            <text:p>1495,444946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54226">
            <text:p>0,254226</text:p>
          </table:table-cell>
          <table:table-cell office:value-type="float" office:value="-3.458823">
            <text:p>-3,458823</text:p>
          </table:table-cell>
          <table:table-cell table:number-columns-repeated="1019"/>
        </table:table-row>
        <table:table-row table:style-name="ro1">
          <table:table-cell office:value-type="float" office:value="1495.444946">
            <text:p>1495,44494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54226">
            <text:p>0,254226</text:p>
          </table:table-cell>
          <table:table-cell office:value-type="float" office:value="-3.458823">
            <text:p>-3,458823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485">
            <text:p>0,25485</text:p>
          </table:table-cell>
          <table:table-cell office:value-type="float" office:value="-3.479118">
            <text:p>-3,479118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5485">
            <text:p>0,25485</text:p>
          </table:table-cell>
          <table:table-cell office:value-type="float" office:value="-3.479118">
            <text:p>-3,479118</text:p>
          </table:table-cell>
          <table:table-cell table:number-columns-repeated="1019"/>
        </table:table-row>
        <table:table-row table:style-name="ro1">
          <table:table-cell office:value-type="float" office:value="1502.793579">
            <text:p>1502,79357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5475">
            <text:p>0,255475</text:p>
          </table:table-cell>
          <table:table-cell office:value-type="float" office:value="-3.498824">
            <text:p>-3,498824</text:p>
          </table:table-cell>
          <table:table-cell table:number-columns-repeated="1019"/>
        </table:table-row>
        <table:table-row table:style-name="ro1">
          <table:table-cell office:value-type="float" office:value="1502.793579">
            <text:p>1502,79357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55475">
            <text:p>0,255475</text:p>
          </table:table-cell>
          <table:table-cell office:value-type="float" office:value="-3.498824">
            <text:p>-3,498824</text:p>
          </table:table-cell>
          <table:table-cell table:number-columns-repeated="1019"/>
        </table:table-row>
        <table:table-row table:style-name="ro1">
          <table:table-cell office:value-type="float" office:value="1510.142212">
            <text:p>1510,14221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56724">
            <text:p>0,256724</text:p>
          </table:table-cell>
          <table:table-cell office:value-type="float" office:value="-3.519118">
            <text:p>-3,519118</text:p>
          </table:table-cell>
          <table:table-cell table:number-columns-repeated="1019"/>
        </table:table-row>
        <table:table-row table:style-name="ro1">
          <table:table-cell office:value-type="float" office:value="1510.142212">
            <text:p>1510,14221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56724">
            <text:p>0,256724</text:p>
          </table:table-cell>
          <table:table-cell office:value-type="float" office:value="-3.519118">
            <text:p>-3,519118</text:p>
          </table:table-cell>
          <table:table-cell table:number-columns-repeated="1019"/>
        </table:table-row>
        <table:table-row table:style-name="ro1">
          <table:table-cell office:value-type="float" office:value="1513.816528">
            <text:p>1513,81652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57349">
            <text:p>0,257349</text:p>
          </table:table-cell>
          <table:table-cell office:value-type="float" office:value="-3.539118">
            <text:p>-3,539118</text:p>
          </table:table-cell>
          <table:table-cell table:number-columns-repeated="1019"/>
        </table:table-row>
        <table:table-row table:style-name="ro1">
          <table:table-cell office:value-type="float" office:value="1513.816528">
            <text:p>1513,81652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57349">
            <text:p>0,257349</text:p>
          </table:table-cell>
          <table:table-cell office:value-type="float" office:value="-3.539118">
            <text:p>-3,539118</text:p>
          </table:table-cell>
          <table:table-cell table:number-columns-repeated="1019"/>
        </table:table-row>
        <table:table-row table:style-name="ro1">
          <table:table-cell office:value-type="float" office:value="1528.513794">
            <text:p>1528,51379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59847">
            <text:p>0,259847</text:p>
          </table:table-cell>
          <table:table-cell office:value-type="float" office:value="-3.558824">
            <text:p>-3,558824</text:p>
          </table:table-cell>
          <table:table-cell table:number-columns-repeated="1019"/>
        </table:table-row>
        <table:table-row table:style-name="ro1">
          <table:table-cell office:value-type="float" office:value="1528.513794">
            <text:p>1528,51379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59847">
            <text:p>0,259847</text:p>
          </table:table-cell>
          <table:table-cell office:value-type="float" office:value="-3.558824">
            <text:p>-3,558824</text:p>
          </table:table-cell>
          <table:table-cell table:number-columns-repeated="1019"/>
        </table:table-row>
        <table:table-row table:style-name="ro1">
          <table:table-cell office:value-type="float" office:value="1535.862427">
            <text:p>1535,86242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1097">
            <text:p>0,261097</text:p>
          </table:table-cell>
          <table:table-cell office:value-type="float" office:value="-3.577059">
            <text:p>-3,577059</text:p>
          </table:table-cell>
          <table:table-cell table:number-columns-repeated="1019"/>
        </table:table-row>
        <table:table-row table:style-name="ro1">
          <table:table-cell office:value-type="float" office:value="1535.862427">
            <text:p>1535,86242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61097">
            <text:p>0,261097</text:p>
          </table:table-cell>
          <table:table-cell office:value-type="float" office:value="-3.577059">
            <text:p>-3,577059</text:p>
          </table:table-cell>
          <table:table-cell table:number-columns-repeated="1019"/>
        </table:table-row>
        <table:table-row table:style-name="ro1">
          <table:table-cell office:value-type="float" office:value="1543.21106">
            <text:p>1543,2110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62346">
            <text:p>0,262346</text:p>
          </table:table-cell>
          <table:table-cell office:value-type="float" office:value="-3.596471">
            <text:p>-3,596471</text:p>
          </table:table-cell>
          <table:table-cell table:number-columns-repeated="1019"/>
        </table:table-row>
        <table:table-row table:style-name="ro1">
          <table:table-cell office:value-type="float" office:value="1543.21106">
            <text:p>1543,2110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2346">
            <text:p>0,262346</text:p>
          </table:table-cell>
          <table:table-cell office:value-type="float" office:value="-3.615588">
            <text:p>-3,615588</text:p>
          </table:table-cell>
          <table:table-cell table:number-columns-repeated="1019"/>
        </table:table-row>
        <table:table-row table:style-name="ro1">
          <table:table-cell office:value-type="float" office:value="1543.21106">
            <text:p>1543,2110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2346">
            <text:p>0,262346</text:p>
          </table:table-cell>
          <table:table-cell office:value-type="float" office:value="-3.615588">
            <text:p>-3,615588</text:p>
          </table:table-cell>
          <table:table-cell table:number-columns-repeated="1019"/>
        </table:table-row>
        <table:table-row table:style-name="ro1">
          <table:table-cell office:value-type="float" office:value="1543.21106">
            <text:p>1543,2110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2346">
            <text:p>0,262346</text:p>
          </table:table-cell>
          <table:table-cell office:value-type="float" office:value="-3.634706">
            <text:p>-3,634706</text:p>
          </table:table-cell>
          <table:table-cell table:number-columns-repeated="1019"/>
        </table:table-row>
        <table:table-row table:style-name="ro1">
          <table:table-cell office:value-type="float" office:value="1557.908203">
            <text:p>1557,90820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3.634706">
            <text:p>-3,634706</text:p>
          </table:table-cell>
          <table:table-cell table:number-columns-repeated="1019"/>
        </table:table-row>
        <table:table-row table:style-name="ro1">
          <table:table-cell office:value-type="float" office:value="1568.931152">
            <text:p>1568,93115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6718">
            <text:p>0,266718</text:p>
          </table:table-cell>
          <table:table-cell office:value-type="float" office:value="-3.653824">
            <text:p>-3,653824</text:p>
          </table:table-cell>
          <table:table-cell table:number-columns-repeated="1019"/>
        </table:table-row>
        <table:table-row table:style-name="ro1">
          <table:table-cell office:value-type="float" office:value="1568.931152">
            <text:p>1568,93115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66718">
            <text:p>0,266718</text:p>
          </table:table-cell>
          <table:table-cell office:value-type="float" office:value="-3.653824">
            <text:p>-3,653824</text:p>
          </table:table-cell>
          <table:table-cell table:number-columns-repeated="1019"/>
        </table:table-row>
        <table:table-row table:style-name="ro1">
          <table:table-cell office:value-type="float" office:value="1565.256836">
            <text:p>1565,25683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6094">
            <text:p>0,266094</text:p>
          </table:table-cell>
          <table:table-cell office:value-type="float" office:value="-3.672941">
            <text:p>-3,672941</text:p>
          </table:table-cell>
          <table:table-cell table:number-columns-repeated="1019"/>
        </table:table-row>
        <table:table-row table:style-name="ro1">
          <table:table-cell office:value-type="float" office:value="1565.256836">
            <text:p>1565,25683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6094">
            <text:p>0,266094</text:p>
          </table:table-cell>
          <table:table-cell office:value-type="float" office:value="-3.672941">
            <text:p>-3,672941</text:p>
          </table:table-cell>
          <table:table-cell table:number-columns-repeated="1019"/>
        </table:table-row>
        <table:table-row table:style-name="ro1">
          <table:table-cell office:value-type="float" office:value="1576.279785">
            <text:p>1576,27978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7968">
            <text:p>0,267968</text:p>
          </table:table-cell>
          <table:table-cell office:value-type="float" office:value="-3.692059">
            <text:p>-3,692059</text:p>
          </table:table-cell>
          <table:table-cell table:number-columns-repeated="1019"/>
        </table:table-row>
        <table:table-row table:style-name="ro1">
          <table:table-cell office:value-type="float" office:value="1576.279785">
            <text:p>1576,279785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267968">
            <text:p>0,267968</text:p>
          </table:table-cell>
          <table:table-cell office:value-type="float" office:value="-3.692059">
            <text:p>-3,692059</text:p>
          </table:table-cell>
          <table:table-cell table:number-columns-repeated="1019"/>
        </table:table-row>
        <table:table-row table:style-name="ro1">
          <table:table-cell office:value-type="float" office:value="1587.302734">
            <text:p>1587,30273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69841">
            <text:p>0,269841</text:p>
          </table:table-cell>
          <table:table-cell office:value-type="float" office:value="-3.711471">
            <text:p>-3,711471</text:p>
          </table:table-cell>
          <table:table-cell table:number-columns-repeated="1019"/>
        </table:table-row>
        <table:table-row table:style-name="ro1">
          <table:table-cell office:value-type="float" office:value="1587.302734">
            <text:p>1587,30273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69841">
            <text:p>0,269841</text:p>
          </table:table-cell>
          <table:table-cell office:value-type="float" office:value="-3.711471">
            <text:p>-3,711471</text:p>
          </table:table-cell>
          <table:table-cell table:number-columns-repeated="1019"/>
        </table:table-row>
        <table:table-row table:style-name="ro1">
          <table:table-cell office:value-type="float" office:value="1594.651367">
            <text:p>1594,65136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71091">
            <text:p>0,271091</text:p>
          </table:table-cell>
          <table:table-cell office:value-type="float" office:value="-3.730588">
            <text:p>-3,730588</text:p>
          </table:table-cell>
          <table:table-cell table:number-columns-repeated="1019"/>
        </table:table-row>
        <table:table-row table:style-name="ro1">
          <table:table-cell office:value-type="float" office:value="1594.651367">
            <text:p>1594,65136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71091">
            <text:p>0,271091</text:p>
          </table:table-cell>
          <table:table-cell office:value-type="float" office:value="-3.730588">
            <text:p>-3,730588</text:p>
          </table:table-cell>
          <table:table-cell table:number-columns-repeated="1019"/>
        </table:table-row>
        <table:table-row table:style-name="ro1">
          <table:table-cell office:value-type="float" office:value="1598.325684">
            <text:p>1598,32568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71715">
            <text:p>0,271715</text:p>
          </table:table-cell>
          <table:table-cell office:value-type="float" office:value="-3.749118">
            <text:p>-3,749118</text:p>
          </table:table-cell>
          <table:table-cell table:number-columns-repeated="1019"/>
        </table:table-row>
        <table:table-row table:style-name="ro1">
          <table:table-cell office:value-type="float" office:value="1598.325684">
            <text:p>1598,32568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71715">
            <text:p>0,271715</text:p>
          </table:table-cell>
          <table:table-cell office:value-type="float" office:value="-3.749118">
            <text:p>-3,749118</text:p>
          </table:table-cell>
          <table:table-cell table:number-columns-repeated="1019"/>
        </table:table-row>
        <table:table-row table:style-name="ro1">
          <table:table-cell office:value-type="float" office:value="1609.348633">
            <text:p>1609,34863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73589">
            <text:p>0,273589</text:p>
          </table:table-cell>
          <table:table-cell office:value-type="float" office:value="-3.768529">
            <text:p>-3,768529</text:p>
          </table:table-cell>
          <table:table-cell table:number-columns-repeated="1019"/>
        </table:table-row>
        <table:table-row table:style-name="ro1">
          <table:table-cell office:value-type="float" office:value="1609.348633">
            <text:p>1609,34863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73589">
            <text:p>0,273589</text:p>
          </table:table-cell>
          <table:table-cell office:value-type="float" office:value="-3.768529">
            <text:p>-3,768529</text:p>
          </table:table-cell>
          <table:table-cell table:number-columns-repeated="1019"/>
        </table:table-row>
        <table:table-row table:style-name="ro1">
          <table:table-cell office:value-type="float" office:value="1620.371582">
            <text:p>1620,37158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75463">
            <text:p>0,275463</text:p>
          </table:table-cell>
          <table:table-cell office:value-type="float" office:value="-3.789706">
            <text:p>-3,789706</text:p>
          </table:table-cell>
          <table:table-cell table:number-columns-repeated="1019"/>
        </table:table-row>
        <table:table-row table:style-name="ro1">
          <table:table-cell office:value-type="float" office:value="1620.371582">
            <text:p>1620,371582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275463">
            <text:p>0,275463</text:p>
          </table:table-cell>
          <table:table-cell office:value-type="float" office:value="-3.789706">
            <text:p>-3,789706</text:p>
          </table:table-cell>
          <table:table-cell table:number-columns-repeated="1019"/>
        </table:table-row>
        <table:table-row table:style-name="ro1">
          <table:table-cell office:value-type="float" office:value="1620.371582">
            <text:p>1620,37158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75463">
            <text:p>0,275463</text:p>
          </table:table-cell>
          <table:table-cell office:value-type="float" office:value="-3.808529">
            <text:p>-3,808529</text:p>
          </table:table-cell>
          <table:table-cell table:number-columns-repeated="1019"/>
        </table:table-row>
        <table:table-row table:style-name="ro1">
          <table:table-cell office:value-type="float" office:value="1620.371582">
            <text:p>1620,371582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75463">
            <text:p>0,275463</text:p>
          </table:table-cell>
          <table:table-cell office:value-type="float" office:value="-3.808529">
            <text:p>-3,808529</text:p>
          </table:table-cell>
          <table:table-cell table:number-columns-repeated="1019"/>
        </table:table-row>
        <table:table-row table:style-name="ro1">
          <table:table-cell office:value-type="float" office:value="1638.743164">
            <text:p>1638,74316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78586">
            <text:p>0,278586</text:p>
          </table:table-cell>
          <table:table-cell office:value-type="float" office:value="-3.828529">
            <text:p>-3,828529</text:p>
          </table:table-cell>
          <table:table-cell table:number-columns-repeated="1019"/>
        </table:table-row>
        <table:table-row table:style-name="ro1">
          <table:table-cell office:value-type="float" office:value="1638.743164">
            <text:p>1638,74316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78586">
            <text:p>0,278586</text:p>
          </table:table-cell>
          <table:table-cell office:value-type="float" office:value="-3.828529">
            <text:p>-3,828529</text:p>
          </table:table-cell>
          <table:table-cell table:number-columns-repeated="1019"/>
        </table:table-row>
        <table:table-row table:style-name="ro1">
          <table:table-cell office:value-type="float" office:value="1627.720215">
            <text:p>1627,72021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76712">
            <text:p>0,276712</text:p>
          </table:table-cell>
          <table:table-cell office:value-type="float" office:value="-3.848529">
            <text:p>-3,848529</text:p>
          </table:table-cell>
          <table:table-cell table:number-columns-repeated="1019"/>
        </table:table-row>
        <table:table-row table:style-name="ro1">
          <table:table-cell office:value-type="float" office:value="1627.720215">
            <text:p>1627,72021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76712">
            <text:p>0,276712</text:p>
          </table:table-cell>
          <table:table-cell office:value-type="float" office:value="-3.848529">
            <text:p>-3,848529</text:p>
          </table:table-cell>
          <table:table-cell table:number-columns-repeated="1019"/>
        </table:table-row>
        <table:table-row table:style-name="ro1">
          <table:table-cell office:value-type="float" office:value="1649.766113">
            <text:p>1649,76611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8046">
            <text:p>0,28046</text:p>
          </table:table-cell>
          <table:table-cell office:value-type="float" office:value="-3.868235">
            <text:p>-3,868235</text:p>
          </table:table-cell>
          <table:table-cell table:number-columns-repeated="1019"/>
        </table:table-row>
        <table:table-row table:style-name="ro1">
          <table:table-cell office:value-type="float" office:value="1649.766113">
            <text:p>1649,76611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8046">
            <text:p>0,28046</text:p>
          </table:table-cell>
          <table:table-cell office:value-type="float" office:value="-3.868235">
            <text:p>-3,868235</text:p>
          </table:table-cell>
          <table:table-cell table:number-columns-repeated="1019"/>
        </table:table-row>
        <table:table-row table:style-name="ro1">
          <table:table-cell office:value-type="float" office:value="1653.440308">
            <text:p>1653,44030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81085">
            <text:p>0,281085</text:p>
          </table:table-cell>
          <table:table-cell office:value-type="float" office:value="-3.886765">
            <text:p>-3,886765</text:p>
          </table:table-cell>
          <table:table-cell table:number-columns-repeated="1019"/>
        </table:table-row>
        <table:table-row table:style-name="ro1">
          <table:table-cell office:value-type="float" office:value="1653.440308">
            <text:p>1653,44030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81085">
            <text:p>0,281085</text:p>
          </table:table-cell>
          <table:table-cell office:value-type="float" office:value="-3.906177">
            <text:p>-3,906177</text:p>
          </table:table-cell>
          <table:table-cell table:number-columns-repeated="1019"/>
        </table:table-row>
        <table:table-row table:style-name="ro1">
          <table:table-cell office:value-type="float" office:value="1657.114624">
            <text:p>1657,11462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81709">
            <text:p>0,281709</text:p>
          </table:table-cell>
          <table:table-cell office:value-type="float" office:value="-3.906177">
            <text:p>-3,906177</text:p>
          </table:table-cell>
          <table:table-cell table:number-columns-repeated="1019"/>
        </table:table-row>
        <table:table-row table:style-name="ro1">
          <table:table-cell office:value-type="float" office:value="1657.114624">
            <text:p>1657,11462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81709">
            <text:p>0,281709</text:p>
          </table:table-cell>
          <table:table-cell office:value-type="float" office:value="-3.925">
            <text:p>-3,925</text:p>
          </table:table-cell>
          <table:table-cell table:number-columns-repeated="1019"/>
        </table:table-row>
        <table:table-row table:style-name="ro1">
          <table:table-cell office:value-type="float" office:value="1653.440308">
            <text:p>1653,44030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81085">
            <text:p>0,281085</text:p>
          </table:table-cell>
          <table:table-cell office:value-type="float" office:value="-3.925">
            <text:p>-3,925</text:p>
          </table:table-cell>
          <table:table-cell table:number-columns-repeated="1019"/>
        </table:table-row>
        <table:table-row table:style-name="ro1">
          <table:table-cell office:value-type="float" office:value="1675.486206">
            <text:p>1675,48620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84833">
            <text:p>0,284833</text:p>
          </table:table-cell>
          <table:table-cell office:value-type="float" office:value="-3.943235">
            <text:p>-3,943235</text:p>
          </table:table-cell>
          <table:table-cell table:number-columns-repeated="1019"/>
        </table:table-row>
        <table:table-row table:style-name="ro1">
          <table:table-cell office:value-type="float" office:value="1675.486206">
            <text:p>1675,48620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84833">
            <text:p>0,284833</text:p>
          </table:table-cell>
          <table:table-cell office:value-type="float" office:value="-3.943235">
            <text:p>-3,943235</text:p>
          </table:table-cell>
          <table:table-cell table:number-columns-repeated="1019"/>
        </table:table-row>
        <table:table-row table:style-name="ro1">
          <table:table-cell office:value-type="float" office:value="1686.509155">
            <text:p>1686,50915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86707">
            <text:p>0,286707</text:p>
          </table:table-cell>
          <table:table-cell office:value-type="float" office:value="-3.962941">
            <text:p>-3,962941</text:p>
          </table:table-cell>
          <table:table-cell table:number-columns-repeated="1019"/>
        </table:table-row>
        <table:table-row table:style-name="ro1">
          <table:table-cell office:value-type="float" office:value="1686.509155">
            <text:p>1686,50915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86707">
            <text:p>0,286707</text:p>
          </table:table-cell>
          <table:table-cell office:value-type="float" office:value="-3.962941">
            <text:p>-3,962941</text:p>
          </table:table-cell>
          <table:table-cell table:number-columns-repeated="1019"/>
        </table:table-row>
        <table:table-row table:style-name="ro1">
          <table:table-cell office:value-type="float" office:value="1693.857788">
            <text:p>1693,85778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87956">
            <text:p>0,287956</text:p>
          </table:table-cell>
          <table:table-cell office:value-type="float" office:value="-3.982059">
            <text:p>-3,982059</text:p>
          </table:table-cell>
          <table:table-cell table:number-columns-repeated="1019"/>
        </table:table-row>
        <table:table-row table:style-name="ro1">
          <table:table-cell office:value-type="float" office:value="1693.857788">
            <text:p>1693,85778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87956">
            <text:p>0,287956</text:p>
          </table:table-cell>
          <table:table-cell office:value-type="float" office:value="-3.982059">
            <text:p>-3,982059</text:p>
          </table:table-cell>
          <table:table-cell table:number-columns-repeated="1019"/>
        </table:table-row>
        <table:table-row table:style-name="ro1">
          <table:table-cell office:value-type="float" office:value="1686.509155">
            <text:p>1686,50915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86707">
            <text:p>0,286707</text:p>
          </table:table-cell>
          <table:table-cell office:value-type="float" office:value="-4.001176">
            <text:p>-4,001176</text:p>
          </table:table-cell>
          <table:table-cell table:number-columns-repeated="1019"/>
        </table:table-row>
        <table:table-row table:style-name="ro1">
          <table:table-cell office:value-type="float" office:value="1686.509155">
            <text:p>1686,50915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86707">
            <text:p>0,286707</text:p>
          </table:table-cell>
          <table:table-cell office:value-type="float" office:value="-4.001176">
            <text:p>-4,001176</text:p>
          </table:table-cell>
          <table:table-cell table:number-columns-repeated="1019"/>
        </table:table-row>
        <table:table-row table:style-name="ro1">
          <table:table-cell office:value-type="float" office:value="1693.857788">
            <text:p>1693,85778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87956">
            <text:p>0,287956</text:p>
          </table:table-cell>
          <table:table-cell office:value-type="float" office:value="-4.020882">
            <text:p>-4,020882</text:p>
          </table:table-cell>
          <table:table-cell table:number-columns-repeated="1019"/>
        </table:table-row>
        <table:table-row table:style-name="ro1">
          <table:table-cell office:value-type="float" office:value="1693.857788">
            <text:p>1693,85778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87956">
            <text:p>0,287956</text:p>
          </table:table-cell>
          <table:table-cell office:value-type="float" office:value="-4.020882">
            <text:p>-4,020882</text:p>
          </table:table-cell>
          <table:table-cell table:number-columns-repeated="1019"/>
        </table:table-row>
        <table:table-row table:style-name="ro1">
          <table:table-cell office:value-type="float" office:value="1704.880737">
            <text:p>1704,880737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8983">
            <text:p>0,28983</text:p>
          </table:table-cell>
          <table:table-cell office:value-type="float" office:value="-4.040294">
            <text:p>-4,040294</text:p>
          </table:table-cell>
          <table:table-cell table:number-columns-repeated="1019"/>
        </table:table-row>
        <table:table-row table:style-name="ro1">
          <table:table-cell office:value-type="float" office:value="1704.880737">
            <text:p>1704,88073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8983">
            <text:p>0,28983</text:p>
          </table:table-cell>
          <table:table-cell office:value-type="float" office:value="-4.040294">
            <text:p>-4,040294</text:p>
          </table:table-cell>
          <table:table-cell table:number-columns-repeated="1019"/>
        </table:table-row>
        <table:table-row table:style-name="ro1">
          <table:table-cell office:value-type="float" office:value="1715.903687">
            <text:p>1715,90368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91704">
            <text:p>0,291704</text:p>
          </table:table-cell>
          <table:table-cell office:value-type="float" office:value="-4.059118">
            <text:p>-4,059118</text:p>
          </table:table-cell>
          <table:table-cell table:number-columns-repeated="1019"/>
        </table:table-row>
        <table:table-row table:style-name="ro1">
          <table:table-cell office:value-type="float" office:value="1715.903687">
            <text:p>1715,90368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91704">
            <text:p>0,291704</text:p>
          </table:table-cell>
          <table:table-cell office:value-type="float" office:value="-4.059118">
            <text:p>-4,059118</text:p>
          </table:table-cell>
          <table:table-cell table:number-columns-repeated="1019"/>
        </table:table-row>
        <table:table-row table:style-name="ro1">
          <table:table-cell office:value-type="float" office:value="1730.600952">
            <text:p>1730,60095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94202">
            <text:p>0,294202</text:p>
          </table:table-cell>
          <table:table-cell office:value-type="float" office:value="-4.077941">
            <text:p>-4,077941</text:p>
          </table:table-cell>
          <table:table-cell table:number-columns-repeated="1019"/>
        </table:table-row>
        <table:table-row table:style-name="ro1">
          <table:table-cell office:value-type="float" office:value="1730.600952">
            <text:p>1730,600952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294202">
            <text:p>0,294202</text:p>
          </table:table-cell>
          <table:table-cell office:value-type="float" office:value="-4.077941">
            <text:p>-4,077941</text:p>
          </table:table-cell>
          <table:table-cell table:number-columns-repeated="1019"/>
        </table:table-row>
        <table:table-row table:style-name="ro1">
          <table:table-cell office:value-type="float" office:value="1726.926636">
            <text:p>1726,92663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93578">
            <text:p>0,293578</text:p>
          </table:table-cell>
          <table:table-cell office:value-type="float" office:value="-4.097941">
            <text:p>-4,097941</text:p>
          </table:table-cell>
          <table:table-cell table:number-columns-repeated="1019"/>
        </table:table-row>
        <table:table-row table:style-name="ro1">
          <table:table-cell office:value-type="float" office:value="1726.926636">
            <text:p>1726,92663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93578">
            <text:p>0,293578</text:p>
          </table:table-cell>
          <table:table-cell office:value-type="float" office:value="-4.097941">
            <text:p>-4,097941</text:p>
          </table:table-cell>
          <table:table-cell table:number-columns-repeated="1019"/>
        </table:table-row>
        <table:table-row table:style-name="ro1">
          <table:table-cell office:value-type="float" office:value="1734.275269">
            <text:p>1734,27526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94827">
            <text:p>0,294827</text:p>
          </table:table-cell>
          <table:table-cell office:value-type="float" office:value="-4.116471">
            <text:p>-4,116471</text:p>
          </table:table-cell>
          <table:table-cell table:number-columns-repeated="1019"/>
        </table:table-row>
        <table:table-row table:style-name="ro1">
          <table:table-cell office:value-type="float" office:value="1734.275269">
            <text:p>1734,27526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94827">
            <text:p>0,294827</text:p>
          </table:table-cell>
          <table:table-cell office:value-type="float" office:value="-4.135588">
            <text:p>-4,135588</text:p>
          </table:table-cell>
          <table:table-cell table:number-columns-repeated="1019"/>
        </table:table-row>
        <table:table-row table:style-name="ro1">
          <table:table-cell office:value-type="float" office:value="1730.600952">
            <text:p>1730,600952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294202">
            <text:p>0,294202</text:p>
          </table:table-cell>
          <table:table-cell office:value-type="float" office:value="-4.135588">
            <text:p>-4,135588</text:p>
          </table:table-cell>
          <table:table-cell table:number-columns-repeated="1019"/>
        </table:table-row>
        <table:table-row table:style-name="ro1">
          <table:table-cell office:value-type="float" office:value="1730.600952">
            <text:p>1730,60095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94202">
            <text:p>0,294202</text:p>
          </table:table-cell>
          <table:table-cell office:value-type="float" office:value="-4.155">
            <text:p>-4,155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97325">
            <text:p>0,297325</text:p>
          </table:table-cell>
          <table:table-cell office:value-type="float" office:value="-4.155">
            <text:p>-4,155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97325">
            <text:p>0,297325</text:p>
          </table:table-cell>
          <table:table-cell office:value-type="float" office:value="-4.173823">
            <text:p>-4,173823</text:p>
          </table:table-cell>
          <table:table-cell table:number-columns-repeated="1019"/>
        </table:table-row>
        <table:table-row table:style-name="ro1">
          <table:table-cell office:value-type="float" office:value="1741.623901">
            <text:p>1741,62390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96076">
            <text:p>0,296076</text:p>
          </table:table-cell>
          <table:table-cell office:value-type="float" office:value="-4.173823">
            <text:p>-4,173823</text:p>
          </table:table-cell>
          <table:table-cell table:number-columns-repeated="1019"/>
        </table:table-row>
        <table:table-row table:style-name="ro1">
          <table:table-cell office:value-type="float" office:value="1759.995361">
            <text:p>1759,99536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99199">
            <text:p>0,299199</text:p>
          </table:table-cell>
          <table:table-cell office:value-type="float" office:value="-4.192941">
            <text:p>-4,192941</text:p>
          </table:table-cell>
          <table:table-cell table:number-columns-repeated="1019"/>
        </table:table-row>
        <table:table-row table:style-name="ro1">
          <table:table-cell office:value-type="float" office:value="1759.995361">
            <text:p>1759,99536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99199">
            <text:p>0,299199</text:p>
          </table:table-cell>
          <table:table-cell office:value-type="float" office:value="-4.192941">
            <text:p>-4,192941</text:p>
          </table:table-cell>
          <table:table-cell table:number-columns-repeated="1019"/>
        </table:table-row>
        <table:table-row table:style-name="ro1">
          <table:table-cell office:value-type="float" office:value="1771.018311">
            <text:p>1771,01831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01073">
            <text:p>0,301073</text:p>
          </table:table-cell>
          <table:table-cell office:value-type="float" office:value="-4.211765">
            <text:p>-4,211765</text:p>
          </table:table-cell>
          <table:table-cell table:number-columns-repeated="1019"/>
        </table:table-row>
        <table:table-row table:style-name="ro1">
          <table:table-cell office:value-type="float" office:value="1771.018311">
            <text:p>1771,01831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01073">
            <text:p>0,301073</text:p>
          </table:table-cell>
          <table:table-cell office:value-type="float" office:value="-4.211765">
            <text:p>-4,211765</text:p>
          </table:table-cell>
          <table:table-cell table:number-columns-repeated="1019"/>
        </table:table-row>
        <table:table-row table:style-name="ro1">
          <table:table-cell office:value-type="float" office:value="1767.343994">
            <text:p>1767,34399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00448">
            <text:p>0,300448</text:p>
          </table:table-cell>
          <table:table-cell office:value-type="float" office:value="-4.230882">
            <text:p>-4,230882</text:p>
          </table:table-cell>
          <table:table-cell table:number-columns-repeated="1019"/>
        </table:table-row>
        <table:table-row table:style-name="ro1">
          <table:table-cell office:value-type="float" office:value="1767.343994">
            <text:p>1767,34399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00448">
            <text:p>0,300448</text:p>
          </table:table-cell>
          <table:table-cell office:value-type="float" office:value="-4.230882">
            <text:p>-4,230882</text:p>
          </table:table-cell>
          <table:table-cell table:number-columns-repeated="1019"/>
        </table:table-row>
        <table:table-row table:style-name="ro1">
          <table:table-cell office:value-type="float" office:value="1778.366943">
            <text:p>1778,36694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302322">
            <text:p>0,302322</text:p>
          </table:table-cell>
          <table:table-cell office:value-type="float" office:value="-4.25">
            <text:p>-4,25</text:p>
          </table:table-cell>
          <table:table-cell table:number-columns-repeated="1019"/>
        </table:table-row>
        <table:table-row table:style-name="ro1">
          <table:table-cell office:value-type="float" office:value="1778.366943">
            <text:p>1778,366943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02322">
            <text:p>0,302322</text:p>
          </table:table-cell>
          <table:table-cell office:value-type="float" office:value="-4.25">
            <text:p>-4,25</text:p>
          </table:table-cell>
          <table:table-cell table:number-columns-repeated="1019"/>
        </table:table-row>
        <table:table-row table:style-name="ro1">
          <table:table-cell office:value-type="float" office:value="1782.04126">
            <text:p>1782,0412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02947">
            <text:p>0,302947</text:p>
          </table:table-cell>
          <table:table-cell office:value-type="float" office:value="-4.268824">
            <text:p>-4,268824</text:p>
          </table:table-cell>
          <table:table-cell table:number-columns-repeated="1019"/>
        </table:table-row>
        <table:table-row table:style-name="ro1">
          <table:table-cell office:value-type="float" office:value="1782.04126">
            <text:p>1782,0412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2947">
            <text:p>0,302947</text:p>
          </table:table-cell>
          <table:table-cell office:value-type="float" office:value="-4.268824">
            <text:p>-4,268824</text:p>
          </table:table-cell>
          <table:table-cell table:number-columns-repeated="1019"/>
        </table:table-row>
        <table:table-row table:style-name="ro1">
          <table:table-cell office:value-type="float" office:value="1793.064209">
            <text:p>1793,06420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04821">
            <text:p>0,304821</text:p>
          </table:table-cell>
          <table:table-cell office:value-type="float" office:value="-4.288235">
            <text:p>-4,288235</text:p>
          </table:table-cell>
          <table:table-cell table:number-columns-repeated="1019"/>
        </table:table-row>
        <table:table-row table:style-name="ro1">
          <table:table-cell office:value-type="float" office:value="1793.064209">
            <text:p>1793,06420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04821">
            <text:p>0,304821</text:p>
          </table:table-cell>
          <table:table-cell office:value-type="float" office:value="-4.288235">
            <text:p>-4,288235</text:p>
          </table:table-cell>
          <table:table-cell table:number-columns-repeated="1019"/>
        </table:table-row>
        <table:table-row table:style-name="ro1">
          <table:table-cell office:value-type="float" office:value="1796.738525">
            <text:p>1796,73852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05446">
            <text:p>0,305446</text:p>
          </table:table-cell>
          <table:table-cell office:value-type="float" office:value="-4.307941">
            <text:p>-4,307941</text:p>
          </table:table-cell>
          <table:table-cell table:number-columns-repeated="1019"/>
        </table:table-row>
        <table:table-row table:style-name="ro1">
          <table:table-cell office:value-type="float" office:value="1796.738525">
            <text:p>1796,738525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05446">
            <text:p>0,305446</text:p>
          </table:table-cell>
          <table:table-cell office:value-type="float" office:value="-4.307941">
            <text:p>-4,307941</text:p>
          </table:table-cell>
          <table:table-cell table:number-columns-repeated="1019"/>
        </table:table-row>
        <table:table-row table:style-name="ro1">
          <table:table-cell office:value-type="float" office:value="1800.412842">
            <text:p>1800,41284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0607">
            <text:p>0,30607</text:p>
          </table:table-cell>
          <table:table-cell office:value-type="float" office:value="-4.326765">
            <text:p>-4,326765</text:p>
          </table:table-cell>
          <table:table-cell table:number-columns-repeated="1019"/>
        </table:table-row>
        <table:table-row table:style-name="ro1">
          <table:table-cell office:value-type="float" office:value="1800.412842">
            <text:p>1800,412842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0607">
            <text:p>0,30607</text:p>
          </table:table-cell>
          <table:table-cell office:value-type="float" office:value="-4.326765">
            <text:p>-4,326765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07944">
            <text:p>0,307944</text:p>
          </table:table-cell>
          <table:table-cell office:value-type="float" office:value="-4.346177">
            <text:p>-4,346177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07944">
            <text:p>0,307944</text:p>
          </table:table-cell>
          <table:table-cell office:value-type="float" office:value="-4.365294">
            <text:p>-4,365294</text:p>
          </table:table-cell>
          <table:table-cell table:number-columns-repeated="1019"/>
        </table:table-row>
        <table:table-row table:style-name="ro1">
          <table:table-cell office:value-type="float" office:value="1818.784424">
            <text:p>1818,78442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09193">
            <text:p>0,309193</text:p>
          </table:table-cell>
          <table:table-cell office:value-type="float" office:value="-4.365294">
            <text:p>-4,365294</text:p>
          </table:table-cell>
          <table:table-cell table:number-columns-repeated="1019"/>
        </table:table-row>
        <table:table-row table:style-name="ro1">
          <table:table-cell office:value-type="float" office:value="1818.784424">
            <text:p>1818,78442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309193">
            <text:p>0,309193</text:p>
          </table:table-cell>
          <table:table-cell office:value-type="float" office:value="-4.384412">
            <text:p>-4,384412</text:p>
          </table:table-cell>
          <table:table-cell table:number-columns-repeated="1019"/>
        </table:table-row>
        <table:table-row table:style-name="ro1">
          <table:table-cell office:value-type="float" office:value="1815.110107">
            <text:p>1815,11010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08569">
            <text:p>0,308569</text:p>
          </table:table-cell>
          <table:table-cell office:value-type="float" office:value="-4.384412">
            <text:p>-4,384412</text:p>
          </table:table-cell>
          <table:table-cell table:number-columns-repeated="1019"/>
        </table:table-row>
        <table:table-row table:style-name="ro1">
          <table:table-cell office:value-type="float" office:value="1829.807373">
            <text:p>1829,80737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1067">
            <text:p>0,311067</text:p>
          </table:table-cell>
          <table:table-cell office:value-type="float" office:value="-4.40353">
            <text:p>-4,40353</text:p>
          </table:table-cell>
          <table:table-cell table:number-columns-repeated="1019"/>
        </table:table-row>
        <table:table-row table:style-name="ro1">
          <table:table-cell office:value-type="float" office:value="1829.807373">
            <text:p>1829,80737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1067">
            <text:p>0,311067</text:p>
          </table:table-cell>
          <table:table-cell office:value-type="float" office:value="-4.40353">
            <text:p>-4,40353</text:p>
          </table:table-cell>
          <table:table-cell table:number-columns-repeated="1019"/>
        </table:table-row>
        <table:table-row table:style-name="ro1">
          <table:table-cell office:value-type="float" office:value="1829.807373">
            <text:p>1829,80737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1067">
            <text:p>0,311067</text:p>
          </table:table-cell>
          <table:table-cell office:value-type="float" office:value="-4.422647">
            <text:p>-4,422647</text:p>
          </table:table-cell>
          <table:table-cell table:number-columns-repeated="1019"/>
        </table:table-row>
        <table:table-row table:style-name="ro1">
          <table:table-cell office:value-type="float" office:value="1829.807373">
            <text:p>1829,80737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11067">
            <text:p>0,311067</text:p>
          </table:table-cell>
          <table:table-cell office:value-type="float" office:value="-4.422647">
            <text:p>-4,422647</text:p>
          </table:table-cell>
          <table:table-cell table:number-columns-repeated="1019"/>
        </table:table-row>
        <table:table-row table:style-name="ro1">
          <table:table-cell office:value-type="float" office:value="1844.504639">
            <text:p>1844,50463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13566">
            <text:p>0,313566</text:p>
          </table:table-cell>
          <table:table-cell office:value-type="float" office:value="-4.441765">
            <text:p>-4,441765</text:p>
          </table:table-cell>
          <table:table-cell table:number-columns-repeated="1019"/>
        </table:table-row>
        <table:table-row table:style-name="ro1">
          <table:table-cell office:value-type="float" office:value="1844.504639">
            <text:p>1844,504639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4.441765">
            <text:p>-4,441765</text:p>
          </table:table-cell>
          <table:table-cell table:number-columns-repeated="1019"/>
        </table:table-row>
        <table:table-row table:style-name="ro1">
          <table:table-cell office:value-type="float" office:value="1851.853271">
            <text:p>1851,853271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14815">
            <text:p>0,314815</text:p>
          </table:table-cell>
          <table:table-cell office:value-type="float" office:value="-4.460294">
            <text:p>-4,460294</text:p>
          </table:table-cell>
          <table:table-cell table:number-columns-repeated="1019"/>
        </table:table-row>
        <table:table-row table:style-name="ro1">
          <table:table-cell office:value-type="float" office:value="1851.853271">
            <text:p>1851,85327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14815">
            <text:p>0,314815</text:p>
          </table:table-cell>
          <table:table-cell office:value-type="float" office:value="-4.460294">
            <text:p>-4,460294</text:p>
          </table:table-cell>
          <table:table-cell table:number-columns-repeated="1019"/>
        </table:table-row>
        <table:table-row table:style-name="ro1">
          <table:table-cell office:value-type="float" office:value="1848.178955">
            <text:p>1848,17895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419">
            <text:p>0,31419</text:p>
          </table:table-cell>
          <table:table-cell office:value-type="float" office:value="-4.479706">
            <text:p>-4,479706</text:p>
          </table:table-cell>
          <table:table-cell table:number-columns-repeated="1019"/>
        </table:table-row>
        <table:table-row table:style-name="ro1">
          <table:table-cell office:value-type="float" office:value="1848.178955">
            <text:p>1848,17895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1419">
            <text:p>0,31419</text:p>
          </table:table-cell>
          <table:table-cell office:value-type="float" office:value="-4.479706">
            <text:p>-4,479706</text:p>
          </table:table-cell>
          <table:table-cell table:number-columns-repeated="1019"/>
        </table:table-row>
        <table:table-row table:style-name="ro1">
          <table:table-cell office:value-type="float" office:value="1862.876099">
            <text:p>1862,87609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6689">
            <text:p>0,316689</text:p>
          </table:table-cell>
          <table:table-cell office:value-type="float" office:value="-4.499412">
            <text:p>-4,499412</text:p>
          </table:table-cell>
          <table:table-cell table:number-columns-repeated="1019"/>
        </table:table-row>
        <table:table-row table:style-name="ro1">
          <table:table-cell office:value-type="float" office:value="1862.876099">
            <text:p>1862,87609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16689">
            <text:p>0,316689</text:p>
          </table:table-cell>
          <table:table-cell office:value-type="float" office:value="-4.499412">
            <text:p>-4,499412</text:p>
          </table:table-cell>
          <table:table-cell table:number-columns-repeated="1019"/>
        </table:table-row>
        <table:table-row table:style-name="ro1">
          <table:table-cell office:value-type="float" office:value="1870.224731">
            <text:p>1870,22473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17938">
            <text:p>0,317938</text:p>
          </table:table-cell>
          <table:table-cell office:value-type="float" office:value="-4.518824">
            <text:p>-4,518824</text:p>
          </table:table-cell>
          <table:table-cell table:number-columns-repeated="1019"/>
        </table:table-row>
        <table:table-row table:style-name="ro1">
          <table:table-cell office:value-type="float" office:value="1870.224731">
            <text:p>1870,22473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7938">
            <text:p>0,317938</text:p>
          </table:table-cell>
          <table:table-cell office:value-type="float" office:value="-4.518824">
            <text:p>-4,518824</text:p>
          </table:table-cell>
          <table:table-cell table:number-columns-repeated="1019"/>
        </table:table-row>
        <table:table-row table:style-name="ro1">
          <table:table-cell office:value-type="float" office:value="1877.573364">
            <text:p>1877,57336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9187">
            <text:p>0,319187</text:p>
          </table:table-cell>
          <table:table-cell office:value-type="float" office:value="-4.538529">
            <text:p>-4,538529</text:p>
          </table:table-cell>
          <table:table-cell table:number-columns-repeated="1019"/>
        </table:table-row>
        <table:table-row table:style-name="ro1">
          <table:table-cell office:value-type="float" office:value="1877.573364">
            <text:p>1877,57336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9187">
            <text:p>0,319187</text:p>
          </table:table-cell>
          <table:table-cell office:value-type="float" office:value="-4.538529">
            <text:p>-4,538529</text:p>
          </table:table-cell>
          <table:table-cell table:number-columns-repeated="1019"/>
        </table:table-row>
        <table:table-row table:style-name="ro1">
          <table:table-cell office:value-type="float" office:value="1881.247681">
            <text:p>1881,24768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9812">
            <text:p>0,319812</text:p>
          </table:table-cell>
          <table:table-cell office:value-type="float" office:value="-4.558235">
            <text:p>-4,558235</text:p>
          </table:table-cell>
          <table:table-cell table:number-columns-repeated="1019"/>
        </table:table-row>
        <table:table-row table:style-name="ro1">
          <table:table-cell office:value-type="float" office:value="1881.247681">
            <text:p>1881,247681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19812">
            <text:p>0,319812</text:p>
          </table:table-cell>
          <table:table-cell office:value-type="float" office:value="-4.558235">
            <text:p>-4,558235</text:p>
          </table:table-cell>
          <table:table-cell table:number-columns-repeated="1019"/>
        </table:table-row>
        <table:table-row table:style-name="ro1">
          <table:table-cell office:value-type="float" office:value="1877.573364">
            <text:p>1877,57336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9187">
            <text:p>0,319187</text:p>
          </table:table-cell>
          <table:table-cell office:value-type="float" office:value="-4.577647">
            <text:p>-4,577647</text:p>
          </table:table-cell>
          <table:table-cell table:number-columns-repeated="1019"/>
        </table:table-row>
        <table:table-row table:style-name="ro1">
          <table:table-cell office:value-type="float" office:value="1877.573364">
            <text:p>1877,57336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9187">
            <text:p>0,319187</text:p>
          </table:table-cell>
          <table:table-cell office:value-type="float" office:value="-4.577647">
            <text:p>-4,577647</text:p>
          </table:table-cell>
          <table:table-cell table:number-columns-repeated="1019"/>
        </table:table-row>
        <table:table-row table:style-name="ro1">
          <table:table-cell office:value-type="float" office:value="1892.27063">
            <text:p>1892,2706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21686">
            <text:p>0,321686</text:p>
          </table:table-cell>
          <table:table-cell office:value-type="float" office:value="-4.597647">
            <text:p>-4,597647</text:p>
          </table:table-cell>
          <table:table-cell table:number-columns-repeated="1019"/>
        </table:table-row>
        <table:table-row table:style-name="ro1">
          <table:table-cell office:value-type="float" office:value="1892.27063">
            <text:p>1892,2706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21686">
            <text:p>0,321686</text:p>
          </table:table-cell>
          <table:table-cell office:value-type="float" office:value="-4.597647">
            <text:p>-4,597647</text:p>
          </table:table-cell>
          <table:table-cell table:number-columns-repeated="1019"/>
        </table:table-row>
        <table:table-row table:style-name="ro1">
          <table:table-cell office:value-type="float" office:value="1899.619263">
            <text:p>1899,61926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22935">
            <text:p>0,322935</text:p>
          </table:table-cell>
          <table:table-cell office:value-type="float" office:value="-4.615882">
            <text:p>-4,615882</text:p>
          </table:table-cell>
          <table:table-cell table:number-columns-repeated="1019"/>
        </table:table-row>
        <table:table-row table:style-name="ro1">
          <table:table-cell office:value-type="float" office:value="1899.619263">
            <text:p>1899,61926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22935">
            <text:p>0,322935</text:p>
          </table:table-cell>
          <table:table-cell office:value-type="float" office:value="-4.635">
            <text:p>-4,635</text:p>
          </table:table-cell>
          <table:table-cell table:number-columns-repeated="1019"/>
        </table:table-row>
        <table:table-row table:style-name="ro1">
          <table:table-cell office:value-type="float" office:value="1906.967896">
            <text:p>1906,96789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24185">
            <text:p>0,324185</text:p>
          </table:table-cell>
          <table:table-cell office:value-type="float" office:value="-4.635">
            <text:p>-4,635</text:p>
          </table:table-cell>
          <table:table-cell table:number-columns-repeated="1019"/>
        </table:table-row>
        <table:table-row table:style-name="ro1">
          <table:table-cell office:value-type="float" office:value="1906.967896">
            <text:p>1906,967896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324185">
            <text:p>0,324185</text:p>
          </table:table-cell>
          <table:table-cell office:value-type="float" office:value="-4.654118">
            <text:p>-4,654118</text:p>
          </table:table-cell>
          <table:table-cell table:number-columns-repeated="1019"/>
        </table:table-row>
        <table:table-row table:style-name="ro1">
          <table:table-cell office:value-type="float" office:value="1914.316528">
            <text:p>1914,31652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25434">
            <text:p>0,325434</text:p>
          </table:table-cell>
          <table:table-cell office:value-type="float" office:value="-4.654118">
            <text:p>-4,654118</text:p>
          </table:table-cell>
          <table:table-cell table:number-columns-repeated="1019"/>
        </table:table-row>
        <table:table-row table:style-name="ro1">
          <table:table-cell office:value-type="float" office:value="1914.316528">
            <text:p>1914,31652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25434">
            <text:p>0,325434</text:p>
          </table:table-cell>
          <table:table-cell office:value-type="float" office:value="-4.673823">
            <text:p>-4,673823</text:p>
          </table:table-cell>
          <table:table-cell table:number-columns-repeated="1019"/>
        </table:table-row>
        <table:table-row table:style-name="ro1">
          <table:table-cell office:value-type="float" office:value="1914.316528">
            <text:p>1914,31652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25434">
            <text:p>0,325434</text:p>
          </table:table-cell>
          <table:table-cell office:value-type="float" office:value="-4.673823">
            <text:p>-4,673823</text:p>
          </table:table-cell>
          <table:table-cell table:number-columns-repeated="1019"/>
        </table:table-row>
        <table:table-row table:style-name="ro1">
          <table:table-cell office:value-type="float" office:value="1917.990845">
            <text:p>1917,99084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26058">
            <text:p>0,326058</text:p>
          </table:table-cell>
          <table:table-cell office:value-type="float" office:value="-4.692647">
            <text:p>-4,692647</text:p>
          </table:table-cell>
          <table:table-cell table:number-columns-repeated="1019"/>
        </table:table-row>
        <table:table-row table:style-name="ro1">
          <table:table-cell office:value-type="float" office:value="1917.990845">
            <text:p>1917,99084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26058">
            <text:p>0,326058</text:p>
          </table:table-cell>
          <table:table-cell office:value-type="float" office:value="-4.692647">
            <text:p>-4,692647</text:p>
          </table:table-cell>
          <table:table-cell table:number-columns-repeated="1019"/>
        </table:table-row>
        <table:table-row table:style-name="ro1">
          <table:table-cell office:value-type="float" office:value="1929.013794">
            <text:p>1929,01379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27932">
            <text:p>0,327932</text:p>
          </table:table-cell>
          <table:table-cell office:value-type="float" office:value="-4.712059">
            <text:p>-4,712059</text:p>
          </table:table-cell>
          <table:table-cell table:number-columns-repeated="1019"/>
        </table:table-row>
        <table:table-row table:style-name="ro1">
          <table:table-cell office:value-type="float" office:value="1929.013794">
            <text:p>1929,01379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27932">
            <text:p>0,327932</text:p>
          </table:table-cell>
          <table:table-cell office:value-type="float" office:value="-4.712059">
            <text:p>-4,712059</text:p>
          </table:table-cell>
          <table:table-cell table:number-columns-repeated="1019"/>
        </table:table-row>
        <table:table-row table:style-name="ro1">
          <table:table-cell office:value-type="float" office:value="1932.68811">
            <text:p>1932,6881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28557">
            <text:p>0,328557</text:p>
          </table:table-cell>
          <table:table-cell office:value-type="float" office:value="-4.731176">
            <text:p>-4,731176</text:p>
          </table:table-cell>
          <table:table-cell table:number-columns-repeated="1019"/>
        </table:table-row>
        <table:table-row table:style-name="ro1">
          <table:table-cell office:value-type="float" office:value="1932.68811">
            <text:p>1932,6881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28557">
            <text:p>0,328557</text:p>
          </table:table-cell>
          <table:table-cell office:value-type="float" office:value="-4.731176">
            <text:p>-4,731176</text:p>
          </table:table-cell>
          <table:table-cell table:number-columns-repeated="1019"/>
        </table:table-row>
        <table:table-row table:style-name="ro1">
          <table:table-cell office:value-type="float" office:value="1943.71106">
            <text:p>1943,7110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30431">
            <text:p>0,330431</text:p>
          </table:table-cell>
          <table:table-cell office:value-type="float" office:value="-4.750294">
            <text:p>-4,750294</text:p>
          </table:table-cell>
          <table:table-cell table:number-columns-repeated="1019"/>
        </table:table-row>
        <table:table-row table:style-name="ro1">
          <table:table-cell office:value-type="float" office:value="1943.71106">
            <text:p>1943,7110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30431">
            <text:p>0,330431</text:p>
          </table:table-cell>
          <table:table-cell office:value-type="float" office:value="-4.750294">
            <text:p>-4,750294</text:p>
          </table:table-cell>
          <table:table-cell table:number-columns-repeated="1019"/>
        </table:table-row>
        <table:table-row table:style-name="ro1">
          <table:table-cell office:value-type="float" office:value="1951.059692">
            <text:p>1951,059692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3168">
            <text:p>0,33168</text:p>
          </table:table-cell>
          <table:table-cell office:value-type="float" office:value="-4.769118">
            <text:p>-4,769118</text:p>
          </table:table-cell>
          <table:table-cell table:number-columns-repeated="1019"/>
        </table:table-row>
        <table:table-row table:style-name="ro1">
          <table:table-cell office:value-type="float" office:value="1951.059692">
            <text:p>1951,05969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3168">
            <text:p>0,33168</text:p>
          </table:table-cell>
          <table:table-cell office:value-type="float" office:value="-4.769118">
            <text:p>-4,769118</text:p>
          </table:table-cell>
          <table:table-cell table:number-columns-repeated="1019"/>
        </table:table-row>
        <table:table-row table:style-name="ro1">
          <table:table-cell office:value-type="float" office:value="1951.059692">
            <text:p>1951,05969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3168">
            <text:p>0,33168</text:p>
          </table:table-cell>
          <table:table-cell office:value-type="float" office:value="-4.788235">
            <text:p>-4,788235</text:p>
          </table:table-cell>
          <table:table-cell table:number-columns-repeated="1019"/>
        </table:table-row>
        <table:table-row table:style-name="ro1">
          <table:table-cell office:value-type="float" office:value="1951.059692">
            <text:p>1951,059692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33168">
            <text:p>0,33168</text:p>
          </table:table-cell>
          <table:table-cell office:value-type="float" office:value="-4.788235">
            <text:p>-4,788235</text:p>
          </table:table-cell>
          <table:table-cell table:number-columns-repeated="1019"/>
        </table:table-row>
        <table:table-row table:style-name="ro1">
          <table:table-cell office:value-type="float" office:value="1951.059692">
            <text:p>1951,05969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3168">
            <text:p>0,33168</text:p>
          </table:table-cell>
          <table:table-cell office:value-type="float" office:value="-4.807353">
            <text:p>-4,807353</text:p>
          </table:table-cell>
          <table:table-cell table:number-columns-repeated="1019"/>
        </table:table-row>
        <table:table-row table:style-name="ro1">
          <table:table-cell office:value-type="float" office:value="1951.059692">
            <text:p>1951,05969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3168">
            <text:p>0,33168</text:p>
          </table:table-cell>
          <table:table-cell office:value-type="float" office:value="-4.807353">
            <text:p>-4,807353</text:p>
          </table:table-cell>
          <table:table-cell table:number-columns-repeated="1019"/>
        </table:table-row>
        <table:table-row table:style-name="ro1">
          <table:table-cell office:value-type="float" office:value="1969.431152">
            <text:p>1969,43115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34803">
            <text:p>0,334803</text:p>
          </table:table-cell>
          <table:table-cell office:value-type="float" office:value="-4.82647">
            <text:p>-4,82647</text:p>
          </table:table-cell>
          <table:table-cell table:number-columns-repeated="1019"/>
        </table:table-row>
        <table:table-row table:style-name="ro1">
          <table:table-cell office:value-type="float" office:value="1969.431152">
            <text:p>1969,43115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34803">
            <text:p>0,334803</text:p>
          </table:table-cell>
          <table:table-cell office:value-type="float" office:value="-4.82647">
            <text:p>-4,82647</text:p>
          </table:table-cell>
          <table:table-cell table:number-columns-repeated="1019"/>
        </table:table-row>
        <table:table-row table:style-name="ro1">
          <table:table-cell office:value-type="float" office:value="1976.779785">
            <text:p>1976,77978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36053">
            <text:p>0,336053</text:p>
          </table:table-cell>
          <table:table-cell office:value-type="float" office:value="-4.846177">
            <text:p>-4,846177</text:p>
          </table:table-cell>
          <table:table-cell table:number-columns-repeated="1019"/>
        </table:table-row>
        <table:table-row table:style-name="ro1">
          <table:table-cell office:value-type="float" office:value="1976.779785">
            <text:p>1976,77978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336053">
            <text:p>0,336053</text:p>
          </table:table-cell>
          <table:table-cell office:value-type="float" office:value="-4.865">
            <text:p>-4,865</text:p>
          </table:table-cell>
          <table:table-cell table:number-columns-repeated="1019"/>
        </table:table-row>
        <table:table-row table:style-name="ro1">
          <table:table-cell office:value-type="float" office:value="1984.128418">
            <text:p>1984,128418</text:p>
          </table:table-cell>
          <table:table-cell office:value-type="float" office:value="-0.003224">
            <text:p>-0,003224</text:p>
          </table:table-cell>
          <table:table-cell office:value-type="float" office:value="-0.003198">
            <text:p>-0,003198</text:p>
          </table:table-cell>
          <table:table-cell office:value-type="float" office:value="0.337302">
            <text:p>0,337302</text:p>
          </table:table-cell>
          <table:table-cell office:value-type="float" office:value="-4.865">
            <text:p>-4,865</text:p>
          </table:table-cell>
          <table:table-cell table:number-columns-repeated="1019"/>
        </table:table-row>
        <table:table-row table:style-name="ro1">
          <table:table-cell office:value-type="float" office:value="1984.128418">
            <text:p>1984,12841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37302">
            <text:p>0,337302</text:p>
          </table:table-cell>
          <table:table-cell office:value-type="float" office:value="-4.883823">
            <text:p>-4,883823</text:p>
          </table:table-cell>
          <table:table-cell table:number-columns-repeated="1019"/>
        </table:table-row>
        <table:table-row table:style-name="ro1">
          <table:table-cell office:value-type="float" office:value="1987.802734">
            <text:p>1987,80273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337926">
            <text:p>0,337926</text:p>
          </table:table-cell>
          <table:table-cell office:value-type="float" office:value="-4.883823">
            <text:p>-4,883823</text:p>
          </table:table-cell>
          <table:table-cell table:number-columns-repeated="1019"/>
        </table:table-row>
        <table:table-row table:style-name="ro1">
          <table:table-cell office:value-type="float" office:value="1987.802734">
            <text:p>1987,80273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37926">
            <text:p>0,337926</text:p>
          </table:table-cell>
          <table:table-cell office:value-type="float" office:value="-4.903235">
            <text:p>-4,903235</text:p>
          </table:table-cell>
          <table:table-cell table:number-columns-repeated="1019"/>
        </table:table-row>
        <table:table-row table:style-name="ro1">
          <table:table-cell office:value-type="float" office:value="1987.802734">
            <text:p>1987,80273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37926">
            <text:p>0,337926</text:p>
          </table:table-cell>
          <table:table-cell office:value-type="float" office:value="-4.903235">
            <text:p>-4,903235</text:p>
          </table:table-cell>
          <table:table-cell table:number-columns-repeated="1019"/>
        </table:table-row>
        <table:table-row table:style-name="ro1">
          <table:table-cell office:value-type="float" office:value="1995.151367">
            <text:p>1995,15136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39176">
            <text:p>0,339176</text:p>
          </table:table-cell>
          <table:table-cell office:value-type="float" office:value="-4.922059">
            <text:p>-4,922059</text:p>
          </table:table-cell>
          <table:table-cell table:number-columns-repeated="1019"/>
        </table:table-row>
        <table:table-row table:style-name="ro1">
          <table:table-cell office:value-type="float" office:value="1995.151367">
            <text:p>1995,15136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39176">
            <text:p>0,339176</text:p>
          </table:table-cell>
          <table:table-cell office:value-type="float" office:value="-4.922059">
            <text:p>-4,922059</text:p>
          </table:table-cell>
          <table:table-cell table:number-columns-repeated="1019"/>
        </table:table-row>
        <table:table-row table:style-name="ro1">
          <table:table-cell office:value-type="float" office:value="2009.848633">
            <text:p>2009,84863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41674">
            <text:p>0,341674</text:p>
          </table:table-cell>
          <table:table-cell office:value-type="float" office:value="-4.941765">
            <text:p>-4,941765</text:p>
          </table:table-cell>
          <table:table-cell table:number-columns-repeated="1019"/>
        </table:table-row>
        <table:table-row table:style-name="ro1">
          <table:table-cell office:value-type="float" office:value="2009.848633">
            <text:p>2009,84863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41674">
            <text:p>0,341674</text:p>
          </table:table-cell>
          <table:table-cell office:value-type="float" office:value="-4.941765">
            <text:p>-4,941765</text:p>
          </table:table-cell>
          <table:table-cell table:number-columns-repeated="1019"/>
        </table:table-row>
        <table:table-row table:style-name="ro1">
          <table:table-cell office:value-type="float" office:value="2006.174316">
            <text:p>2006,17431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4105">
            <text:p>0,34105</text:p>
          </table:table-cell>
          <table:table-cell office:value-type="float" office:value="-4.96">
            <text:p>-4,96</text:p>
          </table:table-cell>
          <table:table-cell table:number-columns-repeated="1019"/>
        </table:table-row>
        <table:table-row table:style-name="ro1">
          <table:table-cell office:value-type="float" office:value="2006.174316">
            <text:p>2006,17431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4105">
            <text:p>0,34105</text:p>
          </table:table-cell>
          <table:table-cell office:value-type="float" office:value="-4.96">
            <text:p>-4,96</text:p>
          </table:table-cell>
          <table:table-cell table:number-columns-repeated="1019"/>
        </table:table-row>
        <table:table-row table:style-name="ro1">
          <table:table-cell office:value-type="float" office:value="2009.848633">
            <text:p>2009,84863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41674">
            <text:p>0,341674</text:p>
          </table:table-cell>
          <table:table-cell office:value-type="float" office:value="-4.979706">
            <text:p>-4,979706</text:p>
          </table:table-cell>
          <table:table-cell table:number-columns-repeated="1019"/>
        </table:table-row>
        <table:table-row table:style-name="ro1">
          <table:table-cell office:value-type="float" office:value="2009.848633">
            <text:p>2009,848633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341674">
            <text:p>0,341674</text:p>
          </table:table-cell>
          <table:table-cell office:value-type="float" office:value="-4.979706">
            <text:p>-4,979706</text:p>
          </table:table-cell>
          <table:table-cell table:number-columns-repeated="1019"/>
        </table:table-row>
        <table:table-row table:style-name="ro1">
          <table:table-cell office:value-type="float" office:value="2020.871582">
            <text:p>2020,87158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43548">
            <text:p>0,343548</text:p>
          </table:table-cell>
          <table:table-cell office:value-type="float" office:value="-4.999118">
            <text:p>-4,999118</text:p>
          </table:table-cell>
          <table:table-cell table:number-columns-repeated="1019"/>
        </table:table-row>
        <table:table-row table:style-name="ro1">
          <table:table-cell office:value-type="float" office:value="2020.871582">
            <text:p>2020,87158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43548">
            <text:p>0,343548</text:p>
          </table:table-cell>
          <table:table-cell office:value-type="float" office:value="-4.999118">
            <text:p>-4,999118</text:p>
          </table:table-cell>
          <table:table-cell table:number-columns-repeated="1019"/>
        </table:table-row>
        <table:table-row table:style-name="ro1">
          <table:table-cell office:value-type="float" office:value="2028.220215">
            <text:p>2028,22021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44797">
            <text:p>0,344797</text:p>
          </table:table-cell>
          <table:table-cell office:value-type="float" office:value="-5.018235">
            <text:p>-5,018235</text:p>
          </table:table-cell>
          <table:table-cell table:number-columns-repeated="1019"/>
        </table:table-row>
        <table:table-row table:style-name="ro1">
          <table:table-cell office:value-type="float" office:value="2028.220215">
            <text:p>2028,220215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44797">
            <text:p>0,344797</text:p>
          </table:table-cell>
          <table:table-cell office:value-type="float" office:value="-5.018235">
            <text:p>-5,018235</text:p>
          </table:table-cell>
          <table:table-cell table:number-columns-repeated="1019"/>
        </table:table-row>
        <table:table-row table:style-name="ro1">
          <table:table-cell office:value-type="float" office:value="2028.220215">
            <text:p>2028,22021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44797">
            <text:p>0,344797</text:p>
          </table:table-cell>
          <table:table-cell office:value-type="float" office:value="-5.038235">
            <text:p>-5,038235</text:p>
          </table:table-cell>
          <table:table-cell table:number-columns-repeated="1019"/>
        </table:table-row>
        <table:table-row table:style-name="ro1">
          <table:table-cell office:value-type="float" office:value="2028.220215">
            <text:p>2028,22021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44797">
            <text:p>0,344797</text:p>
          </table:table-cell>
          <table:table-cell office:value-type="float" office:value="-5.038235">
            <text:p>-5,038235</text:p>
          </table:table-cell>
          <table:table-cell table:number-columns-repeated="1019"/>
        </table:table-row>
        <table:table-row table:style-name="ro1">
          <table:table-cell office:value-type="float" office:value="2039.243164">
            <text:p>2039,243164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346671">
            <text:p>0,346671</text:p>
          </table:table-cell>
          <table:table-cell office:value-type="float" office:value="-5.057647">
            <text:p>-5,057647</text:p>
          </table:table-cell>
          <table:table-cell table:number-columns-repeated="1019"/>
        </table:table-row>
        <table:table-row table:style-name="ro1">
          <table:table-cell office:value-type="float" office:value="2039.243164">
            <text:p>2039,24316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46671">
            <text:p>0,346671</text:p>
          </table:table-cell>
          <table:table-cell office:value-type="float" office:value="-5.057647">
            <text:p>-5,057647</text:p>
          </table:table-cell>
          <table:table-cell table:number-columns-repeated="1019"/>
        </table:table-row>
        <table:table-row table:style-name="ro1">
          <table:table-cell office:value-type="float" office:value="2042.91748">
            <text:p>2042,9174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47296">
            <text:p>0,347296</text:p>
          </table:table-cell>
          <table:table-cell office:value-type="float" office:value="-5.077647">
            <text:p>-5,077647</text:p>
          </table:table-cell>
          <table:table-cell table:number-columns-repeated="1019"/>
        </table:table-row>
        <table:table-row table:style-name="ro1">
          <table:table-cell office:value-type="float" office:value="2042.91748">
            <text:p>2042,9174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47296">
            <text:p>0,347296</text:p>
          </table:table-cell>
          <table:table-cell office:value-type="float" office:value="-5.077647">
            <text:p>-5,077647</text:p>
          </table:table-cell>
          <table:table-cell table:number-columns-repeated="1019"/>
        </table:table-row>
        <table:table-row table:style-name="ro1">
          <table:table-cell office:value-type="float" office:value="2042.91748">
            <text:p>2042,9174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47296">
            <text:p>0,347296</text:p>
          </table:table-cell>
          <table:table-cell office:value-type="float" office:value="-5.095882">
            <text:p>-5,095882</text:p>
          </table:table-cell>
          <table:table-cell table:number-columns-repeated="1019"/>
        </table:table-row>
        <table:table-row table:style-name="ro1">
          <table:table-cell office:value-type="float" office:value="2042.91748">
            <text:p>2042,9174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47296">
            <text:p>0,347296</text:p>
          </table:table-cell>
          <table:table-cell office:value-type="float" office:value="-5.114706">
            <text:p>-5,114706</text:p>
          </table:table-cell>
          <table:table-cell table:number-columns-repeated="1019"/>
        </table:table-row>
        <table:table-row table:style-name="ro1">
          <table:table-cell office:value-type="float" office:value="2046.591797">
            <text:p>2046,59179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47921">
            <text:p>0,347921</text:p>
          </table:table-cell>
          <table:table-cell office:value-type="float" office:value="-5.114706">
            <text:p>-5,114706</text:p>
          </table:table-cell>
          <table:table-cell table:number-columns-repeated="1019"/>
        </table:table-row>
        <table:table-row table:style-name="ro1">
          <table:table-cell office:value-type="float" office:value="2046.591797">
            <text:p>2046,59179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47921">
            <text:p>0,347921</text:p>
          </table:table-cell>
          <table:table-cell office:value-type="float" office:value="-5.133823">
            <text:p>-5,133823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50419">
            <text:p>0,350419</text:p>
          </table:table-cell>
          <table:table-cell office:value-type="float" office:value="-5.133823">
            <text:p>-5,133823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50419">
            <text:p>0,350419</text:p>
          </table:table-cell>
          <table:table-cell office:value-type="float" office:value="-5.153235">
            <text:p>-5,153235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350419">
            <text:p>0,350419</text:p>
          </table:table-cell>
          <table:table-cell office:value-type="float" office:value="-5.153235">
            <text:p>-5,153235</text:p>
          </table:table-cell>
          <table:table-cell table:number-columns-repeated="1019"/>
        </table:table-row>
        <table:table-row table:style-name="ro1">
          <table:table-cell office:value-type="float" office:value="2057.614746">
            <text:p>2057,61474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49795">
            <text:p>0,349795</text:p>
          </table:table-cell>
          <table:table-cell office:value-type="float" office:value="-5.172353">
            <text:p>-5,172353</text:p>
          </table:table-cell>
          <table:table-cell table:number-columns-repeated="1019"/>
        </table:table-row>
        <table:table-row table:style-name="ro1">
          <table:table-cell office:value-type="float" office:value="2057.614746">
            <text:p>2057,61474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49795">
            <text:p>0,349795</text:p>
          </table:table-cell>
          <table:table-cell office:value-type="float" office:value="-5.172353">
            <text:p>-5,172353</text:p>
          </table:table-cell>
          <table:table-cell table:number-columns-repeated="1019"/>
        </table:table-row>
        <table:table-row table:style-name="ro1">
          <table:table-cell office:value-type="float" office:value="2072.312012">
            <text:p>2072,31201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52293">
            <text:p>0,352293</text:p>
          </table:table-cell>
          <table:table-cell office:value-type="float" office:value="-5.191765">
            <text:p>-5,191765</text:p>
          </table:table-cell>
          <table:table-cell table:number-columns-repeated="1019"/>
        </table:table-row>
        <table:table-row table:style-name="ro1">
          <table:table-cell office:value-type="float" office:value="2072.312012">
            <text:p>2072,31201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52293">
            <text:p>0,352293</text:p>
          </table:table-cell>
          <table:table-cell office:value-type="float" office:value="-5.191765">
            <text:p>-5,191765</text:p>
          </table:table-cell>
          <table:table-cell table:number-columns-repeated="1019"/>
        </table:table-row>
        <table:table-row table:style-name="ro1">
          <table:table-cell office:value-type="float" office:value="2075.986328">
            <text:p>2075,986328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352918">
            <text:p>0,352918</text:p>
          </table:table-cell>
          <table:table-cell office:value-type="float" office:value="-5.210882">
            <text:p>-5,210882</text:p>
          </table:table-cell>
          <table:table-cell table:number-columns-repeated="1019"/>
        </table:table-row>
        <table:table-row table:style-name="ro1">
          <table:table-cell office:value-type="float" office:value="2075.986328">
            <text:p>2075,98632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52918">
            <text:p>0,352918</text:p>
          </table:table-cell>
          <table:table-cell office:value-type="float" office:value="-5.210882">
            <text:p>-5,210882</text:p>
          </table:table-cell>
          <table:table-cell table:number-columns-repeated="1019"/>
        </table:table-row>
        <table:table-row table:style-name="ro1">
          <table:table-cell office:value-type="float" office:value="2079.660645">
            <text:p>2079,66064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53542">
            <text:p>0,353542</text:p>
          </table:table-cell>
          <table:table-cell office:value-type="float" office:value="-5.23">
            <text:p>-5,23</text:p>
          </table:table-cell>
          <table:table-cell table:number-columns-repeated="1019"/>
        </table:table-row>
        <table:table-row table:style-name="ro1">
          <table:table-cell office:value-type="float" office:value="2079.660645">
            <text:p>2079,66064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53542">
            <text:p>0,353542</text:p>
          </table:table-cell>
          <table:table-cell office:value-type="float" office:value="-5.23">
            <text:p>-5,23</text:p>
          </table:table-cell>
          <table:table-cell table:number-columns-repeated="1019"/>
        </table:table-row>
        <table:table-row table:style-name="ro1">
          <table:table-cell office:value-type="float" office:value="2079.660645">
            <text:p>2079,66064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53542">
            <text:p>0,353542</text:p>
          </table:table-cell>
          <table:table-cell office:value-type="float" office:value="-5.249412">
            <text:p>-5,249412</text:p>
          </table:table-cell>
          <table:table-cell table:number-columns-repeated="1019"/>
        </table:table-row>
        <table:table-row table:style-name="ro1">
          <table:table-cell office:value-type="float" office:value="2079.660645">
            <text:p>2079,66064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353542">
            <text:p>0,353542</text:p>
          </table:table-cell>
          <table:table-cell office:value-type="float" office:value="-5.249412">
            <text:p>-5,249412</text:p>
          </table:table-cell>
          <table:table-cell table:number-columns-repeated="1019"/>
        </table:table-row>
        <table:table-row table:style-name="ro1">
          <table:table-cell office:value-type="float" office:value="2101.706543">
            <text:p>2101,70654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5729">
            <text:p>0,35729</text:p>
          </table:table-cell>
          <table:table-cell office:value-type="float" office:value="-5.267941">
            <text:p>-5,267941</text:p>
          </table:table-cell>
          <table:table-cell table:number-columns-repeated="1019"/>
        </table:table-row>
        <table:table-row table:style-name="ro1">
          <table:table-cell office:value-type="float" office:value="2101.706543">
            <text:p>2101,70654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5729">
            <text:p>0,35729</text:p>
          </table:table-cell>
          <table:table-cell office:value-type="float" office:value="-5.267941">
            <text:p>-5,267941</text:p>
          </table:table-cell>
          <table:table-cell table:number-columns-repeated="1019"/>
        </table:table-row>
        <table:table-row table:style-name="ro1">
          <table:table-cell office:value-type="float" office:value="2098.032227">
            <text:p>2098,03222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56665">
            <text:p>0,356665</text:p>
          </table:table-cell>
          <table:table-cell office:value-type="float" office:value="-5.287353">
            <text:p>-5,287353</text:p>
          </table:table-cell>
          <table:table-cell table:number-columns-repeated="1019"/>
        </table:table-row>
        <table:table-row table:style-name="ro1">
          <table:table-cell office:value-type="float" office:value="2098.032227">
            <text:p>2098,03222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56665">
            <text:p>0,356665</text:p>
          </table:table-cell>
          <table:table-cell office:value-type="float" office:value="-5.287353">
            <text:p>-5,287353</text:p>
          </table:table-cell>
          <table:table-cell table:number-columns-repeated="1019"/>
        </table:table-row>
        <table:table-row table:style-name="ro1">
          <table:table-cell office:value-type="float" office:value="2101.706543">
            <text:p>2101,70654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5729">
            <text:p>0,35729</text:p>
          </table:table-cell>
          <table:table-cell office:value-type="float" office:value="-5.307353">
            <text:p>-5,307353</text:p>
          </table:table-cell>
          <table:table-cell table:number-columns-repeated="1019"/>
        </table:table-row>
        <table:table-row table:style-name="ro1">
          <table:table-cell office:value-type="float" office:value="2101.706543">
            <text:p>2101,70654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5729">
            <text:p>0,35729</text:p>
          </table:table-cell>
          <table:table-cell office:value-type="float" office:value="-5.307353">
            <text:p>-5,307353</text:p>
          </table:table-cell>
          <table:table-cell table:number-columns-repeated="1019"/>
        </table:table-row>
        <table:table-row table:style-name="ro1">
          <table:table-cell office:value-type="float" office:value="2105.380615">
            <text:p>2105,38061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57915">
            <text:p>0,357915</text:p>
          </table:table-cell>
          <table:table-cell office:value-type="float" office:value="-5.32647">
            <text:p>-5,32647</text:p>
          </table:table-cell>
          <table:table-cell table:number-columns-repeated="1019"/>
        </table:table-row>
        <table:table-row table:style-name="ro1">
          <table:table-cell office:value-type="float" office:value="2105.380615">
            <text:p>2105,38061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57915">
            <text:p>0,357915</text:p>
          </table:table-cell>
          <table:table-cell office:value-type="float" office:value="-5.32647">
            <text:p>-5,32647</text:p>
          </table:table-cell>
          <table:table-cell table:number-columns-repeated="1019"/>
        </table:table-row>
        <table:table-row table:style-name="ro1">
          <table:table-cell office:value-type="float" office:value="2116.403564">
            <text:p>2116,403564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359789">
            <text:p>0,359789</text:p>
          </table:table-cell>
          <table:table-cell office:value-type="float" office:value="-5.346177">
            <text:p>-5,346177</text:p>
          </table:table-cell>
          <table:table-cell table:number-columns-repeated="1019"/>
        </table:table-row>
        <table:table-row table:style-name="ro1">
          <table:table-cell office:value-type="float" office:value="2116.403564">
            <text:p>2116,40356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59789">
            <text:p>0,359789</text:p>
          </table:table-cell>
          <table:table-cell office:value-type="float" office:value="-5.365">
            <text:p>-5,365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61038">
            <text:p>0,361038</text:p>
          </table:table-cell>
          <table:table-cell office:value-type="float" office:value="-5.365">
            <text:p>-5,365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61038">
            <text:p>0,361038</text:p>
          </table:table-cell>
          <table:table-cell office:value-type="float" office:value="-5.383823">
            <text:p>-5,383823</text:p>
          </table:table-cell>
          <table:table-cell table:number-columns-repeated="1019"/>
        </table:table-row>
        <table:table-row table:style-name="ro1">
          <table:table-cell office:value-type="float" office:value="2127.426514">
            <text:p>2127,42651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61663">
            <text:p>0,361663</text:p>
          </table:table-cell>
          <table:table-cell office:value-type="float" office:value="-5.383823">
            <text:p>-5,383823</text:p>
          </table:table-cell>
          <table:table-cell table:number-columns-repeated="1019"/>
        </table:table-row>
        <table:table-row table:style-name="ro1">
          <table:table-cell office:value-type="float" office:value="2134.775146">
            <text:p>2134,77514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62912">
            <text:p>0,362912</text:p>
          </table:table-cell>
          <table:table-cell office:value-type="float" office:value="-5.402941">
            <text:p>-5,402941</text:p>
          </table:table-cell>
          <table:table-cell table:number-columns-repeated="1019"/>
        </table:table-row>
        <table:table-row table:style-name="ro1">
          <table:table-cell office:value-type="float" office:value="2134.775146">
            <text:p>2134,77514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62912">
            <text:p>0,362912</text:p>
          </table:table-cell>
          <table:table-cell office:value-type="float" office:value="-5.402941">
            <text:p>-5,402941</text:p>
          </table:table-cell>
          <table:table-cell table:number-columns-repeated="1019"/>
        </table:table-row>
        <table:table-row table:style-name="ro1">
          <table:table-cell office:value-type="float" office:value="2142.123779">
            <text:p>2142,12377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364161">
            <text:p>0,364161</text:p>
          </table:table-cell>
          <table:table-cell office:value-type="float" office:value="-5.422059">
            <text:p>-5,422059</text:p>
          </table:table-cell>
          <table:table-cell table:number-columns-repeated="1019"/>
        </table:table-row>
        <table:table-row table:style-name="ro1">
          <table:table-cell office:value-type="float" office:value="2142.123779">
            <text:p>2142,12377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64161">
            <text:p>0,364161</text:p>
          </table:table-cell>
          <table:table-cell office:value-type="float" office:value="-5.422059">
            <text:p>-5,422059</text:p>
          </table:table-cell>
          <table:table-cell table:number-columns-repeated="1019"/>
        </table:table-row>
        <table:table-row table:style-name="ro1">
          <table:table-cell office:value-type="float" office:value="2134.775146">
            <text:p>2134,77514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62912">
            <text:p>0,362912</text:p>
          </table:table-cell>
          <table:table-cell office:value-type="float" office:value="-5.440882">
            <text:p>-5,440882</text:p>
          </table:table-cell>
          <table:table-cell table:number-columns-repeated="1019"/>
        </table:table-row>
        <table:table-row table:style-name="ro1">
          <table:table-cell office:value-type="float" office:value="2134.775146">
            <text:p>2134,77514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62912">
            <text:p>0,362912</text:p>
          </table:table-cell>
          <table:table-cell office:value-type="float" office:value="-5.440882">
            <text:p>-5,440882</text:p>
          </table:table-cell>
          <table:table-cell table:number-columns-repeated="1019"/>
        </table:table-row>
        <table:table-row table:style-name="ro1">
          <table:table-cell office:value-type="float" office:value="2142.123779">
            <text:p>2142,123779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64161">
            <text:p>0,364161</text:p>
          </table:table-cell>
          <table:table-cell office:value-type="float" office:value="-5.46">
            <text:p>-5,46</text:p>
          </table:table-cell>
          <table:table-cell table:number-columns-repeated="1019"/>
        </table:table-row>
        <table:table-row table:style-name="ro1">
          <table:table-cell office:value-type="float" office:value="2142.123779">
            <text:p>2142,123779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64161">
            <text:p>0,364161</text:p>
          </table:table-cell>
          <table:table-cell office:value-type="float" office:value="-5.46">
            <text:p>-5,46</text:p>
          </table:table-cell>
          <table:table-cell table:number-columns-repeated="1019"/>
        </table:table-row>
        <table:table-row table:style-name="ro1">
          <table:table-cell office:value-type="float" office:value="2149.472412">
            <text:p>2149,47241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6541">
            <text:p>0,36541</text:p>
          </table:table-cell>
          <table:table-cell office:value-type="float" office:value="-5.478824">
            <text:p>-5,478824</text:p>
          </table:table-cell>
          <table:table-cell table:number-columns-repeated="1019"/>
        </table:table-row>
        <table:table-row table:style-name="ro1">
          <table:table-cell office:value-type="float" office:value="2149.472412">
            <text:p>2149,47241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6541">
            <text:p>0,36541</text:p>
          </table:table-cell>
          <table:table-cell office:value-type="float" office:value="-5.478824">
            <text:p>-5,478824</text:p>
          </table:table-cell>
          <table:table-cell table:number-columns-repeated="1019"/>
        </table:table-row>
        <table:table-row table:style-name="ro1">
          <table:table-cell office:value-type="float" office:value="2149.472412">
            <text:p>2149,47241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6541">
            <text:p>0,36541</text:p>
          </table:table-cell>
          <table:table-cell office:value-type="float" office:value="-5.498235">
            <text:p>-5,498235</text:p>
          </table:table-cell>
          <table:table-cell table:number-columns-repeated="1019"/>
        </table:table-row>
        <table:table-row table:style-name="ro1">
          <table:table-cell office:value-type="float" office:value="2149.472412">
            <text:p>2149,47241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6541">
            <text:p>0,36541</text:p>
          </table:table-cell>
          <table:table-cell office:value-type="float" office:value="-5.498235">
            <text:p>-5,498235</text:p>
          </table:table-cell>
          <table:table-cell table:number-columns-repeated="1019"/>
        </table:table-row>
        <table:table-row table:style-name="ro1">
          <table:table-cell office:value-type="float" office:value="2164.169678">
            <text:p>2164,16967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67909">
            <text:p>0,367909</text:p>
          </table:table-cell>
          <table:table-cell office:value-type="float" office:value="-5.517941">
            <text:p>-5,517941</text:p>
          </table:table-cell>
          <table:table-cell table:number-columns-repeated="1019"/>
        </table:table-row>
        <table:table-row table:style-name="ro1">
          <table:table-cell office:value-type="float" office:value="2164.169678">
            <text:p>2164,16967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67909">
            <text:p>0,367909</text:p>
          </table:table-cell>
          <table:table-cell office:value-type="float" office:value="-5.517941">
            <text:p>-5,517941</text:p>
          </table:table-cell>
          <table:table-cell table:number-columns-repeated="1019"/>
        </table:table-row>
        <table:table-row table:style-name="ro1">
          <table:table-cell office:value-type="float" office:value="2164.169678">
            <text:p>2164,16967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67909">
            <text:p>0,367909</text:p>
          </table:table-cell>
          <table:table-cell office:value-type="float" office:value="-5.537059">
            <text:p>-5,537059</text:p>
          </table:table-cell>
          <table:table-cell table:number-columns-repeated="1019"/>
        </table:table-row>
        <table:table-row table:style-name="ro1">
          <table:table-cell office:value-type="float" office:value="2164.169678">
            <text:p>2164,16967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67909">
            <text:p>0,367909</text:p>
          </table:table-cell>
          <table:table-cell office:value-type="float" office:value="-5.537059">
            <text:p>-5,537059</text:p>
          </table:table-cell>
          <table:table-cell table:number-columns-repeated="1019"/>
        </table:table-row>
        <table:table-row table:style-name="ro1">
          <table:table-cell office:value-type="float" office:value="2171.518311">
            <text:p>2171,51831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69158">
            <text:p>0,369158</text:p>
          </table:table-cell>
          <table:table-cell office:value-type="float" office:value="-5.557059">
            <text:p>-5,557059</text:p>
          </table:table-cell>
          <table:table-cell table:number-columns-repeated="1019"/>
        </table:table-row>
        <table:table-row table:style-name="ro1">
          <table:table-cell office:value-type="float" office:value="2171.518311">
            <text:p>2171,51831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69158">
            <text:p>0,369158</text:p>
          </table:table-cell>
          <table:table-cell office:value-type="float" office:value="-5.557059">
            <text:p>-5,557059</text:p>
          </table:table-cell>
          <table:table-cell table:number-columns-repeated="1019"/>
        </table:table-row>
        <table:table-row table:style-name="ro1">
          <table:table-cell office:value-type="float" office:value="2167.843994">
            <text:p>2167,843994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368533">
            <text:p>0,368533</text:p>
          </table:table-cell>
          <table:table-cell office:value-type="float" office:value="-5.577059">
            <text:p>-5,577059</text:p>
          </table:table-cell>
          <table:table-cell table:number-columns-repeated="1019"/>
        </table:table-row>
        <table:table-row table:style-name="ro1">
          <table:table-cell office:value-type="float" office:value="2167.843994">
            <text:p>2167,84399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8533">
            <text:p>0,368533</text:p>
          </table:table-cell>
          <table:table-cell office:value-type="float" office:value="-5.577059">
            <text:p>-5,577059</text:p>
          </table:table-cell>
          <table:table-cell table:number-columns-repeated="1019"/>
        </table:table-row>
        <table:table-row table:style-name="ro1">
          <table:table-cell office:value-type="float" office:value="2178.866943">
            <text:p>2178,86694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70407">
            <text:p>0,370407</text:p>
          </table:table-cell>
          <table:table-cell office:value-type="float" office:value="-5.595882">
            <text:p>-5,595882</text:p>
          </table:table-cell>
          <table:table-cell table:number-columns-repeated="1019"/>
        </table:table-row>
        <table:table-row table:style-name="ro1">
          <table:table-cell office:value-type="float" office:value="2178.866943">
            <text:p>2178,86694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70407">
            <text:p>0,370407</text:p>
          </table:table-cell>
          <table:table-cell office:value-type="float" office:value="-5.614412">
            <text:p>-5,614412</text:p>
          </table:table-cell>
          <table:table-cell table:number-columns-repeated="1019"/>
        </table:table-row>
        <table:table-row table:style-name="ro1">
          <table:table-cell office:value-type="float" office:value="2175.192627">
            <text:p>2175,19262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69783">
            <text:p>0,369783</text:p>
          </table:table-cell>
          <table:table-cell office:value-type="float" office:value="-5.614412">
            <text:p>-5,614412</text:p>
          </table:table-cell>
          <table:table-cell table:number-columns-repeated="1019"/>
        </table:table-row>
        <table:table-row table:style-name="ro1">
          <table:table-cell office:value-type="float" office:value="2175.192627">
            <text:p>2175,19262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69783">
            <text:p>0,369783</text:p>
          </table:table-cell>
          <table:table-cell office:value-type="float" office:value="-5.633529">
            <text:p>-5,633529</text:p>
          </table:table-cell>
          <table:table-cell table:number-columns-repeated="1019"/>
        </table:table-row>
        <table:table-row table:style-name="ro1">
          <table:table-cell office:value-type="float" office:value="2182.54126">
            <text:p>2182,5412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71032">
            <text:p>0,371032</text:p>
          </table:table-cell>
          <table:table-cell office:value-type="float" office:value="-5.633529">
            <text:p>-5,633529</text:p>
          </table:table-cell>
          <table:table-cell table:number-columns-repeated="1019"/>
        </table:table-row>
        <table:table-row table:style-name="ro1">
          <table:table-cell office:value-type="float" office:value="2182.54126">
            <text:p>2182,5412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71032">
            <text:p>0,371032</text:p>
          </table:table-cell>
          <table:table-cell office:value-type="float" office:value="-5.652941">
            <text:p>-5,652941</text:p>
          </table:table-cell>
          <table:table-cell table:number-columns-repeated="1019"/>
        </table:table-row>
        <table:table-row table:style-name="ro1">
          <table:table-cell office:value-type="float" office:value="2189.889893">
            <text:p>2189,88989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72281">
            <text:p>0,372281</text:p>
          </table:table-cell>
          <table:table-cell office:value-type="float" office:value="-5.652941">
            <text:p>-5,652941</text:p>
          </table:table-cell>
          <table:table-cell table:number-columns-repeated="1019"/>
        </table:table-row>
        <table:table-row table:style-name="ro1">
          <table:table-cell office:value-type="float" office:value="2197.238525">
            <text:p>2197,23852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73531">
            <text:p>0,373531</text:p>
          </table:table-cell>
          <table:table-cell office:value-type="float" office:value="-5.672059">
            <text:p>-5,672059</text:p>
          </table:table-cell>
          <table:table-cell table:number-columns-repeated="1019"/>
        </table:table-row>
        <table:table-row table:style-name="ro1">
          <table:table-cell office:value-type="float" office:value="2197.238525">
            <text:p>2197,23852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73531">
            <text:p>0,373531</text:p>
          </table:table-cell>
          <table:table-cell office:value-type="float" office:value="-5.672059">
            <text:p>-5,672059</text:p>
          </table:table-cell>
          <table:table-cell table:number-columns-repeated="1019"/>
        </table:table-row>
        <table:table-row table:style-name="ro1">
          <table:table-cell office:value-type="float" office:value="2189.889893">
            <text:p>2189,88989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72281">
            <text:p>0,372281</text:p>
          </table:table-cell>
          <table:table-cell office:value-type="float" office:value="-5.691176">
            <text:p>-5,691176</text:p>
          </table:table-cell>
          <table:table-cell table:number-columns-repeated="1019"/>
        </table:table-row>
        <table:table-row table:style-name="ro1">
          <table:table-cell office:value-type="float" office:value="2189.889893">
            <text:p>2189,88989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72281">
            <text:p>0,372281</text:p>
          </table:table-cell>
          <table:table-cell office:value-type="float" office:value="-5.691176">
            <text:p>-5,691176</text:p>
          </table:table-cell>
          <table:table-cell table:number-columns-repeated="1019"/>
        </table:table-row>
        <table:table-row table:style-name="ro1">
          <table:table-cell office:value-type="float" office:value="2200.912842">
            <text:p>2200,91284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374155">
            <text:p>0,374155</text:p>
          </table:table-cell>
          <table:table-cell office:value-type="float" office:value="-5.710294">
            <text:p>-5,710294</text:p>
          </table:table-cell>
          <table:table-cell table:number-columns-repeated="1019"/>
        </table:table-row>
        <table:table-row table:style-name="ro1">
          <table:table-cell office:value-type="float" office:value="2200.912842">
            <text:p>2200,91284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74155">
            <text:p>0,374155</text:p>
          </table:table-cell>
          <table:table-cell office:value-type="float" office:value="-5.710294">
            <text:p>-5,710294</text:p>
          </table:table-cell>
          <table:table-cell table:number-columns-repeated="1019"/>
        </table:table-row>
        <table:table-row table:style-name="ro1">
          <table:table-cell office:value-type="float" office:value="2208.261475">
            <text:p>2208,26147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75404">
            <text:p>0,375404</text:p>
          </table:table-cell>
          <table:table-cell office:value-type="float" office:value="-5.729412">
            <text:p>-5,729412</text:p>
          </table:table-cell>
          <table:table-cell table:number-columns-repeated="1019"/>
        </table:table-row>
        <table:table-row table:style-name="ro1">
          <table:table-cell office:value-type="float" office:value="2208.261475">
            <text:p>2208,26147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75404">
            <text:p>0,375404</text:p>
          </table:table-cell>
          <table:table-cell office:value-type="float" office:value="-5.729412">
            <text:p>-5,729412</text:p>
          </table:table-cell>
          <table:table-cell table:number-columns-repeated="1019"/>
        </table:table-row>
        <table:table-row table:style-name="ro1">
          <table:table-cell office:value-type="float" office:value="2208.261475">
            <text:p>2208,26147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75404">
            <text:p>0,375404</text:p>
          </table:table-cell>
          <table:table-cell office:value-type="float" office:value="-5.748529">
            <text:p>-5,748529</text:p>
          </table:table-cell>
          <table:table-cell table:number-columns-repeated="1019"/>
        </table:table-row>
        <table:table-row table:style-name="ro1">
          <table:table-cell office:value-type="float" office:value="2208.261475">
            <text:p>2208,26147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75404">
            <text:p>0,375404</text:p>
          </table:table-cell>
          <table:table-cell office:value-type="float" office:value="-5.748529">
            <text:p>-5,748529</text:p>
          </table:table-cell>
          <table:table-cell table:number-columns-repeated="1019"/>
        </table:table-row>
        <table:table-row table:style-name="ro1">
          <table:table-cell office:value-type="float" office:value="2211.935791">
            <text:p>2211,93579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76029">
            <text:p>0,376029</text:p>
          </table:table-cell>
          <table:table-cell office:value-type="float" office:value="-5.767647">
            <text:p>-5,767647</text:p>
          </table:table-cell>
          <table:table-cell table:number-columns-repeated="1019"/>
        </table:table-row>
        <table:table-row table:style-name="ro1">
          <table:table-cell office:value-type="float" office:value="2211.935791">
            <text:p>2211,93579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76029">
            <text:p>0,376029</text:p>
          </table:table-cell>
          <table:table-cell office:value-type="float" office:value="-5.767647">
            <text:p>-5,767647</text:p>
          </table:table-cell>
          <table:table-cell table:number-columns-repeated="1019"/>
        </table:table-row>
        <table:table-row table:style-name="ro1">
          <table:table-cell office:value-type="float" office:value="2219.284424">
            <text:p>2219,28442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77278">
            <text:p>0,377278</text:p>
          </table:table-cell>
          <table:table-cell office:value-type="float" office:value="-5.787059">
            <text:p>-5,787059</text:p>
          </table:table-cell>
          <table:table-cell table:number-columns-repeated="1019"/>
        </table:table-row>
        <table:table-row table:style-name="ro1">
          <table:table-cell office:value-type="float" office:value="2219.284424">
            <text:p>2219,28442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77278">
            <text:p>0,377278</text:p>
          </table:table-cell>
          <table:table-cell office:value-type="float" office:value="-5.787059">
            <text:p>-5,787059</text:p>
          </table:table-cell>
          <table:table-cell table:number-columns-repeated="1019"/>
        </table:table-row>
        <table:table-row table:style-name="ro1">
          <table:table-cell office:value-type="float" office:value="2222.95874">
            <text:p>2222,9587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77903">
            <text:p>0,377903</text:p>
          </table:table-cell>
          <table:table-cell office:value-type="float" office:value="-5.807059">
            <text:p>-5,807059</text:p>
          </table:table-cell>
          <table:table-cell table:number-columns-repeated="1019"/>
        </table:table-row>
        <table:table-row table:style-name="ro1">
          <table:table-cell office:value-type="float" office:value="2222.95874">
            <text:p>2222,9587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77903">
            <text:p>0,377903</text:p>
          </table:table-cell>
          <table:table-cell office:value-type="float" office:value="-5.807059">
            <text:p>-5,807059</text:p>
          </table:table-cell>
          <table:table-cell table:number-columns-repeated="1019"/>
        </table:table-row>
        <table:table-row table:style-name="ro1">
          <table:table-cell office:value-type="float" office:value="2226.633057">
            <text:p>2226,63305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78528">
            <text:p>0,378528</text:p>
          </table:table-cell>
          <table:table-cell office:value-type="float" office:value="-5.825882">
            <text:p>-5,825882</text:p>
          </table:table-cell>
          <table:table-cell table:number-columns-repeated="1019"/>
        </table:table-row>
        <table:table-row table:style-name="ro1">
          <table:table-cell office:value-type="float" office:value="2226.633057">
            <text:p>2226,63305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78528">
            <text:p>0,378528</text:p>
          </table:table-cell>
          <table:table-cell office:value-type="float" office:value="-5.825882">
            <text:p>-5,825882</text:p>
          </table:table-cell>
          <table:table-cell table:number-columns-repeated="1019"/>
        </table:table-row>
        <table:table-row table:style-name="ro1">
          <table:table-cell office:value-type="float" office:value="2230.307373">
            <text:p>2230,30737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79152">
            <text:p>0,379152</text:p>
          </table:table-cell>
          <table:table-cell office:value-type="float" office:value="-5.845294">
            <text:p>-5,845294</text:p>
          </table:table-cell>
          <table:table-cell table:number-columns-repeated="1019"/>
        </table:table-row>
        <table:table-row table:style-name="ro1">
          <table:table-cell office:value-type="float" office:value="2230.307373">
            <text:p>2230,30737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79152">
            <text:p>0,379152</text:p>
          </table:table-cell>
          <table:table-cell office:value-type="float" office:value="-5.863823">
            <text:p>-5,863823</text:p>
          </table:table-cell>
          <table:table-cell table:number-columns-repeated="1019"/>
        </table:table-row>
        <table:table-row table:style-name="ro1">
          <table:table-cell office:value-type="float" office:value="2230.307373">
            <text:p>2230,30737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79152">
            <text:p>0,379152</text:p>
          </table:table-cell>
          <table:table-cell office:value-type="float" office:value="-5.863823">
            <text:p>-5,863823</text:p>
          </table:table-cell>
          <table:table-cell table:number-columns-repeated="1019"/>
        </table:table-row>
        <table:table-row table:style-name="ro1">
          <table:table-cell office:value-type="float" office:value="2230.307373">
            <text:p>2230,30737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79152">
            <text:p>0,379152</text:p>
          </table:table-cell>
          <table:table-cell office:value-type="float" office:value="-5.882941">
            <text:p>-5,882941</text:p>
          </table:table-cell>
          <table:table-cell table:number-columns-repeated="1019"/>
        </table:table-row>
        <table:table-row table:style-name="ro1">
          <table:table-cell office:value-type="float" office:value="2237.656006">
            <text:p>2237,656006</text:p>
          </table:table-cell>
          <table:table-cell office:value-type="float" office:value="-0.003235">
            <text:p>-0,003235</text:p>
          </table:table-cell>
          <table:table-cell office:value-type="float" office:value="-0.003195">
            <text:p>-0,003195</text:p>
          </table:table-cell>
          <table:table-cell office:value-type="float" office:value="0.380402">
            <text:p>0,380402</text:p>
          </table:table-cell>
          <table:table-cell office:value-type="float" office:value="-5.882941">
            <text:p>-5,882941</text:p>
          </table:table-cell>
          <table:table-cell table:number-columns-repeated="1019"/>
        </table:table-row>
        <table:table-row table:style-name="ro1">
          <table:table-cell office:value-type="float" office:value="2241.330322">
            <text:p>2241,33032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81026">
            <text:p>0,381026</text:p>
          </table:table-cell>
          <table:table-cell office:value-type="float" office:value="-5.902059">
            <text:p>-5,902059</text:p>
          </table:table-cell>
          <table:table-cell table:number-columns-repeated="1019"/>
        </table:table-row>
        <table:table-row table:style-name="ro1">
          <table:table-cell office:value-type="float" office:value="2241.330322">
            <text:p>2241,33032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81026">
            <text:p>0,381026</text:p>
          </table:table-cell>
          <table:table-cell office:value-type="float" office:value="-5.902059">
            <text:p>-5,902059</text:p>
          </table:table-cell>
          <table:table-cell table:number-columns-repeated="1019"/>
        </table:table-row>
        <table:table-row table:style-name="ro1">
          <table:table-cell office:value-type="float" office:value="2245.004639">
            <text:p>2245,00463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81651">
            <text:p>0,381651</text:p>
          </table:table-cell>
          <table:table-cell office:value-type="float" office:value="-5.921765">
            <text:p>-5,921765</text:p>
          </table:table-cell>
          <table:table-cell table:number-columns-repeated="1019"/>
        </table:table-row>
        <table:table-row table:style-name="ro1">
          <table:table-cell office:value-type="float" office:value="2245.004639">
            <text:p>2245,00463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81651">
            <text:p>0,381651</text:p>
          </table:table-cell>
          <table:table-cell office:value-type="float" office:value="-5.921765">
            <text:p>-5,921765</text:p>
          </table:table-cell>
          <table:table-cell table:number-columns-repeated="1019"/>
        </table:table-row>
        <table:table-row table:style-name="ro1">
          <table:table-cell office:value-type="float" office:value="2252.353271">
            <text:p>2252,35327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829">
            <text:p>0,3829</text:p>
          </table:table-cell>
          <table:table-cell office:value-type="float" office:value="-5.940882">
            <text:p>-5,940882</text:p>
          </table:table-cell>
          <table:table-cell table:number-columns-repeated="1019"/>
        </table:table-row>
        <table:table-row table:style-name="ro1">
          <table:table-cell office:value-type="float" office:value="2252.353271">
            <text:p>2252,35327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829">
            <text:p>0,3829</text:p>
          </table:table-cell>
          <table:table-cell office:value-type="float" office:value="-5.940882">
            <text:p>-5,940882</text:p>
          </table:table-cell>
          <table:table-cell table:number-columns-repeated="1019"/>
        </table:table-row>
        <table:table-row table:style-name="ro1">
          <table:table-cell office:value-type="float" office:value="2252.353271">
            <text:p>2252,35327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829">
            <text:p>0,3829</text:p>
          </table:table-cell>
          <table:table-cell office:value-type="float" office:value="-5.959412">
            <text:p>-5,959412</text:p>
          </table:table-cell>
          <table:table-cell table:number-columns-repeated="1019"/>
        </table:table-row>
        <table:table-row table:style-name="ro1">
          <table:table-cell office:value-type="float" office:value="2252.353271">
            <text:p>2252,35327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829">
            <text:p>0,3829</text:p>
          </table:table-cell>
          <table:table-cell office:value-type="float" office:value="-5.959412">
            <text:p>-5,959412</text:p>
          </table:table-cell>
          <table:table-cell table:number-columns-repeated="1019"/>
        </table:table-row>
        <table:table-row table:style-name="ro1">
          <table:table-cell office:value-type="float" office:value="2252.353271">
            <text:p>2252,35327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829">
            <text:p>0,3829</text:p>
          </table:table-cell>
          <table:table-cell office:value-type="float" office:value="-5.979118">
            <text:p>-5,979118</text:p>
          </table:table-cell>
          <table:table-cell table:number-columns-repeated="1019"/>
        </table:table-row>
        <table:table-row table:style-name="ro1">
          <table:table-cell office:value-type="float" office:value="2252.353271">
            <text:p>2252,35327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829">
            <text:p>0,3829</text:p>
          </table:table-cell>
          <table:table-cell office:value-type="float" office:value="-5.979118">
            <text:p>-5,979118</text:p>
          </table:table-cell>
          <table:table-cell table:number-columns-repeated="1019"/>
        </table:table-row>
        <table:table-row table:style-name="ro1">
          <table:table-cell office:value-type="float" office:value="2259.701904">
            <text:p>2259,70190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84149">
            <text:p>0,384149</text:p>
          </table:table-cell>
          <table:table-cell office:value-type="float" office:value="-5.997941">
            <text:p>-5,997941</text:p>
          </table:table-cell>
          <table:table-cell table:number-columns-repeated="1019"/>
        </table:table-row>
        <table:table-row table:style-name="ro1">
          <table:table-cell office:value-type="float" office:value="2259.701904">
            <text:p>2259,70190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84149">
            <text:p>0,384149</text:p>
          </table:table-cell>
          <table:table-cell office:value-type="float" office:value="-5.997941">
            <text:p>-5,997941</text:p>
          </table:table-cell>
          <table:table-cell table:number-columns-repeated="1019"/>
        </table:table-row>
        <table:table-row table:style-name="ro1">
          <table:table-cell office:value-type="float" office:value="2263.376221">
            <text:p>2263,37622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84774">
            <text:p>0,384774</text:p>
          </table:table-cell>
          <table:table-cell office:value-type="float" office:value="-6.017059">
            <text:p>-6,017059</text:p>
          </table:table-cell>
          <table:table-cell table:number-columns-repeated="1019"/>
        </table:table-row>
        <table:table-row table:style-name="ro1">
          <table:table-cell office:value-type="float" office:value="2263.376221">
            <text:p>2263,376221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384774">
            <text:p>0,384774</text:p>
          </table:table-cell>
          <table:table-cell office:value-type="float" office:value="-6.017059">
            <text:p>-6,017059</text:p>
          </table:table-cell>
          <table:table-cell table:number-columns-repeated="1019"/>
        </table:table-row>
        <table:table-row table:style-name="ro1">
          <table:table-cell office:value-type="float" office:value="2267.050537">
            <text:p>2267,05053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85399">
            <text:p>0,385399</text:p>
          </table:table-cell>
          <table:table-cell office:value-type="float" office:value="-6.037059">
            <text:p>-6,037059</text:p>
          </table:table-cell>
          <table:table-cell table:number-columns-repeated="1019"/>
        </table:table-row>
        <table:table-row table:style-name="ro1">
          <table:table-cell office:value-type="float" office:value="2267.050537">
            <text:p>2267,050537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85399">
            <text:p>0,385399</text:p>
          </table:table-cell>
          <table:table-cell office:value-type="float" office:value="-6.037059">
            <text:p>-6,037059</text:p>
          </table:table-cell>
          <table:table-cell table:number-columns-repeated="1019"/>
        </table:table-row>
        <table:table-row table:style-name="ro1">
          <table:table-cell office:value-type="float" office:value="2270.724854">
            <text:p>2270,72485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86023">
            <text:p>0,386023</text:p>
          </table:table-cell>
          <table:table-cell office:value-type="float" office:value="-6.056765">
            <text:p>-6,056765</text:p>
          </table:table-cell>
          <table:table-cell table:number-columns-repeated="1019"/>
        </table:table-row>
        <table:table-row table:style-name="ro1">
          <table:table-cell office:value-type="float" office:value="2270.724854">
            <text:p>2270,72485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86023">
            <text:p>0,386023</text:p>
          </table:table-cell>
          <table:table-cell office:value-type="float" office:value="-6.056765">
            <text:p>-6,056765</text:p>
          </table:table-cell>
          <table:table-cell table:number-columns-repeated="1019"/>
        </table:table-row>
        <table:table-row table:style-name="ro1">
          <table:table-cell office:value-type="float" office:value="2267.050537">
            <text:p>2267,05053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85399">
            <text:p>0,385399</text:p>
          </table:table-cell>
          <table:table-cell office:value-type="float" office:value="-6.075882">
            <text:p>-6,075882</text:p>
          </table:table-cell>
          <table:table-cell table:number-columns-repeated="1019"/>
        </table:table-row>
        <table:table-row table:style-name="ro1">
          <table:table-cell office:value-type="float" office:value="2267.050537">
            <text:p>2267,05053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85399">
            <text:p>0,385399</text:p>
          </table:table-cell>
          <table:table-cell office:value-type="float" office:value="-6.075882">
            <text:p>-6,075882</text:p>
          </table:table-cell>
          <table:table-cell table:number-columns-repeated="1019"/>
        </table:table-row>
        <table:table-row table:style-name="ro1">
          <table:table-cell office:value-type="float" office:value="2274.39917">
            <text:p>2274,3991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86648">
            <text:p>0,386648</text:p>
          </table:table-cell>
          <table:table-cell office:value-type="float" office:value="-6.095294">
            <text:p>-6,095294</text:p>
          </table:table-cell>
          <table:table-cell table:number-columns-repeated="1019"/>
        </table:table-row>
        <table:table-row table:style-name="ro1">
          <table:table-cell office:value-type="float" office:value="2274.39917">
            <text:p>2274,39917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386648">
            <text:p>0,386648</text:p>
          </table:table-cell>
          <table:table-cell office:value-type="float" office:value="-6.114118">
            <text:p>-6,114118</text:p>
          </table:table-cell>
          <table:table-cell table:number-columns-repeated="1019"/>
        </table:table-row>
        <table:table-row table:style-name="ro1">
          <table:table-cell office:value-type="float" office:value="2274.39917">
            <text:p>2274,39917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386648">
            <text:p>0,386648</text:p>
          </table:table-cell>
          <table:table-cell office:value-type="float" office:value="-6.114118">
            <text:p>-6,114118</text:p>
          </table:table-cell>
          <table:table-cell table:number-columns-repeated="1019"/>
        </table:table-row>
        <table:table-row table:style-name="ro1">
          <table:table-cell office:value-type="float" office:value="2274.39917">
            <text:p>2274,3991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386648">
            <text:p>0,386648</text:p>
          </table:table-cell>
          <table:table-cell office:value-type="float" office:value="-6.132941">
            <text:p>-6,132941</text:p>
          </table:table-cell>
          <table:table-cell table:number-columns-repeated="1019"/>
        </table:table-row>
        <table:table-row table:style-name="ro1">
          <table:table-cell office:value-type="float" office:value="2281.747803">
            <text:p>2281,74780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387897">
            <text:p>0,387897</text:p>
          </table:table-cell>
          <table:table-cell office:value-type="float" office:value="-6.132941">
            <text:p>-6,132941</text:p>
          </table:table-cell>
          <table:table-cell table:number-columns-repeated="1019"/>
        </table:table-row>
        <table:table-row table:style-name="ro1">
          <table:table-cell office:value-type="float" office:value="2281.747803">
            <text:p>2281,74780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87897">
            <text:p>0,387897</text:p>
          </table:table-cell>
          <table:table-cell office:value-type="float" office:value="-6.152647">
            <text:p>-6,152647</text:p>
          </table:table-cell>
          <table:table-cell table:number-columns-repeated="1019"/>
        </table:table-row>
        <table:table-row table:style-name="ro1">
          <table:table-cell office:value-type="float" office:value="2281.747803">
            <text:p>2281,74780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87897">
            <text:p>0,387897</text:p>
          </table:table-cell>
          <table:table-cell office:value-type="float" office:value="-6.152647">
            <text:p>-6,152647</text:p>
          </table:table-cell>
          <table:table-cell table:number-columns-repeated="1019"/>
        </table:table-row>
        <table:table-row table:style-name="ro1">
          <table:table-cell office:value-type="float" office:value="2285.422119">
            <text:p>2285,42211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88522">
            <text:p>0,388522</text:p>
          </table:table-cell>
          <table:table-cell office:value-type="float" office:value="-6.171765">
            <text:p>-6,171765</text:p>
          </table:table-cell>
          <table:table-cell table:number-columns-repeated="1019"/>
        </table:table-row>
        <table:table-row table:style-name="ro1">
          <table:table-cell office:value-type="float" office:value="2285.422119">
            <text:p>2285,422119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6.171765">
            <text:p>-6,171765</text:p>
          </table:table-cell>
          <table:table-cell table:number-columns-repeated="1019"/>
        </table:table-row>
        <table:table-row table:style-name="ro1">
          <table:table-cell office:value-type="float" office:value="2281.747803">
            <text:p>2281,747803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387897">
            <text:p>0,387897</text:p>
          </table:table-cell>
          <table:table-cell office:value-type="float" office:value="-6.190588">
            <text:p>-6,190588</text:p>
          </table:table-cell>
          <table:table-cell table:number-columns-repeated="1019"/>
        </table:table-row>
        <table:table-row table:style-name="ro1">
          <table:table-cell office:value-type="float" office:value="2281.747803">
            <text:p>2281,74780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87897">
            <text:p>0,387897</text:p>
          </table:table-cell>
          <table:table-cell office:value-type="float" office:value="-6.190588">
            <text:p>-6,190588</text:p>
          </table:table-cell>
          <table:table-cell table:number-columns-repeated="1019"/>
        </table:table-row>
        <table:table-row table:style-name="ro1">
          <table:table-cell office:value-type="float" office:value="2292.770752">
            <text:p>2292,770752</text:p>
          </table:table-cell>
          <table:table-cell office:value-type="float" office:value="-0.003233">
            <text:p>-0,003233</text:p>
          </table:table-cell>
          <table:table-cell office:value-type="float" office:value="-0.003191">
            <text:p>-0,003191</text:p>
          </table:table-cell>
          <table:table-cell office:value-type="float" office:value="0.389771">
            <text:p>0,389771</text:p>
          </table:table-cell>
          <table:table-cell office:value-type="float" office:value="-6.209706">
            <text:p>-6,209706</text:p>
          </table:table-cell>
          <table:table-cell table:number-columns-repeated="1019"/>
        </table:table-row>
        <table:table-row table:style-name="ro1">
          <table:table-cell office:value-type="float" office:value="2292.770752">
            <text:p>2292,77075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6.209706">
            <text:p>-6,209706</text:p>
          </table:table-cell>
          <table:table-cell table:number-columns-repeated="1019"/>
        </table:table-row>
        <table:table-row table:style-name="ro1">
          <table:table-cell office:value-type="float" office:value="2289.096436">
            <text:p>2289,09643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6.229412">
            <text:p>-6,229412</text:p>
          </table:table-cell>
          <table:table-cell table:number-columns-repeated="1019"/>
        </table:table-row>
        <table:table-row table:style-name="ro1">
          <table:table-cell office:value-type="float" office:value="2289.096436">
            <text:p>2289,09643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6.229412">
            <text:p>-6,229412</text:p>
          </table:table-cell>
          <table:table-cell table:number-columns-repeated="1019"/>
        </table:table-row>
        <table:table-row table:style-name="ro1">
          <table:table-cell office:value-type="float" office:value="2296.445068">
            <text:p>2296,445068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390396">
            <text:p>0,390396</text:p>
          </table:table-cell>
          <table:table-cell office:value-type="float" office:value="-6.248235">
            <text:p>-6,248235</text:p>
          </table:table-cell>
          <table:table-cell table:number-columns-repeated="1019"/>
        </table:table-row>
        <table:table-row table:style-name="ro1">
          <table:table-cell office:value-type="float" office:value="2296.445068">
            <text:p>2296,44506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90396">
            <text:p>0,390396</text:p>
          </table:table-cell>
          <table:table-cell office:value-type="float" office:value="-6.248235">
            <text:p>-6,248235</text:p>
          </table:table-cell>
          <table:table-cell table:number-columns-repeated="1019"/>
        </table:table-row>
        <table:table-row table:style-name="ro1">
          <table:table-cell office:value-type="float" office:value="2292.770752">
            <text:p>2292,77075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89771">
            <text:p>0,389771</text:p>
          </table:table-cell>
          <table:table-cell office:value-type="float" office:value="-6.267647">
            <text:p>-6,267647</text:p>
          </table:table-cell>
          <table:table-cell table:number-columns-repeated="1019"/>
        </table:table-row>
        <table:table-row table:style-name="ro1">
          <table:table-cell office:value-type="float" office:value="2292.770752">
            <text:p>2292,770752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6.267647">
            <text:p>-6,267647</text:p>
          </table:table-cell>
          <table:table-cell table:number-columns-repeated="1019"/>
        </table:table-row>
        <table:table-row table:style-name="ro1">
          <table:table-cell office:value-type="float" office:value="2311.14209">
            <text:p>2311,14209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392894">
            <text:p>0,392894</text:p>
          </table:table-cell>
          <table:table-cell office:value-type="float" office:value="-6.28647">
            <text:p>-6,28647</text:p>
          </table:table-cell>
          <table:table-cell table:number-columns-repeated="1019"/>
        </table:table-row>
        <table:table-row table:style-name="ro1">
          <table:table-cell office:value-type="float" office:value="2311.14209">
            <text:p>2311,1420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92894">
            <text:p>0,392894</text:p>
          </table:table-cell>
          <table:table-cell office:value-type="float" office:value="-6.28647">
            <text:p>-6,28647</text:p>
          </table:table-cell>
          <table:table-cell table:number-columns-repeated="1019"/>
        </table:table-row>
        <table:table-row table:style-name="ro1">
          <table:table-cell office:value-type="float" office:value="2307.467773">
            <text:p>2307,46777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9227">
            <text:p>0,39227</text:p>
          </table:table-cell>
          <table:table-cell office:value-type="float" office:value="-6.30647">
            <text:p>-6,30647</text:p>
          </table:table-cell>
          <table:table-cell table:number-columns-repeated="1019"/>
        </table:table-row>
        <table:table-row table:style-name="ro1">
          <table:table-cell office:value-type="float" office:value="2307.467773">
            <text:p>2307,46777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9227">
            <text:p>0,39227</text:p>
          </table:table-cell>
          <table:table-cell office:value-type="float" office:value="-6.30647">
            <text:p>-6,30647</text:p>
          </table:table-cell>
          <table:table-cell table:number-columns-repeated="1019"/>
        </table:table-row>
        <table:table-row table:style-name="ro1">
          <table:table-cell office:value-type="float" office:value="2303.793701">
            <text:p>2303,79370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91645">
            <text:p>0,391645</text:p>
          </table:table-cell>
          <table:table-cell office:value-type="float" office:value="-6.325588">
            <text:p>-6,325588</text:p>
          </table:table-cell>
          <table:table-cell table:number-columns-repeated="1019"/>
        </table:table-row>
        <table:table-row table:style-name="ro1">
          <table:table-cell office:value-type="float" office:value="2303.793701">
            <text:p>2303,79370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91645">
            <text:p>0,391645</text:p>
          </table:table-cell>
          <table:table-cell office:value-type="float" office:value="-6.325588">
            <text:p>-6,325588</text:p>
          </table:table-cell>
          <table:table-cell table:number-columns-repeated="1019"/>
        </table:table-row>
        <table:table-row table:style-name="ro1">
          <table:table-cell office:value-type="float" office:value="2311.14209">
            <text:p>2311,1420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92894">
            <text:p>0,392894</text:p>
          </table:table-cell>
          <table:table-cell office:value-type="float" office:value="-6.345">
            <text:p>-6,345</text:p>
          </table:table-cell>
          <table:table-cell table:number-columns-repeated="1019"/>
        </table:table-row>
        <table:table-row table:style-name="ro1">
          <table:table-cell office:value-type="float" office:value="2311.14209">
            <text:p>2311,1420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92894">
            <text:p>0,392894</text:p>
          </table:table-cell>
          <table:table-cell office:value-type="float" office:value="-6.364118">
            <text:p>-6,364118</text:p>
          </table:table-cell>
          <table:table-cell table:number-columns-repeated="1019"/>
        </table:table-row>
        <table:table-row table:style-name="ro1">
          <table:table-cell office:value-type="float" office:value="2311.14209">
            <text:p>2311,1420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92894">
            <text:p>0,392894</text:p>
          </table:table-cell>
          <table:table-cell office:value-type="float" office:value="-6.364118">
            <text:p>-6,364118</text:p>
          </table:table-cell>
          <table:table-cell table:number-columns-repeated="1019"/>
        </table:table-row>
        <table:table-row table:style-name="ro1">
          <table:table-cell office:value-type="float" office:value="2311.14209">
            <text:p>2311,14209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92894">
            <text:p>0,392894</text:p>
          </table:table-cell>
          <table:table-cell office:value-type="float" office:value="-6.382941">
            <text:p>-6,382941</text:p>
          </table:table-cell>
          <table:table-cell table:number-columns-repeated="1019"/>
        </table:table-row>
        <table:table-row table:style-name="ro1">
          <table:table-cell office:value-type="float" office:value="2314.816406">
            <text:p>2314,81640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93519">
            <text:p>0,393519</text:p>
          </table:table-cell>
          <table:table-cell office:value-type="float" office:value="-6.382941">
            <text:p>-6,382941</text:p>
          </table:table-cell>
          <table:table-cell table:number-columns-repeated="1019"/>
        </table:table-row>
        <table:table-row table:style-name="ro1">
          <table:table-cell office:value-type="float" office:value="2318.490723">
            <text:p>2318,49072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94143">
            <text:p>0,394143</text:p>
          </table:table-cell>
          <table:table-cell office:value-type="float" office:value="-6.402353">
            <text:p>-6,402353</text:p>
          </table:table-cell>
          <table:table-cell table:number-columns-repeated="1019"/>
        </table:table-row>
        <table:table-row table:style-name="ro1">
          <table:table-cell office:value-type="float" office:value="2318.490723">
            <text:p>2318,49072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94143">
            <text:p>0,394143</text:p>
          </table:table-cell>
          <table:table-cell office:value-type="float" office:value="-6.402353">
            <text:p>-6,402353</text:p>
          </table:table-cell>
          <table:table-cell table:number-columns-repeated="1019"/>
        </table:table-row>
        <table:table-row table:style-name="ro1">
          <table:table-cell office:value-type="float" office:value="2314.816406">
            <text:p>2314,81640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93519">
            <text:p>0,393519</text:p>
          </table:table-cell>
          <table:table-cell office:value-type="float" office:value="-6.421765">
            <text:p>-6,421765</text:p>
          </table:table-cell>
          <table:table-cell table:number-columns-repeated="1019"/>
        </table:table-row>
        <table:table-row table:style-name="ro1">
          <table:table-cell office:value-type="float" office:value="2314.816406">
            <text:p>2314,81640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93519">
            <text:p>0,393519</text:p>
          </table:table-cell>
          <table:table-cell office:value-type="float" office:value="-6.421765">
            <text:p>-6,421765</text:p>
          </table:table-cell>
          <table:table-cell table:number-columns-repeated="1019"/>
        </table:table-row>
        <table:table-row table:style-name="ro1">
          <table:table-cell office:value-type="float" office:value="2318.490723">
            <text:p>2318,49072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94143">
            <text:p>0,394143</text:p>
          </table:table-cell>
          <table:table-cell office:value-type="float" office:value="-6.440294">
            <text:p>-6,440294</text:p>
          </table:table-cell>
          <table:table-cell table:number-columns-repeated="1019"/>
        </table:table-row>
        <table:table-row table:style-name="ro1">
          <table:table-cell office:value-type="float" office:value="2318.490723">
            <text:p>2318,49072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94143">
            <text:p>0,394143</text:p>
          </table:table-cell>
          <table:table-cell office:value-type="float" office:value="-6.440294">
            <text:p>-6,440294</text:p>
          </table:table-cell>
          <table:table-cell table:number-columns-repeated="1019"/>
        </table:table-row>
        <table:table-row table:style-name="ro1">
          <table:table-cell office:value-type="float" office:value="2322.165039">
            <text:p>2322,16503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94768">
            <text:p>0,394768</text:p>
          </table:table-cell>
          <table:table-cell office:value-type="float" office:value="-6.459412">
            <text:p>-6,459412</text:p>
          </table:table-cell>
          <table:table-cell table:number-columns-repeated="1019"/>
        </table:table-row>
        <table:table-row table:style-name="ro1">
          <table:table-cell office:value-type="float" office:value="2322.165039">
            <text:p>2322,16503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94768">
            <text:p>0,394768</text:p>
          </table:table-cell>
          <table:table-cell office:value-type="float" office:value="-6.459412">
            <text:p>-6,459412</text:p>
          </table:table-cell>
          <table:table-cell table:number-columns-repeated="1019"/>
        </table:table-row>
        <table:table-row table:style-name="ro1">
          <table:table-cell office:value-type="float" office:value="2322.165039">
            <text:p>2322,16503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94768">
            <text:p>0,394768</text:p>
          </table:table-cell>
          <table:table-cell office:value-type="float" office:value="-6.478529">
            <text:p>-6,478529</text:p>
          </table:table-cell>
          <table:table-cell table:number-columns-repeated="1019"/>
        </table:table-row>
        <table:table-row table:style-name="ro1">
          <table:table-cell office:value-type="float" office:value="2322.165039">
            <text:p>2322,16503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94768">
            <text:p>0,394768</text:p>
          </table:table-cell>
          <table:table-cell office:value-type="float" office:value="-6.478529">
            <text:p>-6,478529</text:p>
          </table:table-cell>
          <table:table-cell table:number-columns-repeated="1019"/>
        </table:table-row>
        <table:table-row table:style-name="ro1">
          <table:table-cell office:value-type="float" office:value="2325.839355">
            <text:p>2325,83935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95393">
            <text:p>0,395393</text:p>
          </table:table-cell>
          <table:table-cell office:value-type="float" office:value="-6.497647">
            <text:p>-6,497647</text:p>
          </table:table-cell>
          <table:table-cell table:number-columns-repeated="1019"/>
        </table:table-row>
        <table:table-row table:style-name="ro1">
          <table:table-cell office:value-type="float" office:value="2325.839355">
            <text:p>2325,83935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95393">
            <text:p>0,395393</text:p>
          </table:table-cell>
          <table:table-cell office:value-type="float" office:value="-6.497647">
            <text:p>-6,497647</text:p>
          </table:table-cell>
          <table:table-cell table:number-columns-repeated="1019"/>
        </table:table-row>
        <table:table-row table:style-name="ro1">
          <table:table-cell office:value-type="float" office:value="2314.816406">
            <text:p>2314,81640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93519">
            <text:p>0,393519</text:p>
          </table:table-cell>
          <table:table-cell office:value-type="float" office:value="-6.516765">
            <text:p>-6,516765</text:p>
          </table:table-cell>
          <table:table-cell table:number-columns-repeated="1019"/>
        </table:table-row>
        <table:table-row table:style-name="ro1">
          <table:table-cell office:value-type="float" office:value="2314.816406">
            <text:p>2314,81640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93519">
            <text:p>0,393519</text:p>
          </table:table-cell>
          <table:table-cell office:value-type="float" office:value="-6.516765">
            <text:p>-6,516765</text:p>
          </table:table-cell>
          <table:table-cell table:number-columns-repeated="1019"/>
        </table:table-row>
        <table:table-row table:style-name="ro1">
          <table:table-cell office:value-type="float" office:value="2329.513672">
            <text:p>2329,51367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96017">
            <text:p>0,396017</text:p>
          </table:table-cell>
          <table:table-cell office:value-type="float" office:value="-6.536765">
            <text:p>-6,536765</text:p>
          </table:table-cell>
          <table:table-cell table:number-columns-repeated="1019"/>
        </table:table-row>
        <table:table-row table:style-name="ro1">
          <table:table-cell office:value-type="float" office:value="2329.513672">
            <text:p>2329,513672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396017">
            <text:p>0,396017</text:p>
          </table:table-cell>
          <table:table-cell office:value-type="float" office:value="-6.536765">
            <text:p>-6,536765</text:p>
          </table:table-cell>
          <table:table-cell table:number-columns-repeated="1019"/>
        </table:table-row>
        <table:table-row table:style-name="ro1">
          <table:table-cell office:value-type="float" office:value="2325.839355">
            <text:p>2325,839355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395393">
            <text:p>0,395393</text:p>
          </table:table-cell>
          <table:table-cell office:value-type="float" office:value="-6.557059">
            <text:p>-6,557059</text:p>
          </table:table-cell>
          <table:table-cell table:number-columns-repeated="1019"/>
        </table:table-row>
        <table:table-row table:style-name="ro1">
          <table:table-cell office:value-type="float" office:value="2325.839355">
            <text:p>2325,83935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95393">
            <text:p>0,395393</text:p>
          </table:table-cell>
          <table:table-cell office:value-type="float" office:value="-6.557059">
            <text:p>-6,557059</text:p>
          </table:table-cell>
          <table:table-cell table:number-columns-repeated="1019"/>
        </table:table-row>
        <table:table-row table:style-name="ro1">
          <table:table-cell office:value-type="float" office:value="2336.862305">
            <text:p>2336,86230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97267">
            <text:p>0,397267</text:p>
          </table:table-cell>
          <table:table-cell office:value-type="float" office:value="-6.575588">
            <text:p>-6,575588</text:p>
          </table:table-cell>
          <table:table-cell table:number-columns-repeated="1019"/>
        </table:table-row>
        <table:table-row table:style-name="ro1">
          <table:table-cell office:value-type="float" office:value="2336.862305">
            <text:p>2336,862305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397267">
            <text:p>0,397267</text:p>
          </table:table-cell>
          <table:table-cell office:value-type="float" office:value="-6.575588">
            <text:p>-6,575588</text:p>
          </table:table-cell>
          <table:table-cell table:number-columns-repeated="1019"/>
        </table:table-row>
        <table:table-row table:style-name="ro1">
          <table:table-cell office:value-type="float" office:value="2333.187988">
            <text:p>2333,187988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396642">
            <text:p>0,396642</text:p>
          </table:table-cell>
          <table:table-cell office:value-type="float" office:value="-6.595">
            <text:p>-6,595</text:p>
          </table:table-cell>
          <table:table-cell table:number-columns-repeated="1019"/>
        </table:table-row>
        <table:table-row table:style-name="ro1">
          <table:table-cell office:value-type="float" office:value="2333.187988">
            <text:p>2333,18798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96642">
            <text:p>0,396642</text:p>
          </table:table-cell>
          <table:table-cell office:value-type="float" office:value="-6.613823">
            <text:p>-6,613823</text:p>
          </table:table-cell>
          <table:table-cell table:number-columns-repeated="1019"/>
        </table:table-row>
        <table:table-row table:style-name="ro1">
          <table:table-cell office:value-type="float" office:value="2340.536621">
            <text:p>2340,53662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97891">
            <text:p>0,397891</text:p>
          </table:table-cell>
          <table:table-cell office:value-type="float" office:value="-6.613823">
            <text:p>-6,613823</text:p>
          </table:table-cell>
          <table:table-cell table:number-columns-repeated="1019"/>
        </table:table-row>
        <table:table-row table:style-name="ro1">
          <table:table-cell office:value-type="float" office:value="2340.536621">
            <text:p>2340,53662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97891">
            <text:p>0,397891</text:p>
          </table:table-cell>
          <table:table-cell office:value-type="float" office:value="-6.633235">
            <text:p>-6,633235</text:p>
          </table:table-cell>
          <table:table-cell table:number-columns-repeated="1019"/>
        </table:table-row>
        <table:table-row table:style-name="ro1">
          <table:table-cell office:value-type="float" office:value="2329.513672">
            <text:p>2329,51367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96017">
            <text:p>0,396017</text:p>
          </table:table-cell>
          <table:table-cell office:value-type="float" office:value="-6.633235">
            <text:p>-6,633235</text:p>
          </table:table-cell>
          <table:table-cell table:number-columns-repeated="1019"/>
        </table:table-row>
        <table:table-row table:style-name="ro1">
          <table:table-cell office:value-type="float" office:value="2333.187988">
            <text:p>2333,18798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396642">
            <text:p>0,396642</text:p>
          </table:table-cell>
          <table:table-cell office:value-type="float" office:value="-6.652353">
            <text:p>-6,652353</text:p>
          </table:table-cell>
          <table:table-cell table:number-columns-repeated="1019"/>
        </table:table-row>
        <table:table-row table:style-name="ro1">
          <table:table-cell office:value-type="float" office:value="2333.187988">
            <text:p>2333,187988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396642">
            <text:p>0,396642</text:p>
          </table:table-cell>
          <table:table-cell office:value-type="float" office:value="-6.652353">
            <text:p>-6,652353</text:p>
          </table:table-cell>
          <table:table-cell table:number-columns-repeated="1019"/>
        </table:table-row>
        <table:table-row table:style-name="ro1">
          <table:table-cell office:value-type="float" office:value="2344.210937">
            <text:p>2344,21093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98516">
            <text:p>0,398516</text:p>
          </table:table-cell>
          <table:table-cell office:value-type="float" office:value="-6.670882">
            <text:p>-6,670882</text:p>
          </table:table-cell>
          <table:table-cell table:number-columns-repeated="1019"/>
        </table:table-row>
        <table:table-row table:style-name="ro1">
          <table:table-cell office:value-type="float" office:value="2344.210937">
            <text:p>2344,210937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98516">
            <text:p>0,398516</text:p>
          </table:table-cell>
          <table:table-cell office:value-type="float" office:value="-6.670882">
            <text:p>-6,670882</text:p>
          </table:table-cell>
          <table:table-cell table:number-columns-repeated="1019"/>
        </table:table-row>
        <table:table-row table:style-name="ro1">
          <table:table-cell office:value-type="float" office:value="2336.862305">
            <text:p>2336,86230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97267">
            <text:p>0,397267</text:p>
          </table:table-cell>
          <table:table-cell office:value-type="float" office:value="-6.690294">
            <text:p>-6,690294</text:p>
          </table:table-cell>
          <table:table-cell table:number-columns-repeated="1019"/>
        </table:table-row>
        <table:table-row table:style-name="ro1">
          <table:table-cell office:value-type="float" office:value="2336.862305">
            <text:p>2336,862305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397267">
            <text:p>0,397267</text:p>
          </table:table-cell>
          <table:table-cell office:value-type="float" office:value="-6.690294">
            <text:p>-6,690294</text:p>
          </table:table-cell>
          <table:table-cell table:number-columns-repeated="1019"/>
        </table:table-row>
        <table:table-row table:style-name="ro1">
          <table:table-cell office:value-type="float" office:value="2344.210937">
            <text:p>2344,21093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98516">
            <text:p>0,398516</text:p>
          </table:table-cell>
          <table:table-cell office:value-type="float" office:value="-6.709706">
            <text:p>-6,709706</text:p>
          </table:table-cell>
          <table:table-cell table:number-columns-repeated="1019"/>
        </table:table-row>
        <table:table-row table:style-name="ro1">
          <table:table-cell office:value-type="float" office:value="2344.210937">
            <text:p>2344,21093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98516">
            <text:p>0,398516</text:p>
          </table:table-cell>
          <table:table-cell office:value-type="float" office:value="-6.709706">
            <text:p>-6,709706</text:p>
          </table:table-cell>
          <table:table-cell table:number-columns-repeated="1019"/>
        </table:table-row>
        <table:table-row table:style-name="ro1">
          <table:table-cell office:value-type="float" office:value="2347.885254">
            <text:p>2347,885254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399141">
            <text:p>0,399141</text:p>
          </table:table-cell>
          <table:table-cell office:value-type="float" office:value="-6.728529">
            <text:p>-6,728529</text:p>
          </table:table-cell>
          <table:table-cell table:number-columns-repeated="1019"/>
        </table:table-row>
        <table:table-row table:style-name="ro1">
          <table:table-cell office:value-type="float" office:value="2347.885254">
            <text:p>2347,88525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99141">
            <text:p>0,399141</text:p>
          </table:table-cell>
          <table:table-cell office:value-type="float" office:value="-6.728529">
            <text:p>-6,728529</text:p>
          </table:table-cell>
          <table:table-cell table:number-columns-repeated="1019"/>
        </table:table-row>
        <table:table-row table:style-name="ro1">
          <table:table-cell office:value-type="float" office:value="2344.210937">
            <text:p>2344,21093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98516">
            <text:p>0,398516</text:p>
          </table:table-cell>
          <table:table-cell office:value-type="float" office:value="-6.747647">
            <text:p>-6,747647</text:p>
          </table:table-cell>
          <table:table-cell table:number-columns-repeated="1019"/>
        </table:table-row>
        <table:table-row table:style-name="ro1">
          <table:table-cell office:value-type="float" office:value="2344.210937">
            <text:p>2344,21093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98516">
            <text:p>0,398516</text:p>
          </table:table-cell>
          <table:table-cell office:value-type="float" office:value="-6.747647">
            <text:p>-6,747647</text:p>
          </table:table-cell>
          <table:table-cell table:number-columns-repeated="1019"/>
        </table:table-row>
        <table:table-row table:style-name="ro1">
          <table:table-cell office:value-type="float" office:value="2347.885254">
            <text:p>2347,88525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99141">
            <text:p>0,399141</text:p>
          </table:table-cell>
          <table:table-cell office:value-type="float" office:value="-6.766765">
            <text:p>-6,766765</text:p>
          </table:table-cell>
          <table:table-cell table:number-columns-repeated="1019"/>
        </table:table-row>
        <table:table-row table:style-name="ro1">
          <table:table-cell office:value-type="float" office:value="2347.885254">
            <text:p>2347,88525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99141">
            <text:p>0,399141</text:p>
          </table:table-cell>
          <table:table-cell office:value-type="float" office:value="-6.766765">
            <text:p>-6,766765</text:p>
          </table:table-cell>
          <table:table-cell table:number-columns-repeated="1019"/>
        </table:table-row>
        <table:table-row table:style-name="ro1">
          <table:table-cell office:value-type="float" office:value="2351.55957">
            <text:p>2351,5595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99765">
            <text:p>0,399765</text:p>
          </table:table-cell>
          <table:table-cell office:value-type="float" office:value="-6.78647">
            <text:p>-6,78647</text:p>
          </table:table-cell>
          <table:table-cell table:number-columns-repeated="1019"/>
        </table:table-row>
        <table:table-row table:style-name="ro1">
          <table:table-cell office:value-type="float" office:value="2351.55957">
            <text:p>2351,5595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99765">
            <text:p>0,399765</text:p>
          </table:table-cell>
          <table:table-cell office:value-type="float" office:value="-6.78647">
            <text:p>-6,78647</text:p>
          </table:table-cell>
          <table:table-cell table:number-columns-repeated="1019"/>
        </table:table-row>
        <table:table-row table:style-name="ro1">
          <table:table-cell office:value-type="float" office:value="2351.55957">
            <text:p>2351,5595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399765">
            <text:p>0,399765</text:p>
          </table:table-cell>
          <table:table-cell office:value-type="float" office:value="-6.80647">
            <text:p>-6,80647</text:p>
          </table:table-cell>
          <table:table-cell table:number-columns-repeated="1019"/>
        </table:table-row>
        <table:table-row table:style-name="ro1">
          <table:table-cell office:value-type="float" office:value="2351.55957">
            <text:p>2351,5595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99765">
            <text:p>0,399765</text:p>
          </table:table-cell>
          <table:table-cell office:value-type="float" office:value="-6.80647">
            <text:p>-6,80647</text:p>
          </table:table-cell>
          <table:table-cell table:number-columns-repeated="1019"/>
        </table:table-row>
        <table:table-row table:style-name="ro1">
          <table:table-cell office:value-type="float" office:value="2351.55957">
            <text:p>2351,559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99765">
            <text:p>0,399765</text:p>
          </table:table-cell>
          <table:table-cell office:value-type="float" office:value="-6.82647">
            <text:p>-6,82647</text:p>
          </table:table-cell>
          <table:table-cell table:number-columns-repeated="1019"/>
        </table:table-row>
        <table:table-row table:style-name="ro1">
          <table:table-cell office:value-type="float" office:value="2351.55957">
            <text:p>2351,5595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99765">
            <text:p>0,399765</text:p>
          </table:table-cell>
          <table:table-cell office:value-type="float" office:value="-6.82647">
            <text:p>-6,82647</text:p>
          </table:table-cell>
          <table:table-cell table:number-columns-repeated="1019"/>
        </table:table-row>
        <table:table-row table:style-name="ro1">
          <table:table-cell office:value-type="float" office:value="925.926636">
            <text:p>925,92663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57408">
            <text:p>0,157408</text:p>
          </table:table-cell>
          <table:table-cell office:value-type="float" office:value="-6.846765">
            <text:p>-6,846765</text:p>
          </table:table-cell>
          <table:table-cell table:number-columns-repeated="1019"/>
        </table:table-row>
        <table:table-row table:style-name="ro1">
          <table:table-cell office:value-type="float" office:value="925.926636">
            <text:p>925,92663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57408">
            <text:p>0,157408</text:p>
          </table:table-cell>
          <table:table-cell office:value-type="float" office:value="-6.846765">
            <text:p>-6,846765</text:p>
          </table:table-cell>
          <table:table-cell table:number-columns-repeated="1019"/>
        </table:table-row>
        <table:table-row table:style-name="ro1">
          <table:table-cell office:value-type="float" office:value="110.229355">
            <text:p>110,22935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8739">
            <text:p>0,018739</text:p>
          </table:table-cell>
          <table:table-cell office:value-type="float" office:value="-6.866765">
            <text:p>-6,866765</text:p>
          </table:table-cell>
          <table:table-cell table:number-columns-repeated="1019"/>
        </table:table-row>
        <table:table-row table:style-name="ro1">
          <table:table-cell office:value-type="float" office:value="110.229355">
            <text:p>110,22935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18739">
            <text:p>0,018739</text:p>
          </table:table-cell>
          <table:table-cell office:value-type="float" office:value="-6.866765">
            <text:p>-6,866765</text:p>
          </table:table-cell>
          <table:table-cell table:number-columns-repeated="1019"/>
        </table:table-row>
        <table:table-row table:style-name="ro1">
          <table:table-cell office:value-type="float" office:value="22.045872">
            <text:p>22,04587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3748">
            <text:p>0,003748</text:p>
          </table:table-cell>
          <table:table-cell office:value-type="float" office:value="-6.887647">
            <text:p>-6,887647</text:p>
          </table:table-cell>
          <table:table-cell table:number-columns-repeated="1019"/>
        </table:table-row>
        <table:table-row table:style-name="ro1">
          <table:table-cell office:value-type="float" office:value="22.045872">
            <text:p>22,04587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3748">
            <text:p>0,003748</text:p>
          </table:table-cell>
          <table:table-cell office:value-type="float" office:value="-6.887647">
            <text:p>-6,887647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6.907059">
            <text:p>-6,907059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6.907059">
            <text:p>-6,907059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6.926471">
            <text:p>-6,926471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6.926471">
            <text:p>-6,926471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6.945">
            <text:p>-6,945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6.945">
            <text:p>-6,945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6.964412">
            <text:p>-6,96441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6.983823">
            <text:p>-6,983823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6.983823">
            <text:p>-6,983823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002647">
            <text:p>-7,002647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001874">
            <text:p>0,001874</text:p>
          </table:table-cell>
          <table:table-cell office:value-type="float" office:value="-7.002647">
            <text:p>-7,002647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7.022059">
            <text:p>-7,022059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7.022059">
            <text:p>-7,022059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7.040883">
            <text:p>-7,040883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040883">
            <text:p>-7,040883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060294">
            <text:p>-7,060294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7.060294">
            <text:p>-7,060294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7.079118">
            <text:p>-7,079118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7.079118">
            <text:p>-7,079118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098235">
            <text:p>-7,098235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7.098235">
            <text:p>-7,098235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7.117059">
            <text:p>-7,117059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7.117059">
            <text:p>-7,117059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7.136177">
            <text:p>-7,136177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7.136177">
            <text:p>-7,136177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7.156177">
            <text:p>-7,156177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7.156177">
            <text:p>-7,156177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176177">
            <text:p>-7,176177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7.176177">
            <text:p>-7,17617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196471">
            <text:p>-7,19647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7.196471">
            <text:p>-7,19647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">
            <text:p>0</text:p>
          </table:table-cell>
          <table:table-cell office:value-type="float" office:value="-7.216471">
            <text:p>-7,21647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">
            <text:p>0</text:p>
          </table:table-cell>
          <table:table-cell office:value-type="float" office:value="-7.216471">
            <text:p>-7,216471</text:p>
          </table:table-cell>
          <table:table-cell table:number-columns-repeated="1019"/>
        </table:table-row>
        <table:table-row table:style-name="ro1">
          <table:table-cell office:value-type="float" office:value="14.697248">
            <text:p>14,69724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2499">
            <text:p>0,002499</text:p>
          </table:table-cell>
          <table:table-cell office:value-type="float" office:value="-7.237059">
            <text:p>-7,237059</text:p>
          </table:table-cell>
          <table:table-cell table:number-columns-repeated="1019"/>
        </table:table-row>
        <table:table-row table:style-name="ro1">
          <table:table-cell office:value-type="float" office:value="14.697248">
            <text:p>14,69724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2499">
            <text:p>0,002499</text:p>
          </table:table-cell>
          <table:table-cell office:value-type="float" office:value="-7.237059">
            <text:p>-7,237059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7.255">
            <text:p>-7,255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7.255">
            <text:p>-7,255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273824">
            <text:p>-7,27382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292941">
            <text:p>-7,29294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7.292941">
            <text:p>-7,29294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">
            <text:p>0</text:p>
          </table:table-cell>
          <table:table-cell office:value-type="float" office:value="-7.312059">
            <text:p>-7,312059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7.312059">
            <text:p>-7,312059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7.331176">
            <text:p>-7,331176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7.331176">
            <text:p>-7,331176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7.350588">
            <text:p>-7,35058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7.350588">
            <text:p>-7,350588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7.369706">
            <text:p>-7,369706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7.369706">
            <text:p>-7,369706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388529">
            <text:p>-7,38852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7.388529">
            <text:p>-7,388529</text:p>
          </table:table-cell>
          <table:table-cell table:number-columns-repeated="1019"/>
        </table:table-row>
        <table:table-row table:style-name="ro1">
          <table:table-cell office:value-type="float" office:value="14.697248">
            <text:p>14,69724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2499">
            <text:p>0,002499</text:p>
          </table:table-cell>
          <table:table-cell office:value-type="float" office:value="-7.408235">
            <text:p>-7,408235</text:p>
          </table:table-cell>
          <table:table-cell table:number-columns-repeated="1019"/>
        </table:table-row>
        <table:table-row table:style-name="ro1">
          <table:table-cell office:value-type="float" office:value="14.697248">
            <text:p>14,697248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02499">
            <text:p>0,002499</text:p>
          </table:table-cell>
          <table:table-cell office:value-type="float" office:value="-7.408235">
            <text:p>-7,408235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427059">
            <text:p>-7,427059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7.427059">
            <text:p>-7,427059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7.445882">
            <text:p>-7,445882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7.445882">
            <text:p>-7,445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465882">
            <text:p>-7,465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7.465882">
            <text:p>-7,465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486471">
            <text:p>-7,48647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486471">
            <text:p>-7,486471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505882">
            <text:p>-7,505882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7.505882">
            <text:p>-7,505882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7.526471">
            <text:p>-7,526471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7.526471">
            <text:p>-7,52647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545">
            <text:p>-7,545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562647">
            <text:p>-7,562647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7.562647">
            <text:p>-7,562647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7.562647">
            <text:p>-7,562647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7.588235">
            <text:p>-7,588235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7.588235">
            <text:p>-7,588235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7.607059">
            <text:p>-7,607059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7.607059">
            <text:p>-7,607059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7.626176">
            <text:p>-7,626176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626176">
            <text:p>-7,626176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646176">
            <text:p>-7,646176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646176">
            <text:p>-7,646176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7.666765">
            <text:p>-7,666765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666765">
            <text:p>-7,666765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7.66853">
            <text:p>-7,66853</text:p>
          </table:table-cell>
          <table:table-cell table:number-columns-repeated="1019"/>
        </table:table-row>
        <table:table-row table:style-name="ro1">
          <table:table-cell office:value-type="float" office:value="3.674312">
            <text:p>3,674312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7.66853">
            <text:p>-7,6685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">
            <text:p>0</text:p>
          </table:table-cell>
          <table:table-cell office:value-type="float" office:value="-7.66853">
            <text:p>-7,6685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">
            <text:p>0</text:p>
          </table:table-cell>
          <table:table-cell office:value-type="float" office:value="-7.66853">
            <text:p>-7,66853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7.668235">
            <text:p>-7,668235</text:p>
          </table:table-cell>
          <table:table-cell table:number-columns-repeated="1019"/>
        </table:table-row>
        <table:table-row table:style-name="ro1">
          <table:table-cell office:value-type="float" office:value="7.348624">
            <text:p>7,34862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7.668235">
            <text:p>-7,668235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7.668235">
            <text:p>-7,668235</text:p>
          </table:table-cell>
          <table:table-cell table:number-columns-repeated="1019"/>
        </table:table-row>
        <table:table-row table:style-name="ro1">
          <table:table-cell office:value-type="float" office:value="11.022936">
            <text:p>11,02293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7.668235">
            <text:p>-7,668235</text:p>
          </table:table-cell>
          <table:table-cell table:number-columns-repeated="1019"/>
        </table:table-row>
        <table:table-row table:style-name="ro1" table:number-rows-repeated="10477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3:29:47.25</dc:date>
    <meta:document-statistic meta:table-count="1" meta:cell-count="4021" meta:object-count="0"/>
    <meta:generator>LibreOffice/4.0.4.2$Windows_x86 LibreOffice_project/9e9821abd0ffdbc09cd8c52eaa574fa09eb08f2</meta:generator>
  </office:meta>
</office:document-meta>
</file>